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453.51pt" svg:height="255.09pt" svg:x="230.17pt" svg:y="2.83pt">
            <draw:object draw:notify-on-update-of-ranges="'sink_1.receiver_i.routed_msg_sub.network'.E1:'sink_1.receiver_i.routed_msg_sub.network'.E1 'sink_1.receiver_i.routed_msg_sub.network'.E2:'sink_1.receiver_i.routed_msg_sub.network'.E208 'sink_1.receiver_i.routed_msg_sub.network'.F1:'sink_1.receiver_i.routed_msg_sub.network'.F1 'sink_1.receiver_i.routed_msg_sub.network'.F2:'sink_1.receiver_i.routed_msg_sub.network'.F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88659.28333" calcext:value-type="float">
            <text:p>1442888659.28333</text:p>
          </table:table-cell>
          <table:table-cell office:value-type="float" office:value="1442888659.28378" calcext:value-type="float">
            <text:p>1442888659.28378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88660.37909" calcext:value-type="float">
            <text:p>1442888660.37909</text:p>
          </table:table-cell>
          <table:table-cell office:value-type="float" office:value="1442888660.37923" calcext:value-type="float">
            <text:p>1442888660.37923</text:p>
          </table:table-cell>
          <table:table-cell office:value-type="float" office:value="65632" calcext:value-type="float">
            <text:p>65632</text:p>
          </table:table-cell>
          <table:table-cell table:formula="of:=[.C3]-[.C$2]" office:value-type="float" office:value="1.09544777870178" calcext:value-type="float">
            <text:p>1.0954477787</text:p>
          </table:table-cell>
          <table:table-cell table:formula="of:=[.D3]/([.E3]-[.E2])" office:value-type="float" office:value="59913.3991378217" calcext:value-type="float">
            <text:p>59913.3991378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88660.57988" calcext:value-type="float">
            <text:p>1442888660.57988</text:p>
          </table:table-cell>
          <table:table-cell office:value-type="float" office:value="1442888660.57998" calcext:value-type="float">
            <text:p>1442888660.57998</text:p>
          </table:table-cell>
          <table:table-cell office:value-type="float" office:value="65632" calcext:value-type="float">
            <text:p>65632</text:p>
          </table:table-cell>
          <table:table-cell table:formula="of:=[.C4]-[.C$2]" office:value-type="float" office:value="1.29619431495667" calcext:value-type="float">
            <text:p>1.296194315</text:p>
          </table:table-cell>
          <table:table-cell table:formula="of:=[.D4]/([.E4]-[.E3])" office:value-type="float" office:value="326939.638533383" calcext:value-type="float">
            <text:p>326939.638533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88660.81034" calcext:value-type="float">
            <text:p>1442888660.81034</text:p>
          </table:table-cell>
          <table:table-cell office:value-type="float" office:value="1442888660.81041" calcext:value-type="float">
            <text:p>1442888660.81041</text:p>
          </table:table-cell>
          <table:table-cell office:value-type="float" office:value="65632" calcext:value-type="float">
            <text:p>65632</text:p>
          </table:table-cell>
          <table:table-cell table:formula="of:=[.C5]-[.C$2]" office:value-type="float" office:value="1.52662706375122" calcext:value-type="float">
            <text:p>1.5266270638</text:p>
          </table:table-cell>
          <table:table-cell table:formula="of:=[.D5]/([.E5]-[.E4])" office:value-type="float" office:value="284820.627030383" calcext:value-type="float">
            <text:p>284820.627030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88661.01176" calcext:value-type="float">
            <text:p>1442888661.01176</text:p>
          </table:table-cell>
          <table:table-cell office:value-type="float" office:value="1442888661.01182" calcext:value-type="float">
            <text:p>1442888661.01182</text:p>
          </table:table-cell>
          <table:table-cell office:value-type="float" office:value="65632" calcext:value-type="float">
            <text:p>65632</text:p>
          </table:table-cell>
          <table:table-cell table:formula="of:=[.C6]-[.C$2]" office:value-type="float" office:value="1.72804093360901" calcext:value-type="float">
            <text:p>1.7280409336</text:p>
          </table:table-cell>
          <table:table-cell table:formula="of:=[.D6]/([.E6]-[.E5])" office:value-type="float" office:value="325856.407239187" calcext:value-type="float">
            <text:p>325856.407239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88661.19339" calcext:value-type="float">
            <text:p>1442888661.19339</text:p>
          </table:table-cell>
          <table:table-cell office:value-type="float" office:value="1442888661.19344" calcext:value-type="float">
            <text:p>1442888661.19344</text:p>
          </table:table-cell>
          <table:table-cell office:value-type="float" office:value="65632" calcext:value-type="float">
            <text:p>65632</text:p>
          </table:table-cell>
          <table:table-cell table:formula="of:=[.C7]-[.C$2]" office:value-type="float" office:value="1.90966057777405" calcext:value-type="float">
            <text:p>1.9096605778</text:p>
          </table:table-cell>
          <table:table-cell table:formula="of:=[.D7]/([.E7]-[.E6])" office:value-type="float" office:value="361370.601190914" calcext:value-type="float">
            <text:p>361370.6011909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88661.37146" calcext:value-type="float">
            <text:p>1442888661.37146</text:p>
          </table:table-cell>
          <table:table-cell office:value-type="float" office:value="1442888661.3715" calcext:value-type="float">
            <text:p>1442888661.3715</text:p>
          </table:table-cell>
          <table:table-cell office:value-type="float" office:value="65632" calcext:value-type="float">
            <text:p>65632</text:p>
          </table:table-cell>
          <table:table-cell table:formula="of:=[.C8]-[.C$2]" office:value-type="float" office:value="2.08771419525146" calcext:value-type="float">
            <text:p>2.0877141953</text:p>
          </table:table-cell>
          <table:table-cell table:formula="of:=[.D8]/([.E8]-[.E7])" office:value-type="float" office:value="368608.068343932" calcext:value-type="float">
            <text:p>368608.068343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88661.48932" calcext:value-type="float">
            <text:p>1442888661.48932</text:p>
          </table:table-cell>
          <table:table-cell office:value-type="float" office:value="1442888661.48937" calcext:value-type="float">
            <text:p>1442888661.48937</text:p>
          </table:table-cell>
          <table:table-cell office:value-type="float" office:value="65632" calcext:value-type="float">
            <text:p>65632</text:p>
          </table:table-cell>
          <table:table-cell table:formula="of:=[.C9]-[.C$2]" office:value-type="float" office:value="2.2055881023407" calcext:value-type="float">
            <text:p>2.2055881023</text:p>
          </table:table-cell>
          <table:table-cell table:formula="of:=[.D9]/([.E9]-[.E8])" office:value-type="float" office:value="556798.375660145" calcext:value-type="float">
            <text:p>556798.375660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88661.58735" calcext:value-type="float">
            <text:p>1442888661.58735</text:p>
          </table:table-cell>
          <table:table-cell office:value-type="float" office:value="1442888661.58739" calcext:value-type="float">
            <text:p>1442888661.58739</text:p>
          </table:table-cell>
          <table:table-cell office:value-type="float" office:value="65632" calcext:value-type="float">
            <text:p>65632</text:p>
          </table:table-cell>
          <table:table-cell table:formula="of:=[.C10]-[.C$2]" office:value-type="float" office:value="2.30360841751099" calcext:value-type="float">
            <text:p>2.3036084175</text:p>
          </table:table-cell>
          <table:table-cell table:formula="of:=[.D10]/([.E10]-[.E9])" office:value-type="float" office:value="669575.484285878" calcext:value-type="float">
            <text:p>669575.4842858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88661.7737" calcext:value-type="float">
            <text:p>1442888661.7737</text:p>
          </table:table-cell>
          <table:table-cell office:value-type="float" office:value="1442888661.77375" calcext:value-type="float">
            <text:p>1442888661.77375</text:p>
          </table:table-cell>
          <table:table-cell office:value-type="float" office:value="65632" calcext:value-type="float">
            <text:p>65632</text:p>
          </table:table-cell>
          <table:table-cell table:formula="of:=[.C11]-[.C$2]" office:value-type="float" office:value="2.48997163772583" calcext:value-type="float">
            <text:p>2.4899716377</text:p>
          </table:table-cell>
          <table:table-cell table:formula="of:=[.D11]/([.E11]-[.E10])" office:value-type="float" office:value="352172.49371597" calcext:value-type="float">
            <text:p>352172.493715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88661.89158" calcext:value-type="float">
            <text:p>1442888661.89158</text:p>
          </table:table-cell>
          <table:table-cell office:value-type="float" office:value="1442888661.89164" calcext:value-type="float">
            <text:p>1442888661.89164</text:p>
          </table:table-cell>
          <table:table-cell office:value-type="float" office:value="65632" calcext:value-type="float">
            <text:p>65632</text:p>
          </table:table-cell>
          <table:table-cell table:formula="of:=[.C12]-[.C$2]" office:value-type="float" office:value="2.60785508155823" calcext:value-type="float">
            <text:p>2.6078550816</text:p>
          </table:table-cell>
          <table:table-cell table:formula="of:=[.D12]/([.E12]-[.E11])" office:value-type="float" office:value="556753.330801171" calcext:value-type="float">
            <text:p>556753.330801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88662.0922" calcext:value-type="float">
            <text:p>1442888662.0922</text:p>
          </table:table-cell>
          <table:table-cell office:value-type="float" office:value="1442888662.09222" calcext:value-type="float">
            <text:p>1442888662.09222</text:p>
          </table:table-cell>
          <table:table-cell office:value-type="float" office:value="65632" calcext:value-type="float">
            <text:p>65632</text:p>
          </table:table-cell>
          <table:table-cell table:formula="of:=[.C13]-[.C$2]" office:value-type="float" office:value="2.80844306945801" calcext:value-type="float">
            <text:p>2.8084430695</text:p>
          </table:table-cell>
          <table:table-cell table:formula="of:=[.D13]/([.E13]-[.E12])" office:value-type="float" office:value="327198.057506772" calcext:value-type="float">
            <text:p>327198.057506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88662.29298" calcext:value-type="float">
            <text:p>1442888662.29298</text:p>
          </table:table-cell>
          <table:table-cell office:value-type="float" office:value="1442888662.29303" calcext:value-type="float">
            <text:p>1442888662.29303</text:p>
          </table:table-cell>
          <table:table-cell office:value-type="float" office:value="65632" calcext:value-type="float">
            <text:p>65632</text:p>
          </table:table-cell>
          <table:table-cell table:formula="of:=[.C14]-[.C$2]" office:value-type="float" office:value="3.00924897193909" calcext:value-type="float">
            <text:p>3.0092489719</text:p>
          </table:table-cell>
          <table:table-cell table:formula="of:=[.D14]/([.E14]-[.E13])" office:value-type="float" office:value="326842.982148815" calcext:value-type="float">
            <text:p>326842.982148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88662.4182" calcext:value-type="float">
            <text:p>1442888662.4182</text:p>
          </table:table-cell>
          <table:table-cell office:value-type="float" office:value="1442888662.41827" calcext:value-type="float">
            <text:p>1442888662.41827</text:p>
          </table:table-cell>
          <table:table-cell office:value-type="float" office:value="65632" calcext:value-type="float">
            <text:p>65632</text:p>
          </table:table-cell>
          <table:table-cell table:formula="of:=[.C15]-[.C$2]" office:value-type="float" office:value="3.13448786735535" calcext:value-type="float">
            <text:p>3.1344878674</text:p>
          </table:table-cell>
          <table:table-cell table:formula="of:=[.D15]/([.E15]-[.E14])" office:value-type="float" office:value="524054.446359154" calcext:value-type="float">
            <text:p>524054.446359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88662.54238" calcext:value-type="float">
            <text:p>1442888662.54238</text:p>
          </table:table-cell>
          <table:table-cell office:value-type="float" office:value="1442888662.54243" calcext:value-type="float">
            <text:p>1442888662.54243</text:p>
          </table:table-cell>
          <table:table-cell office:value-type="float" office:value="65632" calcext:value-type="float">
            <text:p>65632</text:p>
          </table:table-cell>
          <table:table-cell table:formula="of:=[.C16]-[.C$2]" office:value-type="float" office:value="3.25864911079407" calcext:value-type="float">
            <text:p>3.2586491108</text:p>
          </table:table-cell>
          <table:table-cell table:formula="of:=[.D16]/([.E16]-[.E15])" office:value-type="float" office:value="528602.953564914" calcext:value-type="float">
            <text:p>528602.9535649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88662.61937" calcext:value-type="float">
            <text:p>1442888662.61937</text:p>
          </table:table-cell>
          <table:table-cell office:value-type="float" office:value="1442888662.61943" calcext:value-type="float">
            <text:p>1442888662.61943</text:p>
          </table:table-cell>
          <table:table-cell office:value-type="float" office:value="65632" calcext:value-type="float">
            <text:p>65632</text:p>
          </table:table-cell>
          <table:table-cell table:formula="of:=[.C17]-[.C$2]" office:value-type="float" office:value="3.33565330505371" calcext:value-type="float">
            <text:p>3.3356533051</text:p>
          </table:table-cell>
          <table:table-cell table:formula="of:=[.D17]/([.E17]-[.E16])" office:value-type="float" office:value="852317.209874326" calcext:value-type="float">
            <text:p>852317.2098743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88662.7264" calcext:value-type="float">
            <text:p>1442888662.7264</text:p>
          </table:table-cell>
          <table:table-cell office:value-type="float" office:value="1442888662.72645" calcext:value-type="float">
            <text:p>1442888662.72645</text:p>
          </table:table-cell>
          <table:table-cell office:value-type="float" office:value="65632" calcext:value-type="float">
            <text:p>65632</text:p>
          </table:table-cell>
          <table:table-cell table:formula="of:=[.C18]-[.C$2]" office:value-type="float" office:value="3.44266438484192" calcext:value-type="float">
            <text:p>3.4426643848</text:p>
          </table:table-cell>
          <table:table-cell table:formula="of:=[.D18]/([.E18]-[.E17])" office:value-type="float" office:value="613319.668672592" calcext:value-type="float">
            <text:p>613319.6686725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88662.82046" calcext:value-type="float">
            <text:p>1442888662.82046</text:p>
          </table:table-cell>
          <table:table-cell office:value-type="float" office:value="1442888662.82052" calcext:value-type="float">
            <text:p>1442888662.82052</text:p>
          </table:table-cell>
          <table:table-cell office:value-type="float" office:value="65632" calcext:value-type="float">
            <text:p>65632</text:p>
          </table:table-cell>
          <table:table-cell table:formula="of:=[.C19]-[.C$2]" office:value-type="float" office:value="3.53673434257507" calcext:value-type="float">
            <text:p>3.5367343426</text:p>
          </table:table-cell>
          <table:table-cell table:formula="of:=[.D19]/([.E19]-[.E18])" office:value-type="float" office:value="697693.520668698" calcext:value-type="float">
            <text:p>697693.5206686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88662.97602" calcext:value-type="float">
            <text:p>1442888662.97602</text:p>
          </table:table-cell>
          <table:table-cell office:value-type="float" office:value="1442888662.97608" calcext:value-type="float">
            <text:p>1442888662.97608</text:p>
          </table:table-cell>
          <table:table-cell office:value-type="float" office:value="65632" calcext:value-type="float">
            <text:p>65632</text:p>
          </table:table-cell>
          <table:table-cell table:formula="of:=[.C20]-[.C$2]" office:value-type="float" office:value="3.69230246543884" calcext:value-type="float">
            <text:p>3.6923024654</text:p>
          </table:table-cell>
          <table:table-cell table:formula="of:=[.D20]/([.E20]-[.E19])" office:value-type="float" office:value="421885.915904981" calcext:value-type="float">
            <text:p>421885.9159049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88663.09675" calcext:value-type="float">
            <text:p>1442888663.09675</text:p>
          </table:table-cell>
          <table:table-cell office:value-type="float" office:value="1442888663.09679" calcext:value-type="float">
            <text:p>1442888663.09679</text:p>
          </table:table-cell>
          <table:table-cell office:value-type="float" office:value="65632" calcext:value-type="float">
            <text:p>65632</text:p>
          </table:table-cell>
          <table:table-cell table:formula="of:=[.C21]-[.C$2]" office:value-type="float" office:value="3.81301355361938" calcext:value-type="float">
            <text:p>3.8130135536</text:p>
          </table:table-cell>
          <table:table-cell table:formula="of:=[.D21]/([.E21]-[.E20])" office:value-type="float" office:value="543711.443490902" calcext:value-type="float">
            <text:p>543711.4434909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88663.22235" calcext:value-type="float">
            <text:p>1442888663.22235</text:p>
          </table:table-cell>
          <table:table-cell office:value-type="float" office:value="1442888663.22239" calcext:value-type="float">
            <text:p>1442888663.22239</text:p>
          </table:table-cell>
          <table:table-cell office:value-type="float" office:value="65632" calcext:value-type="float">
            <text:p>65632</text:p>
          </table:table-cell>
          <table:table-cell table:formula="of:=[.C22]-[.C$2]" office:value-type="float" office:value="3.93861031532288" calcext:value-type="float">
            <text:p>3.9386103153</text:p>
          </table:table-cell>
          <table:table-cell table:formula="of:=[.D22]/([.E22]-[.E21])" office:value-type="float" office:value="522561.243696267" calcext:value-type="float">
            <text:p>522561.2436962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88663.29769" calcext:value-type="float">
            <text:p>1442888663.29769</text:p>
          </table:table-cell>
          <table:table-cell office:value-type="float" office:value="1442888663.29774" calcext:value-type="float">
            <text:p>1442888663.29774</text:p>
          </table:table-cell>
          <table:table-cell office:value-type="float" office:value="65632" calcext:value-type="float">
            <text:p>65632</text:p>
          </table:table-cell>
          <table:table-cell table:formula="of:=[.C23]-[.C$2]" office:value-type="float" office:value="4.01395988464356" calcext:value-type="float">
            <text:p>4.0139598846</text:p>
          </table:table-cell>
          <table:table-cell table:formula="of:=[.D23]/([.E23]-[.E22])" office:value-type="float" office:value="871033.512091862" calcext:value-type="float">
            <text:p>871033.5120918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88663.42333" calcext:value-type="float">
            <text:p>1442888663.42333</text:p>
          </table:table-cell>
          <table:table-cell office:value-type="float" office:value="1442888663.42337" calcext:value-type="float">
            <text:p>1442888663.42337</text:p>
          </table:table-cell>
          <table:table-cell office:value-type="float" office:value="65632" calcext:value-type="float">
            <text:p>65632</text:p>
          </table:table-cell>
          <table:table-cell table:formula="of:=[.C24]-[.C$2]" office:value-type="float" office:value="4.13959336280823" calcext:value-type="float">
            <text:p>4.1395933628</text:p>
          </table:table-cell>
          <table:table-cell table:formula="of:=[.D24]/([.E24]-[.E23])" office:value-type="float" office:value="522408.52485174" calcext:value-type="float">
            <text:p>522408.524851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88663.55469" calcext:value-type="float">
            <text:p>1442888663.55469</text:p>
          </table:table-cell>
          <table:table-cell office:value-type="float" office:value="1442888663.55473" calcext:value-type="float">
            <text:p>1442888663.55473</text:p>
          </table:table-cell>
          <table:table-cell office:value-type="float" office:value="65632" calcext:value-type="float">
            <text:p>65632</text:p>
          </table:table-cell>
          <table:table-cell table:formula="of:=[.C25]-[.C$2]" office:value-type="float" office:value="4.27094554901123" calcext:value-type="float">
            <text:p>4.270945549</text:p>
          </table:table-cell>
          <table:table-cell table:formula="of:=[.D25]/([.E25]-[.E24])" office:value-type="float" office:value="499664.313912268" calcext:value-type="float">
            <text:p>499664.3139122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88663.6365" calcext:value-type="float">
            <text:p>1442888663.6365</text:p>
          </table:table-cell>
          <table:table-cell office:value-type="float" office:value="1442888663.63657" calcext:value-type="float">
            <text:p>1442888663.63657</text:p>
          </table:table-cell>
          <table:table-cell office:value-type="float" office:value="65632" calcext:value-type="float">
            <text:p>65632</text:p>
          </table:table-cell>
          <table:table-cell table:formula="of:=[.C26]-[.C$2]" office:value-type="float" office:value="4.35279130935669" calcext:value-type="float">
            <text:p>4.3527913094</text:p>
          </table:table-cell>
          <table:table-cell table:formula="of:=[.D26]/([.E26]-[.E25])" office:value-type="float" office:value="801898.592217568" calcext:value-type="float">
            <text:p>801898.5922175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88663.82518" calcext:value-type="float">
            <text:p>1442888663.82518</text:p>
          </table:table-cell>
          <table:table-cell office:value-type="float" office:value="1442888663.82522" calcext:value-type="float">
            <text:p>1442888663.82522</text:p>
          </table:table-cell>
          <table:table-cell office:value-type="float" office:value="65632" calcext:value-type="float">
            <text:p>65632</text:p>
          </table:table-cell>
          <table:table-cell table:formula="of:=[.C27]-[.C$2]" office:value-type="float" office:value="4.54143929481506" calcext:value-type="float">
            <text:p>4.5414392948</text:p>
          </table:table-cell>
          <table:table-cell table:formula="of:=[.D27]/([.E27]-[.E26])" office:value-type="float" office:value="347907.240252412" calcext:value-type="float">
            <text:p>347907.2402524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88663.89883" calcext:value-type="float">
            <text:p>1442888663.89883</text:p>
          </table:table-cell>
          <table:table-cell office:value-type="float" office:value="1442888663.89887" calcext:value-type="float">
            <text:p>1442888663.89887</text:p>
          </table:table-cell>
          <table:table-cell office:value-type="float" office:value="65632" calcext:value-type="float">
            <text:p>65632</text:p>
          </table:table-cell>
          <table:table-cell table:formula="of:=[.C28]-[.C$2]" office:value-type="float" office:value="4.61508846282959" calcext:value-type="float">
            <text:p>4.6150884628</text:p>
          </table:table-cell>
          <table:table-cell table:formula="of:=[.D28]/([.E28]-[.E27])" office:value-type="float" office:value="891143.807450139" calcext:value-type="float">
            <text:p>891143.8074501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88664.02627" calcext:value-type="float">
            <text:p>1442888664.02627</text:p>
          </table:table-cell>
          <table:table-cell office:value-type="float" office:value="1442888664.02632" calcext:value-type="float">
            <text:p>1442888664.02632</text:p>
          </table:table-cell>
          <table:table-cell office:value-type="float" office:value="65632" calcext:value-type="float">
            <text:p>65632</text:p>
          </table:table-cell>
          <table:table-cell table:formula="of:=[.C29]-[.C$2]" office:value-type="float" office:value="4.74253654479981" calcext:value-type="float">
            <text:p>4.7425365448</text:p>
          </table:table-cell>
          <table:table-cell table:formula="of:=[.D29]/([.E29]-[.E28])" office:value-type="float" office:value="514970.480413652" calcext:value-type="float">
            <text:p>514970.4804136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88664.22746" calcext:value-type="float">
            <text:p>1442888664.22746</text:p>
          </table:table-cell>
          <table:table-cell office:value-type="float" office:value="1442888664.2275" calcext:value-type="float">
            <text:p>1442888664.2275</text:p>
          </table:table-cell>
          <table:table-cell office:value-type="float" office:value="65632" calcext:value-type="float">
            <text:p>65632</text:p>
          </table:table-cell>
          <table:table-cell table:formula="of:=[.C30]-[.C$2]" office:value-type="float" office:value="4.94372224807739" calcext:value-type="float">
            <text:p>4.9437222481</text:p>
          </table:table-cell>
          <table:table-cell table:formula="of:=[.D30]/([.E30]-[.E29])" office:value-type="float" office:value="326225.9640261" calcext:value-type="float">
            <text:p>326225.96402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88664.42853" calcext:value-type="float">
            <text:p>1442888664.42853</text:p>
          </table:table-cell>
          <table:table-cell office:value-type="float" office:value="1442888664.4286" calcext:value-type="float">
            <text:p>1442888664.4286</text:p>
          </table:table-cell>
          <table:table-cell office:value-type="float" office:value="65632" calcext:value-type="float">
            <text:p>65632</text:p>
          </table:table-cell>
          <table:table-cell table:formula="of:=[.C31]-[.C$2]" office:value-type="float" office:value="5.14481568336487" calcext:value-type="float">
            <text:p>5.1448156834</text:p>
          </table:table-cell>
          <table:table-cell table:formula="of:=[.D31]/([.E31]-[.E30])" office:value-type="float" office:value="326375.646754331" calcext:value-type="float">
            <text:p>326375.646754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88664.5598" calcext:value-type="float">
            <text:p>1442888664.5598</text:p>
          </table:table-cell>
          <table:table-cell office:value-type="float" office:value="1442888664.55984" calcext:value-type="float">
            <text:p>1442888664.55984</text:p>
          </table:table-cell>
          <table:table-cell office:value-type="float" office:value="65632" calcext:value-type="float">
            <text:p>65632</text:p>
          </table:table-cell>
          <table:table-cell table:formula="of:=[.C32]-[.C$2]" office:value-type="float" office:value="5.27605795860291" calcext:value-type="float">
            <text:p>5.2760579586</text:p>
          </table:table-cell>
          <table:table-cell table:formula="of:=[.D32]/([.E32]-[.E31])" office:value-type="float" office:value="500082.765869166" calcext:value-type="float">
            <text:p>500082.7658691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88664.76094" calcext:value-type="float">
            <text:p>1442888664.76094</text:p>
          </table:table-cell>
          <table:table-cell office:value-type="float" office:value="1442888664.76101" calcext:value-type="float">
            <text:p>1442888664.76101</text:p>
          </table:table-cell>
          <table:table-cell office:value-type="float" office:value="65632" calcext:value-type="float">
            <text:p>65632</text:p>
          </table:table-cell>
          <table:table-cell table:formula="of:=[.C33]-[.C$2]" office:value-type="float" office:value="5.47722911834717" calcext:value-type="float">
            <text:p>5.4772291183</text:p>
          </table:table-cell>
          <table:table-cell table:formula="of:=[.D33]/([.E33]-[.E32])" office:value-type="float" office:value="326249.548312165" calcext:value-type="float">
            <text:p>326249.5483121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88664.9028" calcext:value-type="float">
            <text:p>1442888664.9028</text:p>
          </table:table-cell>
          <table:table-cell office:value-type="float" office:value="1442888664.90284" calcext:value-type="float">
            <text:p>1442888664.90284</text:p>
          </table:table-cell>
          <table:table-cell office:value-type="float" office:value="65632" calcext:value-type="float">
            <text:p>65632</text:p>
          </table:table-cell>
          <table:table-cell table:formula="of:=[.C34]-[.C$2]" office:value-type="float" office:value="5.61906242370606" calcext:value-type="float">
            <text:p>5.6190624237</text:p>
          </table:table-cell>
          <table:table-cell table:formula="of:=[.D34]/([.E34]-[.E33])" office:value-type="float" office:value="462740.39679135" calcext:value-type="float">
            <text:p>462740.396791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88665.03176" calcext:value-type="float">
            <text:p>1442888665.03176</text:p>
          </table:table-cell>
          <table:table-cell office:value-type="float" office:value="1442888665.03182" calcext:value-type="float">
            <text:p>1442888665.03182</text:p>
          </table:table-cell>
          <table:table-cell office:value-type="float" office:value="65632" calcext:value-type="float">
            <text:p>65632</text:p>
          </table:table-cell>
          <table:table-cell table:formula="of:=[.C35]-[.C$2]" office:value-type="float" office:value="5.74804306030273" calcext:value-type="float">
            <text:p>5.7480430603</text:p>
          </table:table-cell>
          <table:table-cell table:formula="of:=[.D35]/([.E35]-[.E34])" office:value-type="float" office:value="508851.574405158" calcext:value-type="float">
            <text:p>508851.5744051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88665.16299" calcext:value-type="float">
            <text:p>1442888665.16299</text:p>
          </table:table-cell>
          <table:table-cell office:value-type="float" office:value="1442888665.16306" calcext:value-type="float">
            <text:p>1442888665.16306</text:p>
          </table:table-cell>
          <table:table-cell office:value-type="float" office:value="65632" calcext:value-type="float">
            <text:p>65632</text:p>
          </table:table-cell>
          <table:table-cell table:formula="of:=[.C36]-[.C$2]" office:value-type="float" office:value="5.87928032875061" calcext:value-type="float">
            <text:p>5.8792803288</text:p>
          </table:table-cell>
          <table:table-cell table:formula="of:=[.D36]/([.E36]-[.E35])" office:value-type="float" office:value="500101.84436342" calcext:value-type="float">
            <text:p>500101.844363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88665.3639" calcext:value-type="float">
            <text:p>1442888665.3639</text:p>
          </table:table-cell>
          <table:table-cell office:value-type="float" office:value="1442888665.36402" calcext:value-type="float">
            <text:p>1442888665.36402</text:p>
          </table:table-cell>
          <table:table-cell office:value-type="float" office:value="65632" calcext:value-type="float">
            <text:p>65632</text:p>
          </table:table-cell>
          <table:table-cell table:formula="of:=[.C37]-[.C$2]" office:value-type="float" office:value="6.08023405075073" calcext:value-type="float">
            <text:p>6.0802340508</text:p>
          </table:table-cell>
          <table:table-cell table:formula="of:=[.D37]/([.E37]-[.E36])" office:value-type="float" office:value="326602.559767269" calcext:value-type="float">
            <text:p>326602.5597672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88665.50585" calcext:value-type="float">
            <text:p>1442888665.50585</text:p>
          </table:table-cell>
          <table:table-cell office:value-type="float" office:value="1442888665.5059" calcext:value-type="float">
            <text:p>1442888665.5059</text:p>
          </table:table-cell>
          <table:table-cell office:value-type="float" office:value="65632" calcext:value-type="float">
            <text:p>65632</text:p>
          </table:table-cell>
          <table:table-cell table:formula="of:=[.C38]-[.C$2]" office:value-type="float" office:value="6.2221143245697" calcext:value-type="float">
            <text:p>6.2221143246</text:p>
          </table:table-cell>
          <table:table-cell table:formula="of:=[.D38]/([.E38]-[.E37])" office:value-type="float" office:value="462587.209859366" calcext:value-type="float">
            <text:p>462587.2098593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88665.70699" calcext:value-type="float">
            <text:p>1442888665.70699</text:p>
          </table:table-cell>
          <table:table-cell office:value-type="float" office:value="1442888665.70704" calcext:value-type="float">
            <text:p>1442888665.70704</text:p>
          </table:table-cell>
          <table:table-cell office:value-type="float" office:value="65632" calcext:value-type="float">
            <text:p>65632</text:p>
          </table:table-cell>
          <table:table-cell table:formula="of:=[.C39]-[.C$2]" office:value-type="float" office:value="6.42325401306152" calcext:value-type="float">
            <text:p>6.4232540131</text:p>
          </table:table-cell>
          <table:table-cell table:formula="of:=[.D39]/([.E39]-[.E38])" office:value-type="float" office:value="326300.594835955" calcext:value-type="float">
            <text:p>326300.5948359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88665.90812" calcext:value-type="float">
            <text:p>1442888665.90812</text:p>
          </table:table-cell>
          <table:table-cell office:value-type="float" office:value="1442888665.90818" calcext:value-type="float">
            <text:p>1442888665.90818</text:p>
          </table:table-cell>
          <table:table-cell office:value-type="float" office:value="65632" calcext:value-type="float">
            <text:p>65632</text:p>
          </table:table-cell>
          <table:table-cell table:formula="of:=[.C40]-[.C$2]" office:value-type="float" office:value="6.62439942359924" calcext:value-type="float">
            <text:p>6.6243994236</text:p>
          </table:table-cell>
          <table:table-cell table:formula="of:=[.D40]/([.E40]-[.E39])" office:value-type="float" office:value="326291.3124617" calcext:value-type="float">
            <text:p>326291.31246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88666.10849" calcext:value-type="float">
            <text:p>1442888666.10849</text:p>
          </table:table-cell>
          <table:table-cell office:value-type="float" office:value="1442888666.10852" calcext:value-type="float">
            <text:p>1442888666.10852</text:p>
          </table:table-cell>
          <table:table-cell office:value-type="float" office:value="65632" calcext:value-type="float">
            <text:p>65632</text:p>
          </table:table-cell>
          <table:table-cell table:formula="of:=[.C41]-[.C$2]" office:value-type="float" office:value="6.82473850250244" calcext:value-type="float">
            <text:p>6.8247385025</text:p>
          </table:table-cell>
          <table:table-cell table:formula="of:=[.D41]/([.E41]-[.E40])" office:value-type="float" office:value="327604.580989976" calcext:value-type="float">
            <text:p>327604.580989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88666.30937" calcext:value-type="float">
            <text:p>1442888666.30937</text:p>
          </table:table-cell>
          <table:table-cell office:value-type="float" office:value="1442888666.3094" calcext:value-type="float">
            <text:p>1442888666.3094</text:p>
          </table:table-cell>
          <table:table-cell office:value-type="float" office:value="65632" calcext:value-type="float">
            <text:p>65632</text:p>
          </table:table-cell>
          <table:table-cell table:formula="of:=[.C42]-[.C$2]" office:value-type="float" office:value="7.02561497688293" calcext:value-type="float">
            <text:p>7.0256149769</text:p>
          </table:table-cell>
          <table:table-cell table:formula="of:=[.D42]/([.E42]-[.E41])" office:value-type="float" office:value="326728.155710669" calcext:value-type="float">
            <text:p>326728.1557106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88666.51036" calcext:value-type="float">
            <text:p>1442888666.51036</text:p>
          </table:table-cell>
          <table:table-cell office:value-type="float" office:value="1442888666.5104" calcext:value-type="float">
            <text:p>1442888666.5104</text:p>
          </table:table-cell>
          <table:table-cell office:value-type="float" office:value="65632" calcext:value-type="float">
            <text:p>65632</text:p>
          </table:table-cell>
          <table:table-cell table:formula="of:=[.C43]-[.C$2]" office:value-type="float" office:value="7.22661995887756" calcext:value-type="float">
            <text:p>7.2266199589</text:p>
          </table:table-cell>
          <table:table-cell table:formula="of:=[.D43]/([.E43]-[.E42])" office:value-type="float" office:value="326519.270063434" calcext:value-type="float">
            <text:p>326519.2700634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88666.63872" calcext:value-type="float">
            <text:p>1442888666.63872</text:p>
          </table:table-cell>
          <table:table-cell office:value-type="float" office:value="1442888666.63876" calcext:value-type="float">
            <text:p>1442888666.63876</text:p>
          </table:table-cell>
          <table:table-cell office:value-type="float" office:value="65632" calcext:value-type="float">
            <text:p>65632</text:p>
          </table:table-cell>
          <table:table-cell table:formula="of:=[.C44]-[.C$2]" office:value-type="float" office:value="7.35497426986694" calcext:value-type="float">
            <text:p>7.3549742699</text:p>
          </table:table-cell>
          <table:table-cell table:formula="of:=[.D44]/([.E44]-[.E43])" office:value-type="float" office:value="511334.597911795" calcext:value-type="float">
            <text:p>511334.5979117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88666.83972" calcext:value-type="float">
            <text:p>1442888666.83972</text:p>
          </table:table-cell>
          <table:table-cell office:value-type="float" office:value="1442888666.83977" calcext:value-type="float">
            <text:p>1442888666.83977</text:p>
          </table:table-cell>
          <table:table-cell office:value-type="float" office:value="65632" calcext:value-type="float">
            <text:p>65632</text:p>
          </table:table-cell>
          <table:table-cell table:formula="of:=[.C45]-[.C$2]" office:value-type="float" office:value="7.55598783493042" calcext:value-type="float">
            <text:p>7.5559878349</text:p>
          </table:table-cell>
          <table:table-cell table:formula="of:=[.D45]/([.E45]-[.E44])" office:value-type="float" office:value="326505.328032337" calcext:value-type="float">
            <text:p>326505.3280323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88667.04094" calcext:value-type="float">
            <text:p>1442888667.04094</text:p>
          </table:table-cell>
          <table:table-cell office:value-type="float" office:value="1442888667.04101" calcext:value-type="float">
            <text:p>1442888667.04101</text:p>
          </table:table-cell>
          <table:table-cell office:value-type="float" office:value="65632" calcext:value-type="float">
            <text:p>65632</text:p>
          </table:table-cell>
          <table:table-cell table:formula="of:=[.C46]-[.C$2]" office:value-type="float" office:value="7.75722646713257" calcext:value-type="float">
            <text:p>7.7572264671</text:p>
          </table:table-cell>
          <table:table-cell table:formula="of:=[.D46]/([.E46]-[.E45])" office:value-type="float" office:value="326140.161467959" calcext:value-type="float">
            <text:p>326140.1614679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88667.24213" calcext:value-type="float">
            <text:p>1442888667.24213</text:p>
          </table:table-cell>
          <table:table-cell office:value-type="float" office:value="1442888670.02757" calcext:value-type="float">
            <text:p>1442888670.02757</text:p>
          </table:table-cell>
          <table:table-cell office:value-type="float" office:value="65632" calcext:value-type="float">
            <text:p>65632</text:p>
          </table:table-cell>
          <table:table-cell table:formula="of:=[.C47]-[.C$2]" office:value-type="float" office:value="10.7437875270844" calcext:value-type="float">
            <text:p>10.7437875271</text:p>
          </table:table-cell>
          <table:table-cell table:formula="of:=[.D47]/([.E47]-[.E46])" office:value-type="float" office:value="21975.7770500964" calcext:value-type="float">
            <text:p>21975.77705009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88667.44321" calcext:value-type="float">
            <text:p>1442888667.44321</text:p>
          </table:table-cell>
          <table:table-cell office:value-type="float" office:value="1442888670.05516" calcext:value-type="float">
            <text:p>1442888670.05516</text:p>
          </table:table-cell>
          <table:table-cell office:value-type="float" office:value="65632" calcext:value-type="float">
            <text:p>65632</text:p>
          </table:table-cell>
          <table:table-cell table:formula="of:=[.C48]-[.C$2]" office:value-type="float" office:value="10.7713828086853" calcext:value-type="float">
            <text:p>10.7713828087</text:p>
          </table:table-cell>
          <table:table-cell table:formula="of:=[.D48]/([.E48]-[.E47])" office:value-type="float" office:value="2378377.6135749" calcext:value-type="float">
            <text:p>2378377.61357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88667.64414" calcext:value-type="float">
            <text:p>1442888667.64414</text:p>
          </table:table-cell>
          <table:table-cell office:value-type="float" office:value="1442888670.08275" calcext:value-type="float">
            <text:p>1442888670.08275</text:p>
          </table:table-cell>
          <table:table-cell office:value-type="float" office:value="65632" calcext:value-type="float">
            <text:p>65632</text:p>
          </table:table-cell>
          <table:table-cell table:formula="of:=[.C49]-[.C$2]" office:value-type="float" office:value="10.7989678382874" calcext:value-type="float">
            <text:p>10.7989678383</text:p>
          </table:table-cell>
          <table:table-cell table:formula="of:=[.D49]/([.E49]-[.E48])" office:value-type="float" office:value="2379261.53956785" calcext:value-type="float">
            <text:p>2379261.539567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88667.77608" calcext:value-type="float">
            <text:p>1442888667.77608</text:p>
          </table:table-cell>
          <table:table-cell office:value-type="float" office:value="1442888670.11029" calcext:value-type="float">
            <text:p>1442888670.11029</text:p>
          </table:table-cell>
          <table:table-cell office:value-type="float" office:value="65632" calcext:value-type="float">
            <text:p>65632</text:p>
          </table:table-cell>
          <table:table-cell table:formula="of:=[.C50]-[.C$2]" office:value-type="float" office:value="10.8265089988709" calcext:value-type="float">
            <text:p>10.8265089989</text:p>
          </table:table-cell>
          <table:table-cell table:formula="of:=[.D50]/([.E50]-[.E49])" office:value-type="float" office:value="2383051.35330171" calcext:value-type="float">
            <text:p>2383051.353301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88667.97704" calcext:value-type="float">
            <text:p>1442888667.97704</text:p>
          </table:table-cell>
          <table:table-cell office:value-type="float" office:value="1442888670.13783" calcext:value-type="float">
            <text:p>1442888670.13783</text:p>
          </table:table-cell>
          <table:table-cell office:value-type="float" office:value="65632" calcext:value-type="float">
            <text:p>65632</text:p>
          </table:table-cell>
          <table:table-cell table:formula="of:=[.C51]-[.C$2]" office:value-type="float" office:value="10.8540453910828" calcext:value-type="float">
            <text:p>10.8540453911</text:p>
          </table:table-cell>
          <table:table-cell table:formula="of:=[.D51]/([.E51]-[.E50])" office:value-type="float" office:value="2383464.01717808" calcext:value-type="float">
            <text:p>2383464.017178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88668.1778" calcext:value-type="float">
            <text:p>1442888668.1778</text:p>
          </table:table-cell>
          <table:table-cell office:value-type="float" office:value="1442888670.16537" calcext:value-type="float">
            <text:p>1442888670.16537</text:p>
          </table:table-cell>
          <table:table-cell office:value-type="float" office:value="65632" calcext:value-type="float">
            <text:p>65632</text:p>
          </table:table-cell>
          <table:table-cell table:formula="of:=[.C52]-[.C$2]" office:value-type="float" office:value="10.8815841674805" calcext:value-type="float">
            <text:p>10.8815841675</text:p>
          </table:table-cell>
          <table:table-cell table:formula="of:=[.D52]/([.E52]-[.E51])" office:value-type="float" office:value="2383257.66737659" calcext:value-type="float">
            <text:p>2383257.667376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88668.3187" calcext:value-type="float">
            <text:p>1442888668.3187</text:p>
          </table:table-cell>
          <table:table-cell office:value-type="float" office:value="1442888670.19289" calcext:value-type="float">
            <text:p>1442888670.19289</text:p>
          </table:table-cell>
          <table:table-cell office:value-type="float" office:value="65632" calcext:value-type="float">
            <text:p>65632</text:p>
          </table:table-cell>
          <table:table-cell table:formula="of:=[.C53]-[.C$2]" office:value-type="float" office:value="10.9091045856476" calcext:value-type="float">
            <text:p>10.9091045856</text:p>
          </table:table-cell>
          <table:table-cell table:formula="of:=[.D53]/([.E53]-[.E52])" office:value-type="float" office:value="2384847.48311083" calcext:value-type="float">
            <text:p>2384847.483110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88668.51965" calcext:value-type="float">
            <text:p>1442888668.51965</text:p>
          </table:table-cell>
          <table:table-cell office:value-type="float" office:value="1442888670.22043" calcext:value-type="float">
            <text:p>1442888670.22043</text:p>
          </table:table-cell>
          <table:table-cell office:value-type="float" office:value="65632" calcext:value-type="float">
            <text:p>65632</text:p>
          </table:table-cell>
          <table:table-cell table:formula="of:=[.C54]-[.C$2]" office:value-type="float" office:value="10.9366500377655" calcext:value-type="float">
            <text:p>10.9366500378</text:p>
          </table:table-cell>
          <table:table-cell table:formula="of:=[.D54]/([.E54]-[.E53])" office:value-type="float" office:value="2382680.07796839" calcext:value-type="float">
            <text:p>2382680.077968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88668.7206" calcext:value-type="float">
            <text:p>1442888668.7206</text:p>
          </table:table-cell>
          <table:table-cell office:value-type="float" office:value="1442888670.248" calcext:value-type="float">
            <text:p>1442888670.248</text:p>
          </table:table-cell>
          <table:table-cell office:value-type="float" office:value="65632" calcext:value-type="float">
            <text:p>65632</text:p>
          </table:table-cell>
          <table:table-cell table:formula="of:=[.C55]-[.C$2]" office:value-type="float" office:value="10.9642159938812" calcext:value-type="float">
            <text:p>10.9642159939</text:p>
          </table:table-cell>
          <table:table-cell table:formula="of:=[.D55]/([.E55]-[.E54])" office:value-type="float" office:value="2380907.80252551" calcext:value-type="float">
            <text:p>2380907.802525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88668.92158" calcext:value-type="float">
            <text:p>1442888668.92158</text:p>
          </table:table-cell>
          <table:table-cell office:value-type="float" office:value="1442888670.27553" calcext:value-type="float">
            <text:p>1442888670.27553</text:p>
          </table:table-cell>
          <table:table-cell office:value-type="float" office:value="65632" calcext:value-type="float">
            <text:p>65632</text:p>
          </table:table-cell>
          <table:table-cell table:formula="of:=[.C56]-[.C$2]" office:value-type="float" office:value="10.9917500019073" calcext:value-type="float">
            <text:p>10.9917500019</text:p>
          </table:table-cell>
          <table:table-cell table:formula="of:=[.D56]/([.E56]-[.E55])" office:value-type="float" office:value="2383670.40271548" calcext:value-type="float">
            <text:p>2383670.402715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88669.12264" calcext:value-type="float">
            <text:p>1442888669.12264</text:p>
          </table:table-cell>
          <table:table-cell office:value-type="float" office:value="1442888670.30305" calcext:value-type="float">
            <text:p>1442888670.30305</text:p>
          </table:table-cell>
          <table:table-cell office:value-type="float" office:value="65632" calcext:value-type="float">
            <text:p>65632</text:p>
          </table:table-cell>
          <table:table-cell table:formula="of:=[.C57]-[.C$2]" office:value-type="float" office:value="11.0192725658417" calcext:value-type="float">
            <text:p>11.0192725658</text:p>
          </table:table-cell>
          <table:table-cell table:formula="of:=[.D57]/([.E57]-[.E56])" office:value-type="float" office:value="2384661.55103172" calcext:value-type="float">
            <text:p>2384661.551031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88669.32381" calcext:value-type="float">
            <text:p>1442888669.32381</text:p>
          </table:table-cell>
          <table:table-cell office:value-type="float" office:value="1442888670.33062" calcext:value-type="float">
            <text:p>1442888670.33062</text:p>
          </table:table-cell>
          <table:table-cell office:value-type="float" office:value="65632" calcext:value-type="float">
            <text:p>65632</text:p>
          </table:table-cell>
          <table:table-cell table:formula="of:=[.C58]-[.C$2]" office:value-type="float" office:value="11.046834230423" calcext:value-type="float">
            <text:p>11.0468342304</text:p>
          </table:table-cell>
          <table:table-cell table:formula="of:=[.D58]/([.E58]-[.E57])" office:value-type="float" office:value="2381278.52570025" calcext:value-type="float">
            <text:p>2381278.525700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88669.45275" calcext:value-type="float">
            <text:p>1442888669.45275</text:p>
          </table:table-cell>
          <table:table-cell office:value-type="float" office:value="1442888670.35816" calcext:value-type="float">
            <text:p>1442888670.35816</text:p>
          </table:table-cell>
          <table:table-cell office:value-type="float" office:value="65632" calcext:value-type="float">
            <text:p>65632</text:p>
          </table:table-cell>
          <table:table-cell table:formula="of:=[.C59]-[.C$2]" office:value-type="float" office:value="11.074383020401" calcext:value-type="float">
            <text:p>11.0743830204</text:p>
          </table:table-cell>
          <table:table-cell table:formula="of:=[.D59]/([.E59]-[.E58])" office:value-type="float" office:value="2382391.38823692" calcext:value-type="float">
            <text:p>2382391.388236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88669.58466" calcext:value-type="float">
            <text:p>1442888669.58466</text:p>
          </table:table-cell>
          <table:table-cell office:value-type="float" office:value="1442888670.3857" calcext:value-type="float">
            <text:p>1442888670.3857</text:p>
          </table:table-cell>
          <table:table-cell office:value-type="float" office:value="65632" calcext:value-type="float">
            <text:p>65632</text:p>
          </table:table-cell>
          <table:table-cell table:formula="of:=[.C60]-[.C$2]" office:value-type="float" office:value="11.1019215583801" calcext:value-type="float">
            <text:p>11.1019215584</text:p>
          </table:table-cell>
          <table:table-cell table:formula="of:=[.D60]/([.E60]-[.E59])" office:value-type="float" office:value="2383278.30074889" calcext:value-type="float">
            <text:p>2383278.300748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88669.7259" calcext:value-type="float">
            <text:p>1442888669.7259</text:p>
          </table:table-cell>
          <table:table-cell office:value-type="float" office:value="1442888670.41321" calcext:value-type="float">
            <text:p>1442888670.41321</text:p>
          </table:table-cell>
          <table:table-cell office:value-type="float" office:value="65632" calcext:value-type="float">
            <text:p>65632</text:p>
          </table:table-cell>
          <table:table-cell table:formula="of:=[.C61]-[.C$2]" office:value-type="float" office:value="11.1294314861298" calcext:value-type="float">
            <text:p>11.1294314861</text:p>
          </table:table-cell>
          <table:table-cell table:formula="of:=[.D61]/([.E61]-[.E60])" office:value-type="float" office:value="2385756.90191966" calcext:value-type="float">
            <text:p>2385756.901919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88669.85503" calcext:value-type="float">
            <text:p>1442888669.85503</text:p>
          </table:table-cell>
          <table:table-cell office:value-type="float" office:value="1442888670.44073" calcext:value-type="float">
            <text:p>1442888670.44073</text:p>
          </table:table-cell>
          <table:table-cell office:value-type="float" office:value="65632" calcext:value-type="float">
            <text:p>65632</text:p>
          </table:table-cell>
          <table:table-cell table:formula="of:=[.C62]-[.C$2]" office:value-type="float" office:value="11.1569440364838" calcext:value-type="float">
            <text:p>11.1569440365</text:p>
          </table:table-cell>
          <table:table-cell table:formula="of:=[.D62]/([.E62]-[.E61])" office:value-type="float" office:value="2385529.48220042" calcext:value-type="float">
            <text:p>2385529.482200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88669.9866" calcext:value-type="float">
            <text:p>1442888669.9866</text:p>
          </table:table-cell>
          <table:table-cell office:value-type="float" office:value="1442888670.46821" calcext:value-type="float">
            <text:p>1442888670.46821</text:p>
          </table:table-cell>
          <table:table-cell office:value-type="float" office:value="65632" calcext:value-type="float">
            <text:p>65632</text:p>
          </table:table-cell>
          <table:table-cell table:formula="of:=[.C63]-[.C$2]" office:value-type="float" office:value="11.1844305992126" calcext:value-type="float">
            <text:p>11.1844305992</text:p>
          </table:table-cell>
          <table:table-cell table:formula="of:=[.D63]/([.E63]-[.E62])" office:value-type="float" office:value="2387784.9204854" calcext:value-type="float">
            <text:p>2387784.92048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88670.12814" calcext:value-type="float">
            <text:p>1442888670.12814</text:p>
          </table:table-cell>
          <table:table-cell office:value-type="float" office:value="1442888670.4957" calcext:value-type="float">
            <text:p>1442888670.4957</text:p>
          </table:table-cell>
          <table:table-cell office:value-type="float" office:value="65632" calcext:value-type="float">
            <text:p>65632</text:p>
          </table:table-cell>
          <table:table-cell table:formula="of:=[.C64]-[.C$2]" office:value-type="float" office:value="11.2119200229645" calcext:value-type="float">
            <text:p>11.211920023</text:p>
          </table:table-cell>
          <table:table-cell table:formula="of:=[.D64]/([.E64]-[.E63])" office:value-type="float" office:value="2387536.40645626" calcext:value-type="float">
            <text:p>2387536.406456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88670.2704" calcext:value-type="float">
            <text:p>1442888670.2704</text:p>
          </table:table-cell>
          <table:table-cell office:value-type="float" office:value="1442888670.52318" calcext:value-type="float">
            <text:p>1442888670.52318</text:p>
          </table:table-cell>
          <table:table-cell office:value-type="float" office:value="65632" calcext:value-type="float">
            <text:p>65632</text:p>
          </table:table-cell>
          <table:table-cell table:formula="of:=[.C65]-[.C$2]" office:value-type="float" office:value="11.2393972873688" calcext:value-type="float">
            <text:p>11.2393972874</text:p>
          </table:table-cell>
          <table:table-cell table:formula="of:=[.D65]/([.E65]-[.E64])" office:value-type="float" office:value="2388592.94849368" calcext:value-type="float">
            <text:p>2388592.948493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88670.45825" calcext:value-type="float">
            <text:p>1442888670.45825</text:p>
          </table:table-cell>
          <table:table-cell office:value-type="float" office:value="1442888670.55068" calcext:value-type="float">
            <text:p>1442888670.55068</text:p>
          </table:table-cell>
          <table:table-cell office:value-type="float" office:value="65632" calcext:value-type="float">
            <text:p>65632</text:p>
          </table:table-cell>
          <table:table-cell table:formula="of:=[.C66]-[.C$2]" office:value-type="float" office:value="11.2668952941895" calcext:value-type="float">
            <text:p>11.2668952942</text:p>
          </table:table-cell>
          <table:table-cell table:formula="of:=[.D66]/([.E66]-[.E65])" office:value-type="float" office:value="2386791.17464777" calcext:value-type="float">
            <text:p>2386791.174647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88670.5898" calcext:value-type="float">
            <text:p>1442888670.5898</text:p>
          </table:table-cell>
          <table:table-cell office:value-type="float" office:value="1442888670.58984" calcext:value-type="float">
            <text:p>1442888670.58984</text:p>
          </table:table-cell>
          <table:table-cell office:value-type="float" office:value="65632" calcext:value-type="float">
            <text:p>65632</text:p>
          </table:table-cell>
          <table:table-cell table:formula="of:=[.C67]-[.C$2]" office:value-type="float" office:value="11.3060603141785" calcext:value-type="float">
            <text:p>11.3060603142</text:p>
          </table:table-cell>
          <table:table-cell table:formula="of:=[.D67]/([.E67]-[.E66])" office:value-type="float" office:value="1675781.09288367" calcext:value-type="float">
            <text:p>1675781.092883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88670.7313" calcext:value-type="float">
            <text:p>1442888670.7313</text:p>
          </table:table-cell>
          <table:table-cell office:value-type="float" office:value="1442888670.73135" calcext:value-type="float">
            <text:p>1442888670.73135</text:p>
          </table:table-cell>
          <table:table-cell office:value-type="float" office:value="65632" calcext:value-type="float">
            <text:p>65632</text:p>
          </table:table-cell>
          <table:table-cell table:formula="of:=[.C68]-[.C$2]" office:value-type="float" office:value="11.4475660324097" calcext:value-type="float">
            <text:p>11.4475660324</text:p>
          </table:table-cell>
          <table:table-cell table:formula="of:=[.D68]/([.E68]-[.E67])" office:value-type="float" office:value="463811.645355322" calcext:value-type="float">
            <text:p>463811.6453553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88670.93251" calcext:value-type="float">
            <text:p>1442888670.93251</text:p>
          </table:table-cell>
          <table:table-cell office:value-type="float" office:value="1442888670.93256" calcext:value-type="float">
            <text:p>1442888670.93256</text:p>
          </table:table-cell>
          <table:table-cell office:value-type="float" office:value="65632" calcext:value-type="float">
            <text:p>65632</text:p>
          </table:table-cell>
          <table:table-cell table:formula="of:=[.C69]-[.C$2]" office:value-type="float" office:value="11.6487762928009" calcext:value-type="float">
            <text:p>11.6487762928</text:p>
          </table:table-cell>
          <table:table-cell table:formula="of:=[.D69]/([.E69]-[.E68])" office:value-type="float" office:value="326186.149117766" calcext:value-type="float">
            <text:p>326186.1491177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88671.13361" calcext:value-type="float">
            <text:p>1442888671.13361</text:p>
          </table:table-cell>
          <table:table-cell office:value-type="float" office:value="1442888671.13368" calcext:value-type="float">
            <text:p>1442888671.13368</text:p>
          </table:table-cell>
          <table:table-cell office:value-type="float" office:value="65632" calcext:value-type="float">
            <text:p>65632</text:p>
          </table:table-cell>
          <table:table-cell table:formula="of:=[.C70]-[.C$2]" office:value-type="float" office:value="11.8498997688293" calcext:value-type="float">
            <text:p>11.8498997688</text:p>
          </table:table-cell>
          <table:table-cell table:formula="of:=[.D70]/([.E70]-[.E69])" office:value-type="float" office:value="326326.897764627" calcext:value-type="float">
            <text:p>326326.8977646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88671.26246" calcext:value-type="float">
            <text:p>1442888671.26246</text:p>
          </table:table-cell>
          <table:table-cell office:value-type="float" office:value="1442888671.2625" calcext:value-type="float">
            <text:p>1442888671.2625</text:p>
          </table:table-cell>
          <table:table-cell office:value-type="float" office:value="65632" calcext:value-type="float">
            <text:p>65632</text:p>
          </table:table-cell>
          <table:table-cell table:formula="of:=[.C71]-[.C$2]" office:value-type="float" office:value="11.9787237644196" calcext:value-type="float">
            <text:p>11.9787237644</text:p>
          </table:table-cell>
          <table:table-cell table:formula="of:=[.D71]/([.E71]-[.E70])" office:value-type="float" office:value="509470.302479795" calcext:value-type="float">
            <text:p>509470.3024797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88671.46362" calcext:value-type="float">
            <text:p>1442888671.46362</text:p>
          </table:table-cell>
          <table:table-cell office:value-type="float" office:value="1442888671.46368" calcext:value-type="float">
            <text:p>1442888671.46368</text:p>
          </table:table-cell>
          <table:table-cell office:value-type="float" office:value="65632" calcext:value-type="float">
            <text:p>65632</text:p>
          </table:table-cell>
          <table:table-cell table:formula="of:=[.C72]-[.C$2]" office:value-type="float" office:value="12.1798965930939" calcext:value-type="float">
            <text:p>12.1798965931</text:p>
          </table:table-cell>
          <table:table-cell table:formula="of:=[.D72]/([.E72]-[.E71])" office:value-type="float" office:value="326246.841745479" calcext:value-type="float">
            <text:p>326246.8417454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88671.66473" calcext:value-type="float">
            <text:p>1442888671.66473</text:p>
          </table:table-cell>
          <table:table-cell office:value-type="float" office:value="1442888671.66478" calcext:value-type="float">
            <text:p>1442888671.66478</text:p>
          </table:table-cell>
          <table:table-cell office:value-type="float" office:value="65632" calcext:value-type="float">
            <text:p>65632</text:p>
          </table:table-cell>
          <table:table-cell table:formula="of:=[.C73]-[.C$2]" office:value-type="float" office:value="12.3810002803803" calcext:value-type="float">
            <text:p>12.3810002804</text:p>
          </table:table-cell>
          <table:table-cell table:formula="of:=[.D73]/([.E73]-[.E72])" office:value-type="float" office:value="326359.008557304" calcext:value-type="float">
            <text:p>326359.0085573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88671.86583" calcext:value-type="float">
            <text:p>1442888671.86583</text:p>
          </table:table-cell>
          <table:table-cell office:value-type="float" office:value="1442888671.86589" calcext:value-type="float">
            <text:p>1442888671.86589</text:p>
          </table:table-cell>
          <table:table-cell office:value-type="float" office:value="65632" calcext:value-type="float">
            <text:p>65632</text:p>
          </table:table-cell>
          <table:table-cell table:formula="of:=[.C74]-[.C$2]" office:value-type="float" office:value="12.5821135044098" calcext:value-type="float">
            <text:p>12.5821135044</text:p>
          </table:table-cell>
          <table:table-cell table:formula="of:=[.D74]/([.E74]-[.E73])" office:value-type="float" office:value="326343.532687634" calcext:value-type="float">
            <text:p>326343.5326876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88672.06683" calcext:value-type="float">
            <text:p>1442888672.06683</text:p>
          </table:table-cell>
          <table:table-cell office:value-type="float" office:value="1442888672.06687" calcext:value-type="float">
            <text:p>1442888672.06687</text:p>
          </table:table-cell>
          <table:table-cell office:value-type="float" office:value="65632" calcext:value-type="float">
            <text:p>65632</text:p>
          </table:table-cell>
          <table:table-cell table:formula="of:=[.C75]-[.C$2]" office:value-type="float" office:value="12.7830896377563" calcext:value-type="float">
            <text:p>12.7830896378</text:p>
          </table:table-cell>
          <table:table-cell table:formula="of:=[.D75]/([.E75]-[.E74])" office:value-type="float" office:value="326566.139506854" calcext:value-type="float">
            <text:p>326566.1395068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88672.19789" calcext:value-type="float">
            <text:p>1442888672.19789</text:p>
          </table:table-cell>
          <table:table-cell office:value-type="float" office:value="1442888672.19795" calcext:value-type="float">
            <text:p>1442888672.19795</text:p>
          </table:table-cell>
          <table:table-cell office:value-type="float" office:value="65632" calcext:value-type="float">
            <text:p>65632</text:p>
          </table:table-cell>
          <table:table-cell table:formula="of:=[.C76]-[.C$2]" office:value-type="float" office:value="12.9141669273376" calcext:value-type="float">
            <text:p>12.9141669273</text:p>
          </table:table-cell>
          <table:table-cell table:formula="of:=[.D76]/([.E76]-[.E75])" office:value-type="float" office:value="500712.21498132" calcext:value-type="float">
            <text:p>500712.214981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88672.3056" calcext:value-type="float">
            <text:p>1442888672.3056</text:p>
          </table:table-cell>
          <table:table-cell office:value-type="float" office:value="1442888672.30565" calcext:value-type="float">
            <text:p>1442888672.30565</text:p>
          </table:table-cell>
          <table:table-cell office:value-type="float" office:value="65632" calcext:value-type="float">
            <text:p>65632</text:p>
          </table:table-cell>
          <table:table-cell table:formula="of:=[.C77]-[.C$2]" office:value-type="float" office:value="13.0218639373779" calcext:value-type="float">
            <text:p>13.0218639374</text:p>
          </table:table-cell>
          <table:table-cell table:formula="of:=[.D77]/([.E77]-[.E76])" office:value-type="float" office:value="609413.390171657" calcext:value-type="float">
            <text:p>609413.3901716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88672.38285" calcext:value-type="float">
            <text:p>1442888672.38285</text:p>
          </table:table-cell>
          <table:table-cell office:value-type="float" office:value="1442888672.38289" calcext:value-type="float">
            <text:p>1442888672.38289</text:p>
          </table:table-cell>
          <table:table-cell office:value-type="float" office:value="65632" calcext:value-type="float">
            <text:p>65632</text:p>
          </table:table-cell>
          <table:table-cell table:formula="of:=[.C78]-[.C$2]" office:value-type="float" office:value="13.0991117954254" calcext:value-type="float">
            <text:p>13.0991117954</text:p>
          </table:table-cell>
          <table:table-cell table:formula="of:=[.D78]/([.E78]-[.E77])" office:value-type="float" office:value="849628.736108839" calcext:value-type="float">
            <text:p>849628.7361088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88672.46033" calcext:value-type="float">
            <text:p>1442888672.46033</text:p>
          </table:table-cell>
          <table:table-cell office:value-type="float" office:value="1442888672.46045" calcext:value-type="float">
            <text:p>1442888672.46045</text:p>
          </table:table-cell>
          <table:table-cell office:value-type="float" office:value="65632" calcext:value-type="float">
            <text:p>65632</text:p>
          </table:table-cell>
          <table:table-cell table:formula="of:=[.C79]-[.C$2]" office:value-type="float" office:value="13.1766693592072" calcext:value-type="float">
            <text:p>13.1766693592</text:p>
          </table:table-cell>
          <table:table-cell table:formula="of:=[.D79]/([.E79]-[.E78])" office:value-type="float" office:value="846235.96719336" calcext:value-type="float">
            <text:p>846235.967193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88672.51168" calcext:value-type="float">
            <text:p>1442888672.51168</text:p>
          </table:table-cell>
          <table:table-cell office:value-type="float" office:value="1442888672.51172" calcext:value-type="float">
            <text:p>1442888672.51172</text:p>
          </table:table-cell>
          <table:table-cell office:value-type="float" office:value="65632" calcext:value-type="float">
            <text:p>65632</text:p>
          </table:table-cell>
          <table:table-cell table:formula="of:=[.C80]-[.C$2]" office:value-type="float" office:value="13.2279372215271" calcext:value-type="float">
            <text:p>13.2279372215</text:p>
          </table:table-cell>
          <table:table-cell table:formula="of:=[.D80]/([.E80]-[.E79])" office:value-type="float" office:value="1280178.20580097" calcext:value-type="float">
            <text:p>1280178.205800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88672.58902" calcext:value-type="float">
            <text:p>1442888672.58902</text:p>
          </table:table-cell>
          <table:table-cell office:value-type="float" office:value="1442888672.58906" calcext:value-type="float">
            <text:p>1442888672.58906</text:p>
          </table:table-cell>
          <table:table-cell office:value-type="float" office:value="65632" calcext:value-type="float">
            <text:p>65632</text:p>
          </table:table-cell>
          <table:table-cell table:formula="of:=[.C81]-[.C$2]" office:value-type="float" office:value="13.3052809238434" calcext:value-type="float">
            <text:p>13.3052809238</text:p>
          </table:table-cell>
          <table:table-cell table:formula="of:=[.D81]/([.E81]-[.E80])" office:value-type="float" office:value="848575.876696578" calcext:value-type="float">
            <text:p>848575.8766965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88672.66639" calcext:value-type="float">
            <text:p>1442888672.66639</text:p>
          </table:table-cell>
          <table:table-cell office:value-type="float" office:value="1442888672.66643" calcext:value-type="float">
            <text:p>1442888672.66643</text:p>
          </table:table-cell>
          <table:table-cell office:value-type="float" office:value="65632" calcext:value-type="float">
            <text:p>65632</text:p>
          </table:table-cell>
          <table:table-cell table:formula="of:=[.C82]-[.C$2]" office:value-type="float" office:value="13.3826508522034" calcext:value-type="float">
            <text:p>13.3826508522</text:p>
          </table:table-cell>
          <table:table-cell table:formula="of:=[.D82]/([.E82]-[.E81])" office:value-type="float" office:value="848288.235380401" calcext:value-type="float">
            <text:p>848288.2353804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88672.74372" calcext:value-type="float">
            <text:p>1442888672.74372</text:p>
          </table:table-cell>
          <table:table-cell office:value-type="float" office:value="1442888672.74377" calcext:value-type="float">
            <text:p>1442888672.74377</text:p>
          </table:table-cell>
          <table:table-cell office:value-type="float" office:value="65632" calcext:value-type="float">
            <text:p>65632</text:p>
          </table:table-cell>
          <table:table-cell table:formula="of:=[.C83]-[.C$2]" office:value-type="float" office:value="13.459986448288" calcext:value-type="float">
            <text:p>13.4599864483</text:p>
          </table:table-cell>
          <table:table-cell table:formula="of:=[.D83]/([.E83]-[.E82])" office:value-type="float" office:value="848664.823481899" calcext:value-type="float">
            <text:p>848664.8234818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88672.80815" calcext:value-type="float">
            <text:p>1442888672.80815</text:p>
          </table:table-cell>
          <table:table-cell office:value-type="float" office:value="1442888672.8082" calcext:value-type="float">
            <text:p>1442888672.8082</text:p>
          </table:table-cell>
          <table:table-cell office:value-type="float" office:value="65632" calcext:value-type="float">
            <text:p>65632</text:p>
          </table:table-cell>
          <table:table-cell table:formula="of:=[.C84]-[.C$2]" office:value-type="float" office:value="13.5244233608246" calcext:value-type="float">
            <text:p>13.5244233608</text:p>
          </table:table-cell>
          <table:table-cell table:formula="of:=[.D84]/([.E84]-[.E83])" office:value-type="float" office:value="1018546.62826528" calcext:value-type="float">
            <text:p>1018546.628265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88672.88542" calcext:value-type="float">
            <text:p>1442888672.88542</text:p>
          </table:table-cell>
          <table:table-cell office:value-type="float" office:value="1442888672.88547" calcext:value-type="float">
            <text:p>1442888672.88547</text:p>
          </table:table-cell>
          <table:table-cell office:value-type="float" office:value="65632" calcext:value-type="float">
            <text:p>65632</text:p>
          </table:table-cell>
          <table:table-cell table:formula="of:=[.C85]-[.C$2]" office:value-type="float" office:value="13.6016891002655" calcext:value-type="float">
            <text:p>13.6016891003</text:p>
          </table:table-cell>
          <table:table-cell table:formula="of:=[.D85]/([.E85]-[.E84])" office:value-type="float" office:value="849432.108912724" calcext:value-type="float">
            <text:p>849432.1089127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88672.96268" calcext:value-type="float">
            <text:p>1442888672.96268</text:p>
          </table:table-cell>
          <table:table-cell office:value-type="float" office:value="1442888672.96274" calcext:value-type="float">
            <text:p>1442888672.96274</text:p>
          </table:table-cell>
          <table:table-cell office:value-type="float" office:value="65632" calcext:value-type="float">
            <text:p>65632</text:p>
          </table:table-cell>
          <table:table-cell table:formula="of:=[.C86]-[.C$2]" office:value-type="float" office:value="13.6789567470551" calcext:value-type="float">
            <text:p>13.6789567471</text:p>
          </table:table-cell>
          <table:table-cell table:formula="of:=[.D86]/([.E86]-[.E85])" office:value-type="float" office:value="849411.140716604" calcext:value-type="float">
            <text:p>849411.1407166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88673.03851" calcext:value-type="float">
            <text:p>1442888673.03851</text:p>
          </table:table-cell>
          <table:table-cell office:value-type="float" office:value="1442888673.03858" calcext:value-type="float">
            <text:p>1442888673.03858</text:p>
          </table:table-cell>
          <table:table-cell office:value-type="float" office:value="65632" calcext:value-type="float">
            <text:p>65632</text:p>
          </table:table-cell>
          <table:table-cell table:formula="of:=[.C87]-[.C$2]" office:value-type="float" office:value="13.7547957897186" calcext:value-type="float">
            <text:p>13.7547957897</text:p>
          </table:table-cell>
          <table:table-cell table:formula="of:=[.D87]/([.E87]-[.E86])" office:value-type="float" office:value="865411.7680671" calcext:value-type="float">
            <text:p>865411.76806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88673.11111" calcext:value-type="float">
            <text:p>1442888673.11111</text:p>
          </table:table-cell>
          <table:table-cell office:value-type="float" office:value="1442888673.11115" calcext:value-type="float">
            <text:p>1442888673.11115</text:p>
          </table:table-cell>
          <table:table-cell office:value-type="float" office:value="65632" calcext:value-type="float">
            <text:p>65632</text:p>
          </table:table-cell>
          <table:table-cell table:formula="of:=[.C88]-[.C$2]" office:value-type="float" office:value="13.8273642063141" calcext:value-type="float">
            <text:p>13.8273642063</text:p>
          </table:table-cell>
          <table:table-cell table:formula="of:=[.D88]/([.E88]-[.E87])" office:value-type="float" office:value="904415.489259924" calcext:value-type="float">
            <text:p>904415.4892599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88673.15959" calcext:value-type="float">
            <text:p>1442888673.15959</text:p>
          </table:table-cell>
          <table:table-cell office:value-type="float" office:value="1442888673.15963" calcext:value-type="float">
            <text:p>1442888673.15963</text:p>
          </table:table-cell>
          <table:table-cell office:value-type="float" office:value="65632" calcext:value-type="float">
            <text:p>65632</text:p>
          </table:table-cell>
          <table:table-cell table:formula="of:=[.C89]-[.C$2]" office:value-type="float" office:value="13.8758525848389" calcext:value-type="float">
            <text:p>13.8758525848</text:p>
          </table:table-cell>
          <table:table-cell table:formula="of:=[.D89]/([.E89]-[.E88])" office:value-type="float" office:value="1353561.45115181" calcext:value-type="float">
            <text:p>1353561.451151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88673.23218" calcext:value-type="float">
            <text:p>1442888673.23218</text:p>
          </table:table-cell>
          <table:table-cell office:value-type="float" office:value="1442888673.23222" calcext:value-type="float">
            <text:p>1442888673.23222</text:p>
          </table:table-cell>
          <table:table-cell office:value-type="float" office:value="65632" calcext:value-type="float">
            <text:p>65632</text:p>
          </table:table-cell>
          <table:table-cell table:formula="of:=[.C90]-[.C$2]" office:value-type="float" office:value="13.9484350681305" calcext:value-type="float">
            <text:p>13.9484350681</text:p>
          </table:table-cell>
          <table:table-cell table:formula="of:=[.D90]/([.E90]-[.E89])" office:value-type="float" office:value="904240.210910118" calcext:value-type="float">
            <text:p>904240.2109101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88673.30503" calcext:value-type="float">
            <text:p>1442888673.30503</text:p>
          </table:table-cell>
          <table:table-cell office:value-type="float" office:value="1442888673.30508" calcext:value-type="float">
            <text:p>1442888673.30508</text:p>
          </table:table-cell>
          <table:table-cell office:value-type="float" office:value="65632" calcext:value-type="float">
            <text:p>65632</text:p>
          </table:table-cell>
          <table:table-cell table:formula="of:=[.C91]-[.C$2]" office:value-type="float" office:value="14.0212976932526" calcext:value-type="float">
            <text:p>14.0212976933</text:p>
          </table:table-cell>
          <table:table-cell table:formula="of:=[.D91]/([.E91]-[.E90])" office:value-type="float" office:value="900763.592994948" calcext:value-type="float">
            <text:p>900763.5929949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88673.36555" calcext:value-type="float">
            <text:p>1442888673.36555</text:p>
          </table:table-cell>
          <table:table-cell office:value-type="float" office:value="1442888673.3656" calcext:value-type="float">
            <text:p>1442888673.3656</text:p>
          </table:table-cell>
          <table:table-cell office:value-type="float" office:value="65632" calcext:value-type="float">
            <text:p>65632</text:p>
          </table:table-cell>
          <table:table-cell table:formula="of:=[.C92]-[.C$2]" office:value-type="float" office:value="14.0818207263947" calcext:value-type="float">
            <text:p>14.0818207264</text:p>
          </table:table-cell>
          <table:table-cell table:formula="of:=[.D92]/([.E92]-[.E91])" office:value-type="float" office:value="1084413.59582749" calcext:value-type="float">
            <text:p>1084413.595827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88673.43819" calcext:value-type="float">
            <text:p>1442888673.43819</text:p>
          </table:table-cell>
          <table:table-cell office:value-type="float" office:value="1442888673.43824" calcext:value-type="float">
            <text:p>1442888673.43824</text:p>
          </table:table-cell>
          <table:table-cell office:value-type="float" office:value="65632" calcext:value-type="float">
            <text:p>65632</text:p>
          </table:table-cell>
          <table:table-cell table:formula="of:=[.C93]-[.C$2]" office:value-type="float" office:value="14.1544604301453" calcext:value-type="float">
            <text:p>14.1544604301</text:p>
          </table:table-cell>
          <table:table-cell table:formula="of:=[.D93]/([.E93]-[.E92])" office:value-type="float" office:value="903527.913953649" calcext:value-type="float">
            <text:p>903527.9139536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88673.51084" calcext:value-type="float">
            <text:p>1442888673.51084</text:p>
          </table:table-cell>
          <table:table-cell office:value-type="float" office:value="1442888673.51089" calcext:value-type="float">
            <text:p>1442888673.51089</text:p>
          </table:table-cell>
          <table:table-cell office:value-type="float" office:value="65632" calcext:value-type="float">
            <text:p>65632</text:p>
          </table:table-cell>
          <table:table-cell table:formula="of:=[.C94]-[.C$2]" office:value-type="float" office:value="14.2271070480347" calcext:value-type="float">
            <text:p>14.227107048</text:p>
          </table:table-cell>
          <table:table-cell table:formula="of:=[.D94]/([.E94]-[.E93])" office:value-type="float" office:value="903441.920722542" calcext:value-type="float">
            <text:p>903441.9207225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88673.58343" calcext:value-type="float">
            <text:p>1442888673.58343</text:p>
          </table:table-cell>
          <table:table-cell office:value-type="float" office:value="1442888673.58347" calcext:value-type="float">
            <text:p>1442888673.58347</text:p>
          </table:table-cell>
          <table:table-cell office:value-type="float" office:value="65632" calcext:value-type="float">
            <text:p>65632</text:p>
          </table:table-cell>
          <table:table-cell table:formula="of:=[.C95]-[.C$2]" office:value-type="float" office:value="14.299685716629" calcext:value-type="float">
            <text:p>14.2996857166</text:p>
          </table:table-cell>
          <table:table-cell table:formula="of:=[.D95]/([.E95]-[.E94])" office:value-type="float" office:value="904287.737307706" calcext:value-type="float">
            <text:p>904287.7373077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88673.65619" calcext:value-type="float">
            <text:p>1442888673.65619</text:p>
          </table:table-cell>
          <table:table-cell office:value-type="float" office:value="1442888673.65622" calcext:value-type="float">
            <text:p>1442888673.65622</text:p>
          </table:table-cell>
          <table:table-cell office:value-type="float" office:value="65632" calcext:value-type="float">
            <text:p>65632</text:p>
          </table:table-cell>
          <table:table-cell table:formula="of:=[.C96]-[.C$2]" office:value-type="float" office:value="14.372439622879" calcext:value-type="float">
            <text:p>14.3724396229</text:p>
          </table:table-cell>
          <table:table-cell table:formula="of:=[.D96]/([.E96]-[.E95])" office:value-type="float" office:value="902109.637583893" calcext:value-type="float">
            <text:p>902109.6375838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88673.72884" calcext:value-type="float">
            <text:p>1442888673.72884</text:p>
          </table:table-cell>
          <table:table-cell office:value-type="float" office:value="1442888673.72888" calcext:value-type="float">
            <text:p>1442888673.72888</text:p>
          </table:table-cell>
          <table:table-cell office:value-type="float" office:value="65632" calcext:value-type="float">
            <text:p>65632</text:p>
          </table:table-cell>
          <table:table-cell table:formula="of:=[.C97]-[.C$2]" office:value-type="float" office:value="14.4451007843018" calcext:value-type="float">
            <text:p>14.4451007843</text:p>
          </table:table-cell>
          <table:table-cell table:formula="of:=[.D97]/([.E97]-[.E96])" office:value-type="float" office:value="903261.091825451" calcext:value-type="float">
            <text:p>903261.0918254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88673.77748" calcext:value-type="float">
            <text:p>1442888673.77748</text:p>
          </table:table-cell>
          <table:table-cell office:value-type="float" office:value="1442888673.77752" calcext:value-type="float">
            <text:p>1442888673.77752</text:p>
          </table:table-cell>
          <table:table-cell office:value-type="float" office:value="65632" calcext:value-type="float">
            <text:p>65632</text:p>
          </table:table-cell>
          <table:table-cell table:formula="of:=[.C98]-[.C$2]" office:value-type="float" office:value="14.4937374591827" calcext:value-type="float">
            <text:p>14.4937374592</text:p>
          </table:table-cell>
          <table:table-cell table:formula="of:=[.D98]/([.E98]-[.E97])" office:value-type="float" office:value="1349434.35505424" calcext:value-type="float">
            <text:p>1349434.355054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88673.84998" calcext:value-type="float">
            <text:p>1442888673.84998</text:p>
          </table:table-cell>
          <table:table-cell office:value-type="float" office:value="1442888673.85003" calcext:value-type="float">
            <text:p>1442888673.85003</text:p>
          </table:table-cell>
          <table:table-cell office:value-type="float" office:value="65632" calcext:value-type="float">
            <text:p>65632</text:p>
          </table:table-cell>
          <table:table-cell table:formula="of:=[.C99]-[.C$2]" office:value-type="float" office:value="14.5662477016449" calcext:value-type="float">
            <text:p>14.5662477016</text:p>
          </table:table-cell>
          <table:table-cell table:formula="of:=[.D99]/([.E99]-[.E98])" office:value-type="float" office:value="905141.091401703" calcext:value-type="float">
            <text:p>905141.0914017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88673.93481" calcext:value-type="float">
            <text:p>1442888673.93481</text:p>
          </table:table-cell>
          <table:table-cell office:value-type="float" office:value="1442888673.93485" calcext:value-type="float">
            <text:p>1442888673.93485</text:p>
          </table:table-cell>
          <table:table-cell office:value-type="float" office:value="65632" calcext:value-type="float">
            <text:p>65632</text:p>
          </table:table-cell>
          <table:table-cell table:formula="of:=[.C100]-[.C$2]" office:value-type="float" office:value="14.651068687439" calcext:value-type="float">
            <text:p>14.6510686874</text:p>
          </table:table-cell>
          <table:table-cell table:formula="of:=[.D100]/([.E100]-[.E99])" office:value-type="float" office:value="773770.776012255" calcext:value-type="float">
            <text:p>773770.7760122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88673.98319" calcext:value-type="float">
            <text:p>1442888673.98319</text:p>
          </table:table-cell>
          <table:table-cell office:value-type="float" office:value="1442888673.98322" calcext:value-type="float">
            <text:p>1442888673.98322</text:p>
          </table:table-cell>
          <table:table-cell office:value-type="float" office:value="65632" calcext:value-type="float">
            <text:p>65632</text:p>
          </table:table-cell>
          <table:table-cell table:formula="of:=[.C101]-[.C$2]" office:value-type="float" office:value="14.6994431018829" calcext:value-type="float">
            <text:p>14.6994431019</text:p>
          </table:table-cell>
          <table:table-cell table:formula="of:=[.D101]/([.E101]-[.E100])" office:value-type="float" office:value="1356750.27293651" calcext:value-type="float">
            <text:p>1356750.272936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88674.06139" calcext:value-type="float">
            <text:p>1442888674.06139</text:p>
          </table:table-cell>
          <table:table-cell office:value-type="float" office:value="1442888674.06145" calcext:value-type="float">
            <text:p>1442888674.06145</text:p>
          </table:table-cell>
          <table:table-cell office:value-type="float" office:value="65632" calcext:value-type="float">
            <text:p>65632</text:p>
          </table:table-cell>
          <table:table-cell table:formula="of:=[.C102]-[.C$2]" office:value-type="float" office:value="14.7776660919189" calcext:value-type="float">
            <text:p>14.7776660919</text:p>
          </table:table-cell>
          <table:table-cell table:formula="of:=[.D102]/([.E102]-[.E101])" office:value-type="float" office:value="839037.218722854" calcext:value-type="float">
            <text:p>839037.2187228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88674.14184" calcext:value-type="float">
            <text:p>1442888674.14184</text:p>
          </table:table-cell>
          <table:table-cell office:value-type="float" office:value="1442888674.14189" calcext:value-type="float">
            <text:p>1442888674.14189</text:p>
          </table:table-cell>
          <table:table-cell office:value-type="float" office:value="65632" calcext:value-type="float">
            <text:p>65632</text:p>
          </table:table-cell>
          <table:table-cell table:formula="of:=[.C103]-[.C$2]" office:value-type="float" office:value="14.8581056594849" calcext:value-type="float">
            <text:p>14.8581056595</text:p>
          </table:table-cell>
          <table:table-cell table:formula="of:=[.D103]/([.E103]-[.E102])" office:value-type="float" office:value="815916.867606435" calcext:value-type="float">
            <text:p>815916.8676064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88674.22275" calcext:value-type="float">
            <text:p>1442888674.22275</text:p>
          </table:table-cell>
          <table:table-cell office:value-type="float" office:value="1442888674.2228" calcext:value-type="float">
            <text:p>1442888674.2228</text:p>
          </table:table-cell>
          <table:table-cell office:value-type="float" office:value="65632" calcext:value-type="float">
            <text:p>65632</text:p>
          </table:table-cell>
          <table:table-cell table:formula="of:=[.C104]-[.C$2]" office:value-type="float" office:value="14.9390196800232" calcext:value-type="float">
            <text:p>14.93901968</text:p>
          </table:table-cell>
          <table:table-cell table:formula="of:=[.D104]/([.E104]-[.E103])" office:value-type="float" office:value="811132.601783262" calcext:value-type="float">
            <text:p>811132.601783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88680.3693" calcext:value-type="float">
            <text:p>1442888680.3693</text:p>
          </table:table-cell>
          <table:table-cell office:value-type="float" office:value="1442888680.36935" calcext:value-type="float">
            <text:p>1442888680.36935</text:p>
          </table:table-cell>
          <table:table-cell office:value-type="float" office:value="65632" calcext:value-type="float">
            <text:p>65632</text:p>
          </table:table-cell>
          <table:table-cell table:formula="of:=[.C105]-[.C$2]" office:value-type="float" office:value="21.0855724811554" calcext:value-type="float">
            <text:p>21.0855724812</text:p>
          </table:table-cell>
          <table:table-cell table:formula="of:=[.D105]/([.E105]-[.E104])" office:value-type="float" office:value="10677.8550715306" calcext:value-type="float">
            <text:p>10677.85507153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88680.57016" calcext:value-type="float">
            <text:p>1442888680.57016</text:p>
          </table:table-cell>
          <table:table-cell office:value-type="float" office:value="1442888680.5702" calcext:value-type="float">
            <text:p>1442888680.5702</text:p>
          </table:table-cell>
          <table:table-cell office:value-type="float" office:value="65632" calcext:value-type="float">
            <text:p>65632</text:p>
          </table:table-cell>
          <table:table-cell table:formula="of:=[.C106]-[.C$2]" office:value-type="float" office:value="21.2864227294922" calcext:value-type="float">
            <text:p>21.2864227295</text:p>
          </table:table-cell>
          <table:table-cell table:formula="of:=[.D106]/([.E106]-[.E105])" office:value-type="float" office:value="326770.818276242" calcext:value-type="float">
            <text:p>326770.8182762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88680.78551" calcext:value-type="float">
            <text:p>1442888680.78551</text:p>
          </table:table-cell>
          <table:table-cell office:value-type="float" office:value="1442888680.78554" calcext:value-type="float">
            <text:p>1442888680.78554</text:p>
          </table:table-cell>
          <table:table-cell office:value-type="float" office:value="65632" calcext:value-type="float">
            <text:p>65632</text:p>
          </table:table-cell>
          <table:table-cell table:formula="of:=[.C107]-[.C$2]" office:value-type="float" office:value="21.5017597675323" calcext:value-type="float">
            <text:p>21.5017597675</text:p>
          </table:table-cell>
          <table:table-cell table:formula="of:=[.D107]/([.E107]-[.E106])" office:value-type="float" office:value="304787.325939532" calcext:value-type="float">
            <text:p>304787.3259395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88681.03258" calcext:value-type="float">
            <text:p>1442888681.03258</text:p>
          </table:table-cell>
          <table:table-cell office:value-type="float" office:value="1442888681.03264" calcext:value-type="float">
            <text:p>1442888681.03264</text:p>
          </table:table-cell>
          <table:table-cell office:value-type="float" office:value="65632" calcext:value-type="float">
            <text:p>65632</text:p>
          </table:table-cell>
          <table:table-cell table:formula="of:=[.C108]-[.C$2]" office:value-type="float" office:value="21.7488577365875" calcext:value-type="float">
            <text:p>21.7488577366</text:p>
          </table:table-cell>
          <table:table-cell table:formula="of:=[.D108]/([.E108]-[.E107])" office:value-type="float" office:value="265611.248246823" calcext:value-type="float">
            <text:p>265611.2482468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88681.19718" calcext:value-type="float">
            <text:p>1442888681.19718</text:p>
          </table:table-cell>
          <table:table-cell office:value-type="float" office:value="1442888681.19722" calcext:value-type="float">
            <text:p>1442888681.19722</text:p>
          </table:table-cell>
          <table:table-cell office:value-type="float" office:value="65632" calcext:value-type="float">
            <text:p>65632</text:p>
          </table:table-cell>
          <table:table-cell table:formula="of:=[.C109]-[.C$2]" office:value-type="float" office:value="21.91344165802" calcext:value-type="float">
            <text:p>21.913441658</text:p>
          </table:table-cell>
          <table:table-cell table:formula="of:=[.D109]/([.E109]-[.E108])" office:value-type="float" office:value="398775.283932697" calcext:value-type="float">
            <text:p>398775.2839326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88681.39811" calcext:value-type="float">
            <text:p>1442888681.39811</text:p>
          </table:table-cell>
          <table:table-cell office:value-type="float" office:value="1442888681.39816" calcext:value-type="float">
            <text:p>1442888681.39816</text:p>
          </table:table-cell>
          <table:table-cell office:value-type="float" office:value="65632" calcext:value-type="float">
            <text:p>65632</text:p>
          </table:table-cell>
          <table:table-cell table:formula="of:=[.C110]-[.C$2]" office:value-type="float" office:value="22.1143763065338" calcext:value-type="float">
            <text:p>22.1143763065</text:p>
          </table:table-cell>
          <table:table-cell table:formula="of:=[.D110]/([.E110]-[.E109])" office:value-type="float" office:value="326633.562132986" calcext:value-type="float">
            <text:p>326633.5621329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88681.58958" calcext:value-type="float">
            <text:p>1442888681.58958</text:p>
          </table:table-cell>
          <table:table-cell office:value-type="float" office:value="1442888681.58962" calcext:value-type="float">
            <text:p>1442888681.58962</text:p>
          </table:table-cell>
          <table:table-cell office:value-type="float" office:value="65632" calcext:value-type="float">
            <text:p>65632</text:p>
          </table:table-cell>
          <table:table-cell table:formula="of:=[.C111]-[.C$2]" office:value-type="float" office:value="22.3058369159698" calcext:value-type="float">
            <text:p>22.305836916</text:p>
          </table:table-cell>
          <table:table-cell table:formula="of:=[.D111]/([.E111]-[.E110])" office:value-type="float" office:value="342796.360010161" calcext:value-type="float">
            <text:p>342796.3600101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88681.82508" calcext:value-type="float">
            <text:p>1442888681.82508</text:p>
          </table:table-cell>
          <table:table-cell office:value-type="float" office:value="1442888681.82512" calcext:value-type="float">
            <text:p>1442888681.82512</text:p>
          </table:table-cell>
          <table:table-cell office:value-type="float" office:value="65632" calcext:value-type="float">
            <text:p>65632</text:p>
          </table:table-cell>
          <table:table-cell table:formula="of:=[.C112]-[.C$2]" office:value-type="float" office:value="22.5413370132446" calcext:value-type="float">
            <text:p>22.5413370132</text:p>
          </table:table-cell>
          <table:table-cell table:formula="of:=[.D112]/([.E112]-[.E111])" office:value-type="float" office:value="278692.029258149" calcext:value-type="float">
            <text:p>278692.0292581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88681.98078" calcext:value-type="float">
            <text:p>1442888681.98078</text:p>
          </table:table-cell>
          <table:table-cell office:value-type="float" office:value="1442888681.98084" calcext:value-type="float">
            <text:p>1442888681.98084</text:p>
          </table:table-cell>
          <table:table-cell office:value-type="float" office:value="65632" calcext:value-type="float">
            <text:p>65632</text:p>
          </table:table-cell>
          <table:table-cell table:formula="of:=[.C113]-[.C$2]" office:value-type="float" office:value="22.6970543861389" calcext:value-type="float">
            <text:p>22.6970543861</text:p>
          </table:table-cell>
          <table:table-cell table:formula="of:=[.D113]/([.E113]-[.E112])" office:value-type="float" office:value="421481.551994562" calcext:value-type="float">
            <text:p>421481.5519945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88682.10457" calcext:value-type="float">
            <text:p>1442888682.10457</text:p>
          </table:table-cell>
          <table:table-cell office:value-type="float" office:value="1442888682.10461" calcext:value-type="float">
            <text:p>1442888682.10461</text:p>
          </table:table-cell>
          <table:table-cell office:value-type="float" office:value="65632" calcext:value-type="float">
            <text:p>65632</text:p>
          </table:table-cell>
          <table:table-cell table:formula="of:=[.C114]-[.C$2]" office:value-type="float" office:value="22.8208327293396" calcext:value-type="float">
            <text:p>22.8208327293</text:p>
          </table:table-cell>
          <table:table-cell table:formula="of:=[.D114]/([.E114]-[.E113])" office:value-type="float" office:value="530238.152352628" calcext:value-type="float">
            <text:p>530238.1523526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88682.2271" calcext:value-type="float">
            <text:p>1442888682.2271</text:p>
          </table:table-cell>
          <table:table-cell office:value-type="float" office:value="1442888682.22716" calcext:value-type="float">
            <text:p>1442888682.22716</text:p>
          </table:table-cell>
          <table:table-cell office:value-type="float" office:value="65632" calcext:value-type="float">
            <text:p>65632</text:p>
          </table:table-cell>
          <table:table-cell table:formula="of:=[.C115]-[.C$2]" office:value-type="float" office:value="22.9433794021606" calcext:value-type="float">
            <text:p>22.9433794022</text:p>
          </table:table-cell>
          <table:table-cell table:formula="of:=[.D115]/([.E115]-[.E114])" office:value-type="float" office:value="535567.375997572" calcext:value-type="float">
            <text:p>535567.3759975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88682.30566" calcext:value-type="float">
            <text:p>1442888682.30566</text:p>
          </table:table-cell>
          <table:table-cell office:value-type="float" office:value="1442888682.30572" calcext:value-type="float">
            <text:p>1442888682.30572</text:p>
          </table:table-cell>
          <table:table-cell office:value-type="float" office:value="65632" calcext:value-type="float">
            <text:p>65632</text:p>
          </table:table-cell>
          <table:table-cell table:formula="of:=[.C116]-[.C$2]" office:value-type="float" office:value="23.0219349861145" calcext:value-type="float">
            <text:p>23.0219349861</text:p>
          </table:table-cell>
          <table:table-cell table:formula="of:=[.D116]/([.E116]-[.E115])" office:value-type="float" office:value="835484.846482096" calcext:value-type="float">
            <text:p>835484.8464820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88682.41431" calcext:value-type="float">
            <text:p>1442888682.41431</text:p>
          </table:table-cell>
          <table:table-cell office:value-type="float" office:value="1442888682.41439" calcext:value-type="float">
            <text:p>1442888682.41439</text:p>
          </table:table-cell>
          <table:table-cell office:value-type="float" office:value="65632" calcext:value-type="float">
            <text:p>65632</text:p>
          </table:table-cell>
          <table:table-cell table:formula="of:=[.C117]-[.C$2]" office:value-type="float" office:value="23.1306045055389" calcext:value-type="float">
            <text:p>23.1306045055</text:p>
          </table:table-cell>
          <table:table-cell table:formula="of:=[.D117]/([.E117]-[.E116])" office:value-type="float" office:value="603959.604750402" calcext:value-type="float">
            <text:p>603959.6047504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88682.59932" calcext:value-type="float">
            <text:p>1442888682.59932</text:p>
          </table:table-cell>
          <table:table-cell office:value-type="float" office:value="1442888682.59936" calcext:value-type="float">
            <text:p>1442888682.59936</text:p>
          </table:table-cell>
          <table:table-cell office:value-type="float" office:value="65632" calcext:value-type="float">
            <text:p>65632</text:p>
          </table:table-cell>
          <table:table-cell table:formula="of:=[.C118]-[.C$2]" office:value-type="float" office:value="23.3155827522278" calcext:value-type="float">
            <text:p>23.3155827522</text:p>
          </table:table-cell>
          <table:table-cell table:formula="of:=[.D118]/([.E118]-[.E117])" office:value-type="float" office:value="354809.287982935" calcext:value-type="float">
            <text:p>354809.2879829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88682.72795" calcext:value-type="float">
            <text:p>1442888682.72795</text:p>
          </table:table-cell>
          <table:table-cell office:value-type="float" office:value="1442888682.72798" calcext:value-type="float">
            <text:p>1442888682.72798</text:p>
          </table:table-cell>
          <table:table-cell office:value-type="float" office:value="65632" calcext:value-type="float">
            <text:p>65632</text:p>
          </table:table-cell>
          <table:table-cell table:formula="of:=[.C119]-[.C$2]" office:value-type="float" office:value="23.4442012310028" calcext:value-type="float">
            <text:p>23.444201231</text:p>
          </table:table-cell>
          <table:table-cell table:formula="of:=[.D119]/([.E119]-[.E118])" office:value-type="float" office:value="510284.374571103" calcext:value-type="float">
            <text:p>510284.3745711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88682.92891" calcext:value-type="float">
            <text:p>1442888682.92891</text:p>
          </table:table-cell>
          <table:table-cell office:value-type="float" office:value="1442888682.92895" calcext:value-type="float">
            <text:p>1442888682.92895</text:p>
          </table:table-cell>
          <table:table-cell office:value-type="float" office:value="65632" calcext:value-type="float">
            <text:p>65632</text:p>
          </table:table-cell>
          <table:table-cell table:formula="of:=[.C120]-[.C$2]" office:value-type="float" office:value="23.6451683044434" calcext:value-type="float">
            <text:p>23.6451683044</text:p>
          </table:table-cell>
          <table:table-cell table:formula="of:=[.D120]/([.E120]-[.E119])" office:value-type="float" office:value="326580.861612709" calcext:value-type="float">
            <text:p>326580.8616127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88683.11375" calcext:value-type="float">
            <text:p>1442888683.11375</text:p>
          </table:table-cell>
          <table:table-cell office:value-type="float" office:value="1442888683.11379" calcext:value-type="float">
            <text:p>1442888683.11379</text:p>
          </table:table-cell>
          <table:table-cell office:value-type="float" office:value="65632" calcext:value-type="float">
            <text:p>65632</text:p>
          </table:table-cell>
          <table:table-cell table:formula="of:=[.C121]-[.C$2]" office:value-type="float" office:value="23.830010175705" calcext:value-type="float">
            <text:p>23.8300101757</text:p>
          </table:table-cell>
          <table:table-cell table:formula="of:=[.D121]/([.E121]-[.E120])" office:value-type="float" office:value="355071.064537724" calcext:value-type="float">
            <text:p>355071.0645377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88683.2435" calcext:value-type="float">
            <text:p>1442888683.2435</text:p>
          </table:table-cell>
          <table:table-cell office:value-type="float" office:value="1442888683.24355" calcext:value-type="float">
            <text:p>1442888683.24355</text:p>
          </table:table-cell>
          <table:table-cell office:value-type="float" office:value="65632" calcext:value-type="float">
            <text:p>65632</text:p>
          </table:table-cell>
          <table:table-cell table:formula="of:=[.C122]-[.C$2]" office:value-type="float" office:value="23.9597656726837" calcext:value-type="float">
            <text:p>23.9597656727</text:p>
          </table:table-cell>
          <table:table-cell table:formula="of:=[.D122]/([.E122]-[.E121])" office:value-type="float" office:value="505812.867494497" calcext:value-type="float">
            <text:p>505812.8674944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88683.39518" calcext:value-type="float">
            <text:p>1442888683.39518</text:p>
          </table:table-cell>
          <table:table-cell office:value-type="float" office:value="1442888683.39523" calcext:value-type="float">
            <text:p>1442888683.39523</text:p>
          </table:table-cell>
          <table:table-cell office:value-type="float" office:value="65632" calcext:value-type="float">
            <text:p>65632</text:p>
          </table:table-cell>
          <table:table-cell table:formula="of:=[.C123]-[.C$2]" office:value-type="float" office:value="24.1114482879639" calcext:value-type="float">
            <text:p>24.111448288</text:p>
          </table:table-cell>
          <table:table-cell table:formula="of:=[.D123]/([.E123]-[.E122])" office:value-type="float" office:value="432692.961410116" calcext:value-type="float">
            <text:p>432692.9614101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88683.53195" calcext:value-type="float">
            <text:p>1442888683.53195</text:p>
          </table:table-cell>
          <table:table-cell office:value-type="float" office:value="1442888683.532" calcext:value-type="float">
            <text:p>1442888683.532</text:p>
          </table:table-cell>
          <table:table-cell office:value-type="float" office:value="65632" calcext:value-type="float">
            <text:p>65632</text:p>
          </table:table-cell>
          <table:table-cell table:formula="of:=[.C124]-[.C$2]" office:value-type="float" office:value="24.2482149600983" calcext:value-type="float">
            <text:p>24.2482149601</text:p>
          </table:table-cell>
          <table:table-cell table:formula="of:=[.D124]/([.E124]-[.E123])" office:value-type="float" office:value="479882.993244904" calcext:value-type="float">
            <text:p>479882.9932449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88683.64212" calcext:value-type="float">
            <text:p>1442888683.64212</text:p>
          </table:table-cell>
          <table:table-cell office:value-type="float" office:value="1442888683.64217" calcext:value-type="float">
            <text:p>1442888683.64217</text:p>
          </table:table-cell>
          <table:table-cell office:value-type="float" office:value="65632" calcext:value-type="float">
            <text:p>65632</text:p>
          </table:table-cell>
          <table:table-cell table:formula="of:=[.C125]-[.C$2]" office:value-type="float" office:value="24.3583903312683" calcext:value-type="float">
            <text:p>24.3583903313</text:p>
          </table:table-cell>
          <table:table-cell table:formula="of:=[.D125]/([.E125]-[.E124])" office:value-type="float" office:value="595704.823165097" calcext:value-type="float">
            <text:p>595704.8231650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88683.73299" calcext:value-type="float">
            <text:p>1442888683.73299</text:p>
          </table:table-cell>
          <table:table-cell office:value-type="float" office:value="1442888683.73306" calcext:value-type="float">
            <text:p>1442888683.73306</text:p>
          </table:table-cell>
          <table:table-cell office:value-type="float" office:value="65632" calcext:value-type="float">
            <text:p>65632</text:p>
          </table:table-cell>
          <table:table-cell table:formula="of:=[.C126]-[.C$2]" office:value-type="float" office:value="24.4492745399475" calcext:value-type="float">
            <text:p>24.4492745399</text:p>
          </table:table-cell>
          <table:table-cell table:formula="of:=[.D126]/([.E126]-[.E125])" office:value-type="float" office:value="722149.655631224" calcext:value-type="float">
            <text:p>722149.6556312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88683.84321" calcext:value-type="float">
            <text:p>1442888683.84321</text:p>
          </table:table-cell>
          <table:table-cell office:value-type="float" office:value="1442888683.84326" calcext:value-type="float">
            <text:p>1442888683.84326</text:p>
          </table:table-cell>
          <table:table-cell office:value-type="float" office:value="65632" calcext:value-type="float">
            <text:p>65632</text:p>
          </table:table-cell>
          <table:table-cell table:formula="of:=[.C127]-[.C$2]" office:value-type="float" office:value="24.5594809055328" calcext:value-type="float">
            <text:p>24.5594809055</text:p>
          </table:table-cell>
          <table:table-cell table:formula="of:=[.D127]/([.E127]-[.E126])" office:value-type="float" office:value="595537.287264813" calcext:value-type="float">
            <text:p>595537.2872648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88683.97452" calcext:value-type="float">
            <text:p>1442888683.97452</text:p>
          </table:table-cell>
          <table:table-cell office:value-type="float" office:value="1442888683.97458" calcext:value-type="float">
            <text:p>1442888683.97458</text:p>
          </table:table-cell>
          <table:table-cell office:value-type="float" office:value="65632" calcext:value-type="float">
            <text:p>65632</text:p>
          </table:table-cell>
          <table:table-cell table:formula="of:=[.C128]-[.C$2]" office:value-type="float" office:value="24.6908006668091" calcext:value-type="float">
            <text:p>24.6908006668</text:p>
          </table:table-cell>
          <table:table-cell table:formula="of:=[.D128]/([.E128]-[.E127])" office:value-type="float" office:value="499787.6889369" calcext:value-type="float">
            <text:p>499787.68893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88684.1074" calcext:value-type="float">
            <text:p>1442888684.1074</text:p>
          </table:table-cell>
          <table:table-cell office:value-type="float" office:value="1442888684.10744" calcext:value-type="float">
            <text:p>1442888684.10744</text:p>
          </table:table-cell>
          <table:table-cell office:value-type="float" office:value="65632" calcext:value-type="float">
            <text:p>65632</text:p>
          </table:table-cell>
          <table:table-cell table:formula="of:=[.C129]-[.C$2]" office:value-type="float" office:value="24.823662519455" calcext:value-type="float">
            <text:p>24.8236625195</text:p>
          </table:table-cell>
          <table:table-cell table:formula="of:=[.D129]/([.E129]-[.E128])" office:value-type="float" office:value="493986.789232373" calcext:value-type="float">
            <text:p>493986.7892323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88684.24051" calcext:value-type="float">
            <text:p>1442888684.24051</text:p>
          </table:table-cell>
          <table:table-cell office:value-type="float" office:value="1442888684.24059" calcext:value-type="float">
            <text:p>1442888684.24059</text:p>
          </table:table-cell>
          <table:table-cell office:value-type="float" office:value="65632" calcext:value-type="float">
            <text:p>65632</text:p>
          </table:table-cell>
          <table:table-cell table:formula="of:=[.C130]-[.C$2]" office:value-type="float" office:value="24.9568088054657" calcext:value-type="float">
            <text:p>24.9568088055</text:p>
          </table:table-cell>
          <table:table-cell table:formula="of:=[.D130]/([.E130]-[.E129])" office:value-type="float" office:value="492931.511395705" calcext:value-type="float">
            <text:p>492931.5113957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88684.37633" calcext:value-type="float">
            <text:p>1442888684.37633</text:p>
          </table:table-cell>
          <table:table-cell office:value-type="float" office:value="1442888684.37641" calcext:value-type="float">
            <text:p>1442888684.37641</text:p>
          </table:table-cell>
          <table:table-cell office:value-type="float" office:value="65632" calcext:value-type="float">
            <text:p>65632</text:p>
          </table:table-cell>
          <table:table-cell table:formula="of:=[.C131]-[.C$2]" office:value-type="float" office:value="25.0926268100739" calcext:value-type="float">
            <text:p>25.0926268101</text:p>
          </table:table-cell>
          <table:table-cell table:formula="of:=[.D131]/([.E131]-[.E130])" office:value-type="float" office:value="483234.900920195" calcext:value-type="float">
            <text:p>483234.9009201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88684.43963" calcext:value-type="float">
            <text:p>1442888684.43963</text:p>
          </table:table-cell>
          <table:table-cell office:value-type="float" office:value="1442888684.43967" calcext:value-type="float">
            <text:p>1442888684.43967</text:p>
          </table:table-cell>
          <table:table-cell office:value-type="float" office:value="65632" calcext:value-type="float">
            <text:p>65632</text:p>
          </table:table-cell>
          <table:table-cell table:formula="of:=[.C132]-[.C$2]" office:value-type="float" office:value="25.1558842658997" calcext:value-type="float">
            <text:p>25.1558842659</text:p>
          </table:table-cell>
          <table:table-cell table:formula="of:=[.D132]/([.E132]-[.E131])" office:value-type="float" office:value="1037537.77547951" calcext:value-type="float">
            <text:p>1037537.775479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88684.57726" calcext:value-type="float">
            <text:p>1442888684.57726</text:p>
          </table:table-cell>
          <table:table-cell office:value-type="float" office:value="1442888684.57731" calcext:value-type="float">
            <text:p>1442888684.57731</text:p>
          </table:table-cell>
          <table:table-cell office:value-type="float" office:value="65632" calcext:value-type="float">
            <text:p>65632</text:p>
          </table:table-cell>
          <table:table-cell table:formula="of:=[.C133]-[.C$2]" office:value-type="float" office:value="25.2935283184051" calcext:value-type="float">
            <text:p>25.2935283184</text:p>
          </table:table-cell>
          <table:table-cell table:formula="of:=[.D133]/([.E133]-[.E132])" office:value-type="float" office:value="476824.089419924" calcext:value-type="float">
            <text:p>476824.0894199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88684.70733" calcext:value-type="float">
            <text:p>1442888684.70733</text:p>
          </table:table-cell>
          <table:table-cell office:value-type="float" office:value="1442888684.70737" calcext:value-type="float">
            <text:p>1442888684.70737</text:p>
          </table:table-cell>
          <table:table-cell office:value-type="float" office:value="65632" calcext:value-type="float">
            <text:p>65632</text:p>
          </table:table-cell>
          <table:table-cell table:formula="of:=[.C134]-[.C$2]" office:value-type="float" office:value="25.4235849380493" calcext:value-type="float">
            <text:p>25.423584938</text:p>
          </table:table-cell>
          <table:table-cell table:formula="of:=[.D134]/([.E134]-[.E133])" office:value-type="float" office:value="504641.748951873" calcext:value-type="float">
            <text:p>504641.7489518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88684.77831" calcext:value-type="float">
            <text:p>1442888684.77831</text:p>
          </table:table-cell>
          <table:table-cell office:value-type="float" office:value="1442888684.77836" calcext:value-type="float">
            <text:p>1442888684.77836</text:p>
          </table:table-cell>
          <table:table-cell office:value-type="float" office:value="65632" calcext:value-type="float">
            <text:p>65632</text:p>
          </table:table-cell>
          <table:table-cell table:formula="of:=[.C135]-[.C$2]" office:value-type="float" office:value="25.494580745697" calcext:value-type="float">
            <text:p>25.4945807457</text:p>
          </table:table-cell>
          <table:table-cell table:formula="of:=[.D135]/([.E135]-[.E134])" office:value-type="float" office:value="924448.952333618" calcext:value-type="float">
            <text:p>924448.9523336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88684.93891" calcext:value-type="float">
            <text:p>1442888684.93891</text:p>
          </table:table-cell>
          <table:table-cell office:value-type="float" office:value="1442888684.93898" calcext:value-type="float">
            <text:p>1442888684.93898</text:p>
          </table:table-cell>
          <table:table-cell office:value-type="float" office:value="65632" calcext:value-type="float">
            <text:p>65632</text:p>
          </table:table-cell>
          <table:table-cell table:formula="of:=[.C136]-[.C$2]" office:value-type="float" office:value="25.6551988124847" calcext:value-type="float">
            <text:p>25.6551988125</text:p>
          </table:table-cell>
          <table:table-cell table:formula="of:=[.D136]/([.E136]-[.E135])" office:value-type="float" office:value="408621.528776973" calcext:value-type="float">
            <text:p>408621.5287769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88685.10599" calcext:value-type="float">
            <text:p>1442888685.10599</text:p>
          </table:table-cell>
          <table:table-cell office:value-type="float" office:value="1442888685.10605" calcext:value-type="float">
            <text:p>1442888685.10605</text:p>
          </table:table-cell>
          <table:table-cell office:value-type="float" office:value="65632" calcext:value-type="float">
            <text:p>65632</text:p>
          </table:table-cell>
          <table:table-cell table:formula="of:=[.C137]-[.C$2]" office:value-type="float" office:value="25.8222653865814" calcext:value-type="float">
            <text:p>25.8222653866</text:p>
          </table:table-cell>
          <table:table-cell table:formula="of:=[.D137]/([.E137]-[.E136])" office:value-type="float" office:value="392849.379685127" calcext:value-type="float">
            <text:p>392849.3796851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88685.18029" calcext:value-type="float">
            <text:p>1442888685.18029</text:p>
          </table:table-cell>
          <table:table-cell office:value-type="float" office:value="1442888685.1804" calcext:value-type="float">
            <text:p>1442888685.1804</text:p>
          </table:table-cell>
          <table:table-cell office:value-type="float" office:value="65632" calcext:value-type="float">
            <text:p>65632</text:p>
          </table:table-cell>
          <table:table-cell table:formula="of:=[.C138]-[.C$2]" office:value-type="float" office:value="25.8966178894043" calcext:value-type="float">
            <text:p>25.8966178894</text:p>
          </table:table-cell>
          <table:table-cell table:formula="of:=[.D138]/([.E138]-[.E137])" office:value-type="float" office:value="882714.064869476" calcext:value-type="float">
            <text:p>882714.064869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88685.34089" calcext:value-type="float">
            <text:p>1442888685.34089</text:p>
          </table:table-cell>
          <table:table-cell office:value-type="float" office:value="1442888685.34093" calcext:value-type="float">
            <text:p>1442888685.34093</text:p>
          </table:table-cell>
          <table:table-cell office:value-type="float" office:value="65632" calcext:value-type="float">
            <text:p>65632</text:p>
          </table:table-cell>
          <table:table-cell table:formula="of:=[.C139]-[.C$2]" office:value-type="float" office:value="26.0571525096893" calcext:value-type="float">
            <text:p>26.0571525097</text:p>
          </table:table-cell>
          <table:table-cell table:formula="of:=[.D139]/([.E139]-[.E138])" office:value-type="float" office:value="408833.931792833" calcext:value-type="float">
            <text:p>408833.9317928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88685.43993" calcext:value-type="float">
            <text:p>1442888685.43993</text:p>
          </table:table-cell>
          <table:table-cell office:value-type="float" office:value="1442888685.43997" calcext:value-type="float">
            <text:p>1442888685.43997</text:p>
          </table:table-cell>
          <table:table-cell office:value-type="float" office:value="65632" calcext:value-type="float">
            <text:p>65632</text:p>
          </table:table-cell>
          <table:table-cell table:formula="of:=[.C140]-[.C$2]" office:value-type="float" office:value="26.1561861038208" calcext:value-type="float">
            <text:p>26.1561861038</text:p>
          </table:table-cell>
          <table:table-cell table:formula="of:=[.D140]/([.E140]-[.E139])" office:value-type="float" office:value="662724.609518582" calcext:value-type="float">
            <text:p>662724.6095185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88685.54196" calcext:value-type="float">
            <text:p>1442888685.54196</text:p>
          </table:table-cell>
          <table:table-cell office:value-type="float" office:value="1442888685.54204" calcext:value-type="float">
            <text:p>1442888685.54204</text:p>
          </table:table-cell>
          <table:table-cell office:value-type="float" office:value="65632" calcext:value-type="float">
            <text:p>65632</text:p>
          </table:table-cell>
          <table:table-cell table:formula="of:=[.C141]-[.C$2]" office:value-type="float" office:value="26.2582583427429" calcext:value-type="float">
            <text:p>26.2582583427</text:p>
          </table:table-cell>
          <table:table-cell table:formula="of:=[.D141]/([.E141]-[.E140])" office:value-type="float" office:value="642995.595012637" calcext:value-type="float">
            <text:p>642995.5950126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88685.62667" calcext:value-type="float">
            <text:p>1442888685.62667</text:p>
          </table:table-cell>
          <table:table-cell office:value-type="float" office:value="1442888685.62671" calcext:value-type="float">
            <text:p>1442888685.62671</text:p>
          </table:table-cell>
          <table:table-cell office:value-type="float" office:value="65632" calcext:value-type="float">
            <text:p>65632</text:p>
          </table:table-cell>
          <table:table-cell table:formula="of:=[.C142]-[.C$2]" office:value-type="float" office:value="26.3429324626923" calcext:value-type="float">
            <text:p>26.3429324627</text:p>
          </table:table-cell>
          <table:table-cell table:formula="of:=[.D142]/([.E142]-[.E141])" office:value-type="float" office:value="775112.868480553" calcext:value-type="float">
            <text:p>775112.8684805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88685.78352" calcext:value-type="float">
            <text:p>1442888685.78352</text:p>
          </table:table-cell>
          <table:table-cell office:value-type="float" office:value="1442888685.78356" calcext:value-type="float">
            <text:p>1442888685.78356</text:p>
          </table:table-cell>
          <table:table-cell office:value-type="float" office:value="65632" calcext:value-type="float">
            <text:p>65632</text:p>
          </table:table-cell>
          <table:table-cell table:formula="of:=[.C143]-[.C$2]" office:value-type="float" office:value="26.4997799396515" calcext:value-type="float">
            <text:p>26.4997799397</text:p>
          </table:table-cell>
          <table:table-cell table:formula="of:=[.D143]/([.E143]-[.E142])" office:value-type="float" office:value="418444.729060325" calcext:value-type="float">
            <text:p>418444.7290603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88685.86988" calcext:value-type="float">
            <text:p>1442888685.86988</text:p>
          </table:table-cell>
          <table:table-cell office:value-type="float" office:value="1442888685.86993" calcext:value-type="float">
            <text:p>1442888685.86993</text:p>
          </table:table-cell>
          <table:table-cell office:value-type="float" office:value="65632" calcext:value-type="float">
            <text:p>65632</text:p>
          </table:table-cell>
          <table:table-cell table:formula="of:=[.C144]-[.C$2]" office:value-type="float" office:value="26.5861496925354" calcext:value-type="float">
            <text:p>26.5861496925</text:p>
          </table:table-cell>
          <table:table-cell table:formula="of:=[.D144]/([.E144]-[.E143])" office:value-type="float" office:value="759895.655695755" calcext:value-type="float">
            <text:p>759895.6556957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88685.98454" calcext:value-type="float">
            <text:p>1442888685.98454</text:p>
          </table:table-cell>
          <table:table-cell office:value-type="float" office:value="1442888685.98458" calcext:value-type="float">
            <text:p>1442888685.98458</text:p>
          </table:table-cell>
          <table:table-cell office:value-type="float" office:value="65632" calcext:value-type="float">
            <text:p>65632</text:p>
          </table:table-cell>
          <table:table-cell table:formula="of:=[.C145]-[.C$2]" office:value-type="float" office:value="26.7008018493652" calcext:value-type="float">
            <text:p>26.7008018494</text:p>
          </table:table-cell>
          <table:table-cell table:formula="of:=[.D145]/([.E145]-[.E144])" office:value-type="float" office:value="572444.529738857" calcext:value-type="float">
            <text:p>572444.5297388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88686.06032" calcext:value-type="float">
            <text:p>1442888686.06032</text:p>
          </table:table-cell>
          <table:table-cell office:value-type="float" office:value="1442888686.06042" calcext:value-type="float">
            <text:p>1442888686.06042</text:p>
          </table:table-cell>
          <table:table-cell office:value-type="float" office:value="65632" calcext:value-type="float">
            <text:p>65632</text:p>
          </table:table-cell>
          <table:table-cell table:formula="of:=[.C146]-[.C$2]" office:value-type="float" office:value="26.7766377925873" calcext:value-type="float">
            <text:p>26.7766377926</text:p>
          </table:table-cell>
          <table:table-cell table:formula="of:=[.D146]/([.E146]-[.E145])" office:value-type="float" office:value="865447.137748798" calcext:value-type="float">
            <text:p>865447.1377487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88686.14465" calcext:value-type="float">
            <text:p>1442888686.14465</text:p>
          </table:table-cell>
          <table:table-cell office:value-type="float" office:value="1442888686.14469" calcext:value-type="float">
            <text:p>1442888686.14469</text:p>
          </table:table-cell>
          <table:table-cell office:value-type="float" office:value="65632" calcext:value-type="float">
            <text:p>65632</text:p>
          </table:table-cell>
          <table:table-cell table:formula="of:=[.C147]-[.C$2]" office:value-type="float" office:value="26.8609101772308" calcext:value-type="float">
            <text:p>26.8609101772</text:p>
          </table:table-cell>
          <table:table-cell table:formula="of:=[.D147]/([.E147]-[.E146])" office:value-type="float" office:value="778807.912907679" calcext:value-type="float">
            <text:p>778807.9129076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88686.22934" calcext:value-type="float">
            <text:p>1442888686.22934</text:p>
          </table:table-cell>
          <table:table-cell office:value-type="float" office:value="1442888686.22941" calcext:value-type="float">
            <text:p>1442888686.22941</text:p>
          </table:table-cell>
          <table:table-cell office:value-type="float" office:value="65632" calcext:value-type="float">
            <text:p>65632</text:p>
          </table:table-cell>
          <table:table-cell table:formula="of:=[.C148]-[.C$2]" office:value-type="float" office:value="26.9456298351288" calcext:value-type="float">
            <text:p>26.9456298351</text:p>
          </table:table-cell>
          <table:table-cell table:formula="of:=[.D148]/([.E148]-[.E147])" office:value-type="float" office:value="774696.23495244" calcext:value-type="float">
            <text:p>774696.234952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88686.34548" calcext:value-type="float">
            <text:p>1442888686.34548</text:p>
          </table:table-cell>
          <table:table-cell office:value-type="float" office:value="1442888686.34552" calcext:value-type="float">
            <text:p>1442888686.34552</text:p>
          </table:table-cell>
          <table:table-cell office:value-type="float" office:value="65632" calcext:value-type="float">
            <text:p>65632</text:p>
          </table:table-cell>
          <table:table-cell table:formula="of:=[.C149]-[.C$2]" office:value-type="float" office:value="27.0617389678955" calcext:value-type="float">
            <text:p>27.0617389679</text:p>
          </table:table-cell>
          <table:table-cell table:formula="of:=[.D149]/([.E149]-[.E148])" office:value-type="float" office:value="565261.305773958" calcext:value-type="float">
            <text:p>565261.3057739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88686.42976" calcext:value-type="float">
            <text:p>1442888686.42976</text:p>
          </table:table-cell>
          <table:table-cell office:value-type="float" office:value="1442888686.4298" calcext:value-type="float">
            <text:p>1442888686.4298</text:p>
          </table:table-cell>
          <table:table-cell office:value-type="float" office:value="65632" calcext:value-type="float">
            <text:p>65632</text:p>
          </table:table-cell>
          <table:table-cell table:formula="of:=[.C150]-[.C$2]" office:value-type="float" office:value="27.1460213661194" calcext:value-type="float">
            <text:p>27.1460213661</text:p>
          </table:table-cell>
          <table:table-cell table:formula="of:=[.D150]/([.E150]-[.E149])" office:value-type="float" office:value="778715.382844987" calcext:value-type="float">
            <text:p>778715.3828449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88686.5465" calcext:value-type="float">
            <text:p>1442888686.5465</text:p>
          </table:table-cell>
          <table:table-cell office:value-type="float" office:value="1442888686.54654" calcext:value-type="float">
            <text:p>1442888686.54654</text:p>
          </table:table-cell>
          <table:table-cell office:value-type="float" office:value="65632" calcext:value-type="float">
            <text:p>65632</text:p>
          </table:table-cell>
          <table:table-cell table:formula="of:=[.C151]-[.C$2]" office:value-type="float" office:value="27.2627558708191" calcext:value-type="float">
            <text:p>27.2627558708</text:p>
          </table:table-cell>
          <table:table-cell table:formula="of:=[.D151]/([.E151]-[.E150])" office:value-type="float" office:value="562233.078975532" calcext:value-type="float">
            <text:p>562233.0789755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88686.63068" calcext:value-type="float">
            <text:p>1442888686.63068</text:p>
          </table:table-cell>
          <table:table-cell office:value-type="float" office:value="1442888686.63072" calcext:value-type="float">
            <text:p>1442888686.63072</text:p>
          </table:table-cell>
          <table:table-cell office:value-type="float" office:value="65632" calcext:value-type="float">
            <text:p>65632</text:p>
          </table:table-cell>
          <table:table-cell table:formula="of:=[.C152]-[.C$2]" office:value-type="float" office:value="27.3469378948212" calcext:value-type="float">
            <text:p>27.3469378948</text:p>
          </table:table-cell>
          <table:table-cell table:formula="of:=[.D152]/([.E152]-[.E151])" office:value-type="float" office:value="779643.882147358" calcext:value-type="float">
            <text:p>779643.882147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88686.74761" calcext:value-type="float">
            <text:p>1442888686.74761</text:p>
          </table:table-cell>
          <table:table-cell office:value-type="float" office:value="1442888686.74765" calcext:value-type="float">
            <text:p>1442888686.74765</text:p>
          </table:table-cell>
          <table:table-cell office:value-type="float" office:value="65632" calcext:value-type="float">
            <text:p>65632</text:p>
          </table:table-cell>
          <table:table-cell table:formula="of:=[.C153]-[.C$2]" office:value-type="float" office:value="27.4638695716858" calcext:value-type="float">
            <text:p>27.4638695717</text:p>
          </table:table-cell>
          <table:table-cell table:formula="of:=[.D153]/([.E153]-[.E152])" office:value-type="float" office:value="561285.032078899" calcext:value-type="float">
            <text:p>561285.0320788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88686.83166" calcext:value-type="float">
            <text:p>1442888686.83166</text:p>
          </table:table-cell>
          <table:table-cell office:value-type="float" office:value="1442888686.83172" calcext:value-type="float">
            <text:p>1442888686.83172</text:p>
          </table:table-cell>
          <table:table-cell office:value-type="float" office:value="65632" calcext:value-type="float">
            <text:p>65632</text:p>
          </table:table-cell>
          <table:table-cell table:formula="of:=[.C154]-[.C$2]" office:value-type="float" office:value="27.5479409694672" calcext:value-type="float">
            <text:p>27.5479409695</text:p>
          </table:table-cell>
          <table:table-cell table:formula="of:=[.D154]/([.E154]-[.E153])" office:value-type="float" office:value="780669.784635629" calcext:value-type="float">
            <text:p>780669.7846356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88686.94873" calcext:value-type="float">
            <text:p>1442888686.94873</text:p>
          </table:table-cell>
          <table:table-cell office:value-type="float" office:value="1442888686.94887" calcext:value-type="float">
            <text:p>1442888686.94887</text:p>
          </table:table-cell>
          <table:table-cell office:value-type="float" office:value="65632" calcext:value-type="float">
            <text:p>65632</text:p>
          </table:table-cell>
          <table:table-cell table:formula="of:=[.C155]-[.C$2]" office:value-type="float" office:value="27.6650924682617" calcext:value-type="float">
            <text:p>27.6650924683</text:p>
          </table:table-cell>
          <table:table-cell table:formula="of:=[.D155]/([.E155]-[.E154])" office:value-type="float" office:value="560231.842318095" calcext:value-type="float">
            <text:p>560231.8423180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88686.98931" calcext:value-type="float">
            <text:p>1442888686.98931</text:p>
          </table:table-cell>
          <table:table-cell office:value-type="float" office:value="1442888686.98944" calcext:value-type="float">
            <text:p>1442888686.98944</text:p>
          </table:table-cell>
          <table:table-cell office:value-type="float" office:value="65632" calcext:value-type="float">
            <text:p>65632</text:p>
          </table:table-cell>
          <table:table-cell table:formula="of:=[.C156]-[.C$2]" office:value-type="float" office:value="27.7056591510773" calcext:value-type="float">
            <text:p>27.7056591511</text:p>
          </table:table-cell>
          <table:table-cell table:formula="of:=[.D156]/([.E156]-[.E155])" office:value-type="float" office:value="1617879.38881804" calcext:value-type="float">
            <text:p>1617879.388818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88687.1161" calcext:value-type="float">
            <text:p>1442888687.1161</text:p>
          </table:table-cell>
          <table:table-cell office:value-type="float" office:value="1442888690.01174" calcext:value-type="float">
            <text:p>1442888690.01174</text:p>
          </table:table-cell>
          <table:table-cell office:value-type="float" office:value="65632" calcext:value-type="float">
            <text:p>65632</text:p>
          </table:table-cell>
          <table:table-cell table:formula="of:=[.C157]-[.C$2]" office:value-type="float" office:value="30.7279574871063" calcext:value-type="float">
            <text:p>30.7279574871</text:p>
          </table:table-cell>
          <table:table-cell table:formula="of:=[.D157]/([.E157]-[.E156])" office:value-type="float" office:value="21715.9236788757" calcext:value-type="float">
            <text:p>21715.92367887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88687.19019" calcext:value-type="float">
            <text:p>1442888687.19019</text:p>
          </table:table-cell>
          <table:table-cell office:value-type="float" office:value="1442888690.03932" calcext:value-type="float">
            <text:p>1442888690.03932</text:p>
          </table:table-cell>
          <table:table-cell office:value-type="float" office:value="65632" calcext:value-type="float">
            <text:p>65632</text:p>
          </table:table-cell>
          <table:table-cell table:formula="of:=[.C158]-[.C$2]" office:value-type="float" office:value="30.7555387020111" calcext:value-type="float">
            <text:p>30.755538702</text:p>
          </table:table-cell>
          <table:table-cell table:formula="of:=[.D158]/([.E158]-[.E157])" office:value-type="float" office:value="2379590.61000657" calcext:value-type="float">
            <text:p>2379590.610006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88687.25493" calcext:value-type="float">
            <text:p>1442888687.25493</text:p>
          </table:table-cell>
          <table:table-cell office:value-type="float" office:value="1442888690.06682" calcext:value-type="float">
            <text:p>1442888690.06682</text:p>
          </table:table-cell>
          <table:table-cell office:value-type="float" office:value="65632" calcext:value-type="float">
            <text:p>65632</text:p>
          </table:table-cell>
          <table:table-cell table:formula="of:=[.C159]-[.C$2]" office:value-type="float" office:value="30.7830395698547" calcext:value-type="float">
            <text:p>30.7830395699</text:p>
          </table:table-cell>
          <table:table-cell table:formula="of:=[.D159]/([.E159]-[.E158])" office:value-type="float" office:value="2386542.86741744" calcext:value-type="float">
            <text:p>2386542.867417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88687.3911" calcext:value-type="float">
            <text:p>1442888687.3911</text:p>
          </table:table-cell>
          <table:table-cell office:value-type="float" office:value="1442888690.09435" calcext:value-type="float">
            <text:p>1442888690.09435</text:p>
          </table:table-cell>
          <table:table-cell office:value-type="float" office:value="65632" calcext:value-type="float">
            <text:p>65632</text:p>
          </table:table-cell>
          <table:table-cell table:formula="of:=[.C160]-[.C$2]" office:value-type="float" office:value="30.8105638027191" calcext:value-type="float">
            <text:p>30.8105638027</text:p>
          </table:table-cell>
          <table:table-cell table:formula="of:=[.D160]/([.E160]-[.E159])" office:value-type="float" office:value="2384516.95723505" calcext:value-type="float">
            <text:p>2384516.957235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88687.51812" calcext:value-type="float">
            <text:p>1442888687.51812</text:p>
          </table:table-cell>
          <table:table-cell office:value-type="float" office:value="1442888690.12188" calcext:value-type="float">
            <text:p>1442888690.12188</text:p>
          </table:table-cell>
          <table:table-cell office:value-type="float" office:value="65632" calcext:value-type="float">
            <text:p>65632</text:p>
          </table:table-cell>
          <table:table-cell table:formula="of:=[.C161]-[.C$2]" office:value-type="float" office:value="30.8381006717682" calcext:value-type="float">
            <text:p>30.8381006718</text:p>
          </table:table-cell>
          <table:table-cell table:formula="of:=[.D161]/([.E161]-[.E160])" office:value-type="float" office:value="2383422.74435921" calcext:value-type="float">
            <text:p>2383422.744359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88687.63586" calcext:value-type="float">
            <text:p>1442888687.63586</text:p>
          </table:table-cell>
          <table:table-cell office:value-type="float" office:value="1442888690.14942" calcext:value-type="float">
            <text:p>1442888690.14942</text:p>
          </table:table-cell>
          <table:table-cell office:value-type="float" office:value="65632" calcext:value-type="float">
            <text:p>65632</text:p>
          </table:table-cell>
          <table:table-cell table:formula="of:=[.C162]-[.C$2]" office:value-type="float" office:value="30.8656339645386" calcext:value-type="float">
            <text:p>30.8656339645</text:p>
          </table:table-cell>
          <table:table-cell table:formula="of:=[.D162]/([.E162]-[.E161])" office:value-type="float" office:value="2383732.32534659" calcext:value-type="float">
            <text:p>2383732.325346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88687.7781" calcext:value-type="float">
            <text:p>1442888687.7781</text:p>
          </table:table-cell>
          <table:table-cell office:value-type="float" office:value="1442888690.17696" calcext:value-type="float">
            <text:p>1442888690.17696</text:p>
          </table:table-cell>
          <table:table-cell office:value-type="float" office:value="65632" calcext:value-type="float">
            <text:p>65632</text:p>
          </table:table-cell>
          <table:table-cell table:formula="of:=[.C163]-[.C$2]" office:value-type="float" office:value="30.8931739330292" calcext:value-type="float">
            <text:p>30.893173933</text:p>
          </table:table-cell>
          <table:table-cell table:formula="of:=[.D163]/([.E163]-[.E162])" office:value-type="float" office:value="2383154.5058739" calcext:value-type="float">
            <text:p>2383154.50587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88687.85798" calcext:value-type="float">
            <text:p>1442888687.85798</text:p>
          </table:table-cell>
          <table:table-cell office:value-type="float" office:value="1442888690.20449" calcext:value-type="float">
            <text:p>1442888690.20449</text:p>
          </table:table-cell>
          <table:table-cell office:value-type="float" office:value="65632" calcext:value-type="float">
            <text:p>65632</text:p>
          </table:table-cell>
          <table:table-cell table:formula="of:=[.C164]-[.C$2]" office:value-type="float" office:value="30.9207088947296" calcext:value-type="float">
            <text:p>30.9207088947</text:p>
          </table:table-cell>
          <table:table-cell table:formula="of:=[.D164]/([.E164]-[.E163])" office:value-type="float" office:value="2383587.84421162" calcext:value-type="float">
            <text:p>2383587.844211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88687.97915" calcext:value-type="float">
            <text:p>1442888687.97915</text:p>
          </table:table-cell>
          <table:table-cell office:value-type="float" office:value="1442888690.23201" calcext:value-type="float">
            <text:p>1442888690.23201</text:p>
          </table:table-cell>
          <table:table-cell office:value-type="float" office:value="65632" calcext:value-type="float">
            <text:p>65632</text:p>
          </table:table-cell>
          <table:table-cell table:formula="of:=[.C165]-[.C$2]" office:value-type="float" office:value="30.9482312202454" calcext:value-type="float">
            <text:p>30.9482312202</text:p>
          </table:table-cell>
          <table:table-cell table:formula="of:=[.D165]/([.E165]-[.E164])" office:value-type="float" office:value="2384682.20871991" calcext:value-type="float">
            <text:p>2384682.208719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88688.12096" calcext:value-type="float">
            <text:p>1442888688.12096</text:p>
          </table:table-cell>
          <table:table-cell office:value-type="float" office:value="1442888690.25958" calcext:value-type="float">
            <text:p>1442888690.25958</text:p>
          </table:table-cell>
          <table:table-cell office:value-type="float" office:value="65632" calcext:value-type="float">
            <text:p>65632</text:p>
          </table:table-cell>
          <table:table-cell table:formula="of:=[.C166]-[.C$2]" office:value-type="float" office:value="30.9757950305939" calcext:value-type="float">
            <text:p>30.9757950306</text:p>
          </table:table-cell>
          <table:table-cell table:formula="of:=[.D166]/([.E166]-[.E165])" office:value-type="float" office:value="2381093.14968299" calcext:value-type="float">
            <text:p>2381093.149682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88688.25978" calcext:value-type="float">
            <text:p>1442888688.25978</text:p>
          </table:table-cell>
          <table:table-cell office:value-type="float" office:value="1442888690.28712" calcext:value-type="float">
            <text:p>1442888690.28712</text:p>
          </table:table-cell>
          <table:table-cell office:value-type="float" office:value="65632" calcext:value-type="float">
            <text:p>65632</text:p>
          </table:table-cell>
          <table:table-cell table:formula="of:=[.C167]-[.C$2]" office:value-type="float" office:value="31.0033349990845" calcext:value-type="float">
            <text:p>31.0033349991</text:p>
          </table:table-cell>
          <table:table-cell table:formula="of:=[.D167]/([.E167]-[.E166])" office:value-type="float" office:value="2383154.5058739" calcext:value-type="float">
            <text:p>2383154.50587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88688.38111" calcext:value-type="float">
            <text:p>1442888688.38111</text:p>
          </table:table-cell>
          <table:table-cell office:value-type="float" office:value="1442888690.31465" calcext:value-type="float">
            <text:p>1442888690.31465</text:p>
          </table:table-cell>
          <table:table-cell office:value-type="float" office:value="65632" calcext:value-type="float">
            <text:p>65632</text:p>
          </table:table-cell>
          <table:table-cell table:formula="of:=[.C168]-[.C$2]" office:value-type="float" office:value="31.0308711528778" calcext:value-type="float">
            <text:p>31.0308711529</text:p>
          </table:table-cell>
          <table:table-cell table:formula="of:=[.D168]/([.E168]-[.E167])" office:value-type="float" office:value="2383484.65412355" calcext:value-type="float">
            <text:p>2383484.654123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88688.52294" calcext:value-type="float">
            <text:p>1442888688.52294</text:p>
          </table:table-cell>
          <table:table-cell office:value-type="float" office:value="1442888690.34219" calcext:value-type="float">
            <text:p>1442888690.34219</text:p>
          </table:table-cell>
          <table:table-cell office:value-type="float" office:value="65632" calcext:value-type="float">
            <text:p>65632</text:p>
          </table:table-cell>
          <table:table-cell table:formula="of:=[.C169]-[.C$2]" office:value-type="float" office:value="31.0584049224853" calcext:value-type="float">
            <text:p>31.0584049225</text:p>
          </table:table-cell>
          <table:table-cell table:formula="of:=[.D169]/([.E169]-[.E168])" office:value-type="float" office:value="2383691.04323505" calcext:value-type="float">
            <text:p>2383691.043235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88688.66182" calcext:value-type="float">
            <text:p>1442888688.66182</text:p>
          </table:table-cell>
          <table:table-cell office:value-type="float" office:value="1442888690.36972" calcext:value-type="float">
            <text:p>1442888690.36972</text:p>
          </table:table-cell>
          <table:table-cell office:value-type="float" office:value="65632" calcext:value-type="float">
            <text:p>65632</text:p>
          </table:table-cell>
          <table:table-cell table:formula="of:=[.C170]-[.C$2]" office:value-type="float" office:value="31.0859386920929" calcext:value-type="float">
            <text:p>31.0859386921</text:p>
          </table:table-cell>
          <table:table-cell table:formula="of:=[.D170]/([.E170]-[.E169])" office:value-type="float" office:value="2383691.04323505" calcext:value-type="float">
            <text:p>2383691.043235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88688.78352" calcext:value-type="float">
            <text:p>1442888688.78352</text:p>
          </table:table-cell>
          <table:table-cell office:value-type="float" office:value="1442888690.39728" calcext:value-type="float">
            <text:p>1442888690.39728</text:p>
          </table:table-cell>
          <table:table-cell office:value-type="float" office:value="65632" calcext:value-type="float">
            <text:p>65632</text:p>
          </table:table-cell>
          <table:table-cell table:formula="of:=[.C171]-[.C$2]" office:value-type="float" office:value="31.1134974956512" calcext:value-type="float">
            <text:p>31.1134974957</text:p>
          </table:table-cell>
          <table:table-cell table:formula="of:=[.D171]/([.E171]-[.E170])" office:value-type="float" office:value="2381525.73862791" calcext:value-type="float">
            <text:p>2381525.7386279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888688.92517" calcext:value-type="float">
            <text:p>1442888688.92517</text:p>
          </table:table-cell>
          <table:table-cell office:value-type="float" office:value="1442888690.42484" calcext:value-type="float">
            <text:p>1442888690.42484</text:p>
          </table:table-cell>
          <table:table-cell office:value-type="float" office:value="65632" calcext:value-type="float">
            <text:p>65632</text:p>
          </table:table-cell>
          <table:table-cell table:formula="of:=[.C172]-[.C$2]" office:value-type="float" office:value="31.1410565376282" calcext:value-type="float">
            <text:p>31.1410565376</text:p>
          </table:table-cell>
          <table:table-cell table:formula="of:=[.D172]/([.E172]-[.E171])" office:value-type="float" office:value="2381505.13559014" calcext:value-type="float">
            <text:p>2381505.135590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888689.12605" calcext:value-type="float">
            <text:p>1442888689.12605</text:p>
          </table:table-cell>
          <table:table-cell office:value-type="float" office:value="1442888690.4524" calcext:value-type="float">
            <text:p>1442888690.4524</text:p>
          </table:table-cell>
          <table:table-cell office:value-type="float" office:value="65632" calcext:value-type="float">
            <text:p>65632</text:p>
          </table:table-cell>
          <table:table-cell table:formula="of:=[.C173]-[.C$2]" office:value-type="float" office:value="31.1686220169067" calcext:value-type="float">
            <text:p>31.1686220169</text:p>
          </table:table-cell>
          <table:table-cell table:formula="of:=[.D173]/([.E173]-[.E172])" office:value-type="float" office:value="2380948.98828902" calcext:value-type="float">
            <text:p>2380948.988289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888689.24388" calcext:value-type="float">
            <text:p>1442888689.24388</text:p>
          </table:table-cell>
          <table:table-cell office:value-type="float" office:value="1442888690.47995" calcext:value-type="float">
            <text:p>1442888690.47995</text:p>
          </table:table-cell>
          <table:table-cell office:value-type="float" office:value="65632" calcext:value-type="float">
            <text:p>65632</text:p>
          </table:table-cell>
          <table:table-cell table:formula="of:=[.C174]-[.C$2]" office:value-type="float" office:value="31.1961688995361" calcext:value-type="float">
            <text:p>31.1961688995</text:p>
          </table:table-cell>
          <table:table-cell table:formula="of:=[.D174]/([.E174]-[.E173])" office:value-type="float" office:value="2382556.34523109" calcext:value-type="float">
            <text:p>2382556.345231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888689.36652" calcext:value-type="float">
            <text:p>1442888689.36652</text:p>
          </table:table-cell>
          <table:table-cell office:value-type="float" office:value="1442888690.50754" calcext:value-type="float">
            <text:p>1442888690.50754</text:p>
          </table:table-cell>
          <table:table-cell office:value-type="float" office:value="65632" calcext:value-type="float">
            <text:p>65632</text:p>
          </table:table-cell>
          <table:table-cell table:formula="of:=[.C175]-[.C$2]" office:value-type="float" office:value="31.223762512207" calcext:value-type="float">
            <text:p>31.2237625122</text:p>
          </table:table-cell>
          <table:table-cell table:formula="of:=[.D175]/([.E175]-[.E174])" office:value-type="float" office:value="2378521.46374507" calcext:value-type="float">
            <text:p>2378521.463745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888689.44723" calcext:value-type="float">
            <text:p>1442888689.44723</text:p>
          </table:table-cell>
          <table:table-cell office:value-type="float" office:value="1442888690.53509" calcext:value-type="float">
            <text:p>1442888690.53509</text:p>
          </table:table-cell>
          <table:table-cell office:value-type="float" office:value="65632" calcext:value-type="float">
            <text:p>65632</text:p>
          </table:table-cell>
          <table:table-cell table:formula="of:=[.C176]-[.C$2]" office:value-type="float" office:value="31.2513103485107" calcext:value-type="float">
            <text:p>31.2513103485</text:p>
          </table:table-cell>
          <table:table-cell table:formula="of:=[.D176]/([.E176]-[.E175])" office:value-type="float" office:value="2382473.8638787" calcext:value-type="float">
            <text:p>2382473.863878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888689.52808" calcext:value-type="float">
            <text:p>1442888689.52808</text:p>
          </table:table-cell>
          <table:table-cell office:value-type="float" office:value="1442888690.56266" calcext:value-type="float">
            <text:p>1442888690.56266</text:p>
          </table:table-cell>
          <table:table-cell office:value-type="float" office:value="65632" calcext:value-type="float">
            <text:p>65632</text:p>
          </table:table-cell>
          <table:table-cell table:formula="of:=[.C177]-[.C$2]" office:value-type="float" office:value="31.2788789272308" calcext:value-type="float">
            <text:p>31.2788789272</text:p>
          </table:table-cell>
          <table:table-cell table:formula="of:=[.D177]/([.E177]-[.E176])" office:value-type="float" office:value="2380681.3062933" calcext:value-type="float">
            <text:p>2380681.30629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888689.59533" calcext:value-type="float">
            <text:p>1442888689.59533</text:p>
          </table:table-cell>
          <table:table-cell office:value-type="float" office:value="1442888690.5902" calcext:value-type="float">
            <text:p>1442888690.5902</text:p>
          </table:table-cell>
          <table:table-cell office:value-type="float" office:value="65632" calcext:value-type="float">
            <text:p>65632</text:p>
          </table:table-cell>
          <table:table-cell table:formula="of:=[.C178]-[.C$2]" office:value-type="float" office:value="31.3064177036285" calcext:value-type="float">
            <text:p>31.3064177036</text:p>
          </table:table-cell>
          <table:table-cell table:formula="of:=[.D178]/([.E178]-[.E177])" office:value-type="float" office:value="2383257.66737659" calcext:value-type="float">
            <text:p>2383257.667376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888689.67611" calcext:value-type="float">
            <text:p>1442888689.67611</text:p>
          </table:table-cell>
          <table:table-cell office:value-type="float" office:value="1442888690.61774" calcext:value-type="float">
            <text:p>1442888690.61774</text:p>
          </table:table-cell>
          <table:table-cell office:value-type="float" office:value="65632" calcext:value-type="float">
            <text:p>65632</text:p>
          </table:table-cell>
          <table:table-cell table:formula="of:=[.C179]-[.C$2]" office:value-type="float" office:value="31.3339555263519" calcext:value-type="float">
            <text:p>31.3339555264</text:p>
          </table:table-cell>
          <table:table-cell table:formula="of:=[.D179]/([.E179]-[.E178])" office:value-type="float" office:value="2383340.20300947" calcext:value-type="float">
            <text:p>2383340.203009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888689.74335" calcext:value-type="float">
            <text:p>1442888689.74335</text:p>
          </table:table-cell>
          <table:table-cell office:value-type="float" office:value="1442888690.64533" calcext:value-type="float">
            <text:p>1442888690.64533</text:p>
          </table:table-cell>
          <table:table-cell office:value-type="float" office:value="65632" calcext:value-type="float">
            <text:p>65632</text:p>
          </table:table-cell>
          <table:table-cell table:formula="of:=[.C180]-[.C$2]" office:value-type="float" office:value="31.3615505695343" calcext:value-type="float">
            <text:p>31.3615505695</text:p>
          </table:table-cell>
          <table:table-cell table:formula="of:=[.D180]/([.E180]-[.E179])" office:value-type="float" office:value="2378398.16253391" calcext:value-type="float">
            <text:p>2378398.162533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888689.82419" calcext:value-type="float">
            <text:p>1442888689.82419</text:p>
          </table:table-cell>
          <table:table-cell office:value-type="float" office:value="1442888690.67285" calcext:value-type="float">
            <text:p>1442888690.67285</text:p>
          </table:table-cell>
          <table:table-cell office:value-type="float" office:value="65632" calcext:value-type="float">
            <text:p>65632</text:p>
          </table:table-cell>
          <table:table-cell table:formula="of:=[.C181]-[.C$2]" office:value-type="float" office:value="31.389066696167" calcext:value-type="float">
            <text:p>31.3890666962</text:p>
          </table:table-cell>
          <table:table-cell table:formula="of:=[.D181]/([.E181]-[.E180])" office:value-type="float" office:value="2385219.43426536" calcext:value-type="float">
            <text:p>2385219.434265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888689.91835" calcext:value-type="float">
            <text:p>1442888689.91835</text:p>
          </table:table-cell>
          <table:table-cell office:value-type="float" office:value="1442888690.70042" calcext:value-type="float">
            <text:p>1442888690.70042</text:p>
          </table:table-cell>
          <table:table-cell office:value-type="float" office:value="65632" calcext:value-type="float">
            <text:p>65632</text:p>
          </table:table-cell>
          <table:table-cell table:formula="of:=[.C182]-[.C$2]" office:value-type="float" office:value="31.4166429042816" calcext:value-type="float">
            <text:p>31.4166429043</text:p>
          </table:table-cell>
          <table:table-cell table:formula="of:=[.D182]/([.E182]-[.E181])" office:value-type="float" office:value="2380022.65312157" calcext:value-type="float">
            <text:p>2380022.653121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888689.98561" calcext:value-type="float">
            <text:p>1442888689.98561</text:p>
          </table:table-cell>
          <table:table-cell office:value-type="float" office:value="1442888690.72796" calcext:value-type="float">
            <text:p>1442888690.72796</text:p>
          </table:table-cell>
          <table:table-cell office:value-type="float" office:value="65632" calcext:value-type="float">
            <text:p>65632</text:p>
          </table:table-cell>
          <table:table-cell table:formula="of:=[.C183]-[.C$2]" office:value-type="float" office:value="31.4441821575165" calcext:value-type="float">
            <text:p>31.4441821575</text:p>
          </table:table-cell>
          <table:table-cell table:formula="of:=[.D183]/([.E183]-[.E182])" office:value-type="float" office:value="2383216.40170378" calcext:value-type="float">
            <text:p>2383216.401703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888690.06645" calcext:value-type="float">
            <text:p>1442888690.06645</text:p>
          </table:table-cell>
          <table:table-cell office:value-type="float" office:value="1442888690.75547" calcext:value-type="float">
            <text:p>1442888690.75547</text:p>
          </table:table-cell>
          <table:table-cell office:value-type="float" office:value="65632" calcext:value-type="float">
            <text:p>65632</text:p>
          </table:table-cell>
          <table:table-cell table:formula="of:=[.C184]-[.C$2]" office:value-type="float" office:value="31.4716901779175" calcext:value-type="float">
            <text:p>31.4716901779</text:p>
          </table:table-cell>
          <table:table-cell table:formula="of:=[.D184]/([.E184]-[.E183])" office:value-type="float" office:value="2385922.32531614" calcext:value-type="float">
            <text:p>2385922.325316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888690.14713" calcext:value-type="float">
            <text:p>1442888690.14713</text:p>
          </table:table-cell>
          <table:table-cell office:value-type="float" office:value="1442888690.78301" calcext:value-type="float">
            <text:p>1442888690.78301</text:p>
          </table:table-cell>
          <table:table-cell office:value-type="float" office:value="65632" calcext:value-type="float">
            <text:p>65632</text:p>
          </table:table-cell>
          <table:table-cell table:formula="of:=[.C185]-[.C$2]" office:value-type="float" office:value="31.4992241859436" calcext:value-type="float">
            <text:p>31.4992241859</text:p>
          </table:table-cell>
          <table:table-cell table:formula="of:=[.D185]/([.E185]-[.E184])" office:value-type="float" office:value="2383670.40271548" calcext:value-type="float">
            <text:p>2383670.402715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888690.20102" calcext:value-type="float">
            <text:p>1442888690.20102</text:p>
          </table:table-cell>
          <table:table-cell office:value-type="float" office:value="1442888690.81054" calcext:value-type="float">
            <text:p>1442888690.81054</text:p>
          </table:table-cell>
          <table:table-cell office:value-type="float" office:value="65632" calcext:value-type="float">
            <text:p>65632</text:p>
          </table:table-cell>
          <table:table-cell table:formula="of:=[.C186]-[.C$2]" office:value-type="float" office:value="31.5267596244812" calcext:value-type="float">
            <text:p>31.5267596245</text:p>
          </table:table-cell>
          <table:table-cell table:formula="of:=[.D186]/([.E186]-[.E185])" office:value-type="float" office:value="2383546.56710421" calcext:value-type="float">
            <text:p>2383546.567104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888690.28173" calcext:value-type="float">
            <text:p>1442888690.28173</text:p>
          </table:table-cell>
          <table:table-cell office:value-type="float" office:value="1442888690.83809" calcext:value-type="float">
            <text:p>1442888690.83809</text:p>
          </table:table-cell>
          <table:table-cell office:value-type="float" office:value="65632" calcext:value-type="float">
            <text:p>65632</text:p>
          </table:table-cell>
          <table:table-cell table:formula="of:=[.C187]-[.C$2]" office:value-type="float" office:value="31.5543074607849" calcext:value-type="float">
            <text:p>31.5543074608</text:p>
          </table:table-cell>
          <table:table-cell table:formula="of:=[.D187]/([.E187]-[.E186])" office:value-type="float" office:value="2382473.8638787" calcext:value-type="float">
            <text:p>2382473.86387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888690.37593" calcext:value-type="float">
            <text:p>1442888690.37593</text:p>
          </table:table-cell>
          <table:table-cell office:value-type="float" office:value="1442888690.86562" calcext:value-type="float">
            <text:p>1442888690.86562</text:p>
          </table:table-cell>
          <table:table-cell office:value-type="float" office:value="65632" calcext:value-type="float">
            <text:p>65632</text:p>
          </table:table-cell>
          <table:table-cell table:formula="of:=[.C188]-[.C$2]" office:value-type="float" office:value="31.5818438529968" calcext:value-type="float">
            <text:p>31.581843853</text:p>
          </table:table-cell>
          <table:table-cell table:formula="of:=[.D188]/([.E188]-[.E187])" office:value-type="float" office:value="2383464.01717808" calcext:value-type="float">
            <text:p>2383464.017178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888690.42978" calcext:value-type="float">
            <text:p>1442888690.42978</text:p>
          </table:table-cell>
          <table:table-cell office:value-type="float" office:value="1442888690.89316" calcext:value-type="float">
            <text:p>1442888690.89316</text:p>
          </table:table-cell>
          <table:table-cell office:value-type="float" office:value="65632" calcext:value-type="float">
            <text:p>65632</text:p>
          </table:table-cell>
          <table:table-cell table:formula="of:=[.C189]-[.C$2]" office:value-type="float" office:value="31.6093790531158" calcext:value-type="float">
            <text:p>31.6093790531</text:p>
          </table:table-cell>
          <table:table-cell table:formula="of:=[.D189]/([.E189]-[.E188])" office:value-type="float" office:value="2383567.20547921" calcext:value-type="float">
            <text:p>2383567.205479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888690.51046" calcext:value-type="float">
            <text:p>1442888690.51046</text:p>
          </table:table-cell>
          <table:table-cell office:value-type="float" office:value="1442888690.92071" calcext:value-type="float">
            <text:p>1442888690.92071</text:p>
          </table:table-cell>
          <table:table-cell office:value-type="float" office:value="65632" calcext:value-type="float">
            <text:p>65632</text:p>
          </table:table-cell>
          <table:table-cell table:formula="of:=[.C190]-[.C$2]" office:value-type="float" office:value="31.636928319931" calcext:value-type="float">
            <text:p>31.6369283199</text:p>
          </table:table-cell>
          <table:table-cell table:formula="of:=[.D190]/([.E190]-[.E189])" office:value-type="float" office:value="2382350.15255733" calcext:value-type="float">
            <text:p>2382350.152557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888690.59118" calcext:value-type="float">
            <text:p>1442888690.59118</text:p>
          </table:table-cell>
          <table:table-cell office:value-type="float" office:value="1442888690.94817" calcext:value-type="float">
            <text:p>1442888690.94817</text:p>
          </table:table-cell>
          <table:table-cell office:value-type="float" office:value="65632" calcext:value-type="float">
            <text:p>65632</text:p>
          </table:table-cell>
          <table:table-cell table:formula="of:=[.C191]-[.C$2]" office:value-type="float" office:value="31.6643879413605" calcext:value-type="float">
            <text:p>31.6643879414</text:p>
          </table:table-cell>
          <table:table-cell table:formula="of:=[.D191]/([.E191]-[.E190])" office:value-type="float" office:value="2390127.63408408" calcext:value-type="float">
            <text:p>2390127.634084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888690.67212" calcext:value-type="float">
            <text:p>1442888690.67212</text:p>
          </table:table-cell>
          <table:table-cell office:value-type="float" office:value="1442888690.97566" calcext:value-type="float">
            <text:p>1442888690.97566</text:p>
          </table:table-cell>
          <table:table-cell office:value-type="float" office:value="65632" calcext:value-type="float">
            <text:p>65632</text:p>
          </table:table-cell>
          <table:table-cell table:formula="of:=[.C192]-[.C$2]" office:value-type="float" office:value="31.6918771266937" calcext:value-type="float">
            <text:p>31.6918771267</text:p>
          </table:table-cell>
          <table:table-cell table:formula="of:=[.D192]/([.E192]-[.E191])" office:value-type="float" office:value="2387557.1139829" calcext:value-type="float">
            <text:p>2387557.11398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888690.75274" calcext:value-type="float">
            <text:p>1442888690.75274</text:p>
          </table:table-cell>
          <table:table-cell office:value-type="float" office:value="1442888691.00308" calcext:value-type="float">
            <text:p>1442888691.00308</text:p>
          </table:table-cell>
          <table:table-cell office:value-type="float" office:value="65632" calcext:value-type="float">
            <text:p>65632</text:p>
          </table:table-cell>
          <table:table-cell table:formula="of:=[.C193]-[.C$2]" office:value-type="float" office:value="31.7192995548248" calcext:value-type="float">
            <text:p>31.7192995548</text:p>
          </table:table-cell>
          <table:table-cell table:formula="of:=[.D193]/([.E193]-[.E192])" office:value-type="float" office:value="2393369.38677424" calcext:value-type="float">
            <text:p>2393369.386774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888690.83345" calcext:value-type="float">
            <text:p>1442888690.83345</text:p>
          </table:table-cell>
          <table:table-cell office:value-type="float" office:value="1442888691.02971" calcext:value-type="float">
            <text:p>1442888691.02971</text:p>
          </table:table-cell>
          <table:table-cell office:value-type="float" office:value="65632" calcext:value-type="float">
            <text:p>65632</text:p>
          </table:table-cell>
          <table:table-cell table:formula="of:=[.C194]-[.C$2]" office:value-type="float" office:value="31.7459282875061" calcext:value-type="float">
            <text:p>31.7459282875</text:p>
          </table:table-cell>
          <table:table-cell table:formula="of:=[.D194]/([.E194]-[.E193])" office:value-type="float" office:value="2464706.10470145" calcext:value-type="float">
            <text:p>2464706.104701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888690.88732" calcext:value-type="float">
            <text:p>1442888690.88732</text:p>
          </table:table-cell>
          <table:table-cell office:value-type="float" office:value="1442888691.05632" calcext:value-type="float">
            <text:p>1442888691.05632</text:p>
          </table:table-cell>
          <table:table-cell office:value-type="float" office:value="65632" calcext:value-type="float">
            <text:p>65632</text:p>
          </table:table-cell>
          <table:table-cell table:formula="of:=[.C195]-[.C$2]" office:value-type="float" office:value="31.7725369930267" calcext:value-type="float">
            <text:p>31.772536993</text:p>
          </table:table-cell>
          <table:table-cell table:formula="of:=[.D195]/([.E195]-[.E194])" office:value-type="float" office:value="2466561.17672147" calcext:value-type="float">
            <text:p>2466561.176721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888690.98155" calcext:value-type="float">
            <text:p>1442888690.98155</text:p>
          </table:table-cell>
          <table:table-cell office:value-type="float" office:value="1442888691.08294" calcext:value-type="float">
            <text:p>1442888691.08294</text:p>
          </table:table-cell>
          <table:table-cell office:value-type="float" office:value="65632" calcext:value-type="float">
            <text:p>65632</text:p>
          </table:table-cell>
          <table:table-cell table:formula="of:=[.C196]-[.C$2]" office:value-type="float" office:value="31.7991604804993" calcext:value-type="float">
            <text:p>31.7991604805</text:p>
          </table:table-cell>
          <table:table-cell table:formula="of:=[.D196]/([.E196]-[.E195])" office:value-type="float" office:value="2465191.68714123" calcext:value-type="float">
            <text:p>2465191.687141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888691.06418" calcext:value-type="float">
            <text:p>1442888691.06418</text:p>
          </table:table-cell>
          <table:table-cell office:value-type="float" office:value="1442888691.10957" calcext:value-type="float">
            <text:p>1442888691.10957</text:p>
          </table:table-cell>
          <table:table-cell office:value-type="float" office:value="65632" calcext:value-type="float">
            <text:p>65632</text:p>
          </table:table-cell>
          <table:table-cell table:formula="of:=[.C197]-[.C$2]" office:value-type="float" office:value="31.825786113739" calcext:value-type="float">
            <text:p>31.8257861137</text:p>
          </table:table-cell>
          <table:table-cell table:formula="of:=[.D197]/([.E197]-[.E196])" office:value-type="float" office:value="2464993.01665532" calcext:value-type="float">
            <text:p>2464993.016655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888691.11985" calcext:value-type="float">
            <text:p>1442888691.11985</text:p>
          </table:table-cell>
          <table:table-cell office:value-type="float" office:value="1442888691.1362" calcext:value-type="float">
            <text:p>1442888691.1362</text:p>
          </table:table-cell>
          <table:table-cell office:value-type="float" office:value="65632" calcext:value-type="float">
            <text:p>65632</text:p>
          </table:table-cell>
          <table:table-cell table:formula="of:=[.C198]-[.C$2]" office:value-type="float" office:value="31.8524143695831" calcext:value-type="float">
            <text:p>31.8524143696</text:p>
          </table:table-cell>
          <table:table-cell table:formula="of:=[.D198]/([.E198]-[.E197])" office:value-type="float" office:value="2464750.24065469" calcext:value-type="float">
            <text:p>2464750.2406546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888691.20337" calcext:value-type="float">
            <text:p>1442888691.20337</text:p>
          </table:table-cell>
          <table:table-cell office:value-type="float" office:value="1442888691.20342" calcext:value-type="float">
            <text:p>1442888691.20342</text:p>
          </table:table-cell>
          <table:table-cell office:value-type="float" office:value="65632" calcext:value-type="float">
            <text:p>65632</text:p>
          </table:table-cell>
          <table:table-cell table:formula="of:=[.C199]-[.C$2]" office:value-type="float" office:value="31.9196410179138" calcext:value-type="float">
            <text:p>31.9196410179</text:p>
          </table:table-cell>
          <table:table-cell table:formula="of:=[.D199]/([.E199]-[.E198])" office:value-type="float" office:value="976279.520543038" calcext:value-type="float">
            <text:p>976279.5205430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888691.28684" calcext:value-type="float">
            <text:p>1442888691.28684</text:p>
          </table:table-cell>
          <table:table-cell office:value-type="float" office:value="1442888691.28688" calcext:value-type="float">
            <text:p>1442888691.28688</text:p>
          </table:table-cell>
          <table:table-cell office:value-type="float" office:value="65632" calcext:value-type="float">
            <text:p>65632</text:p>
          </table:table-cell>
          <table:table-cell table:formula="of:=[.C200]-[.C$2]" office:value-type="float" office:value="32.0031003952026" calcext:value-type="float">
            <text:p>32.0031003952</text:p>
          </table:table-cell>
          <table:table-cell table:formula="of:=[.D200]/([.E200]-[.E199])" office:value-type="float" office:value="786394.556634119" calcext:value-type="float">
            <text:p>786394.5566341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888691.3703" calcext:value-type="float">
            <text:p>1442888691.3703</text:p>
          </table:table-cell>
          <table:table-cell office:value-type="float" office:value="1442888691.37034" calcext:value-type="float">
            <text:p>1442888691.37034</text:p>
          </table:table-cell>
          <table:table-cell office:value-type="float" office:value="65632" calcext:value-type="float">
            <text:p>65632</text:p>
          </table:table-cell>
          <table:table-cell table:formula="of:=[.C201]-[.C$2]" office:value-type="float" office:value="32.0865585803986" calcext:value-type="float">
            <text:p>32.0865585804</text:p>
          </table:table-cell>
          <table:table-cell table:formula="of:=[.D201]/([.E201]-[.E200])" office:value-type="float" office:value="786405.789269502" calcext:value-type="float">
            <text:p>786405.7892695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888691.45397" calcext:value-type="float">
            <text:p>1442888691.45397</text:p>
          </table:table-cell>
          <table:table-cell office:value-type="float" office:value="1442888691.45401" calcext:value-type="float">
            <text:p>1442888691.45401</text:p>
          </table:table-cell>
          <table:table-cell office:value-type="float" office:value="65632" calcext:value-type="float">
            <text:p>65632</text:p>
          </table:table-cell>
          <table:table-cell table:formula="of:=[.C202]-[.C$2]" office:value-type="float" office:value="32.1702265739441" calcext:value-type="float">
            <text:p>32.1702265739</text:p>
          </table:table-cell>
          <table:table-cell table:formula="of:=[.D202]/([.E202]-[.E201])" office:value-type="float" office:value="784433.774717963" calcext:value-type="float">
            <text:p>784433.7747179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888691.53751" calcext:value-type="float">
            <text:p>1442888691.53751</text:p>
          </table:table-cell>
          <table:table-cell office:value-type="float" office:value="1442888691.53756" calcext:value-type="float">
            <text:p>1442888691.53756</text:p>
          </table:table-cell>
          <table:table-cell office:value-type="float" office:value="65632" calcext:value-type="float">
            <text:p>65632</text:p>
          </table:table-cell>
          <table:table-cell table:formula="of:=[.C203]-[.C$2]" office:value-type="float" office:value="32.2537775039673" calcext:value-type="float">
            <text:p>32.253777504</text:p>
          </table:table-cell>
          <table:table-cell table:formula="of:=[.D203]/([.E203]-[.E202])" office:value-type="float" office:value="785532.847830429" calcext:value-type="float">
            <text:p>785532.84783042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888691.60703" calcext:value-type="float">
            <text:p>1442888691.60703</text:p>
          </table:table-cell>
          <table:table-cell office:value-type="float" office:value="1442888691.60706" calcext:value-type="float">
            <text:p>1442888691.60706</text:p>
          </table:table-cell>
          <table:table-cell office:value-type="float" office:value="65632" calcext:value-type="float">
            <text:p>65632</text:p>
          </table:table-cell>
          <table:table-cell table:formula="of:=[.C204]-[.C$2]" office:value-type="float" office:value="32.3232836723328" calcext:value-type="float">
            <text:p>32.3232836723</text:p>
          </table:table-cell>
          <table:table-cell table:formula="of:=[.D204]/([.E204]-[.E203])" office:value-type="float" office:value="944261.517264089" calcext:value-type="float">
            <text:p>944261.51726408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888691.69059" calcext:value-type="float">
            <text:p>1442888691.69059</text:p>
          </table:table-cell>
          <table:table-cell office:value-type="float" office:value="1442888691.69064" calcext:value-type="float">
            <text:p>1442888691.69064</text:p>
          </table:table-cell>
          <table:table-cell office:value-type="float" office:value="65632" calcext:value-type="float">
            <text:p>65632</text:p>
          </table:table-cell>
          <table:table-cell table:formula="of:=[.C205]-[.C$2]" office:value-type="float" office:value="32.4068558216095" calcext:value-type="float">
            <text:p>32.4068558216</text:p>
          </table:table-cell>
          <table:table-cell table:formula="of:=[.D205]/([.E205]-[.E204])" office:value-type="float" office:value="785333.398363036" calcext:value-type="float">
            <text:p>785333.3983630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888691.7742" calcext:value-type="float">
            <text:p>1442888691.7742</text:p>
          </table:table-cell>
          <table:table-cell office:value-type="float" office:value="1442888691.77425" calcext:value-type="float">
            <text:p>1442888691.77425</text:p>
          </table:table-cell>
          <table:table-cell office:value-type="float" office:value="65632" calcext:value-type="float">
            <text:p>65632</text:p>
          </table:table-cell>
          <table:table-cell table:formula="of:=[.C206]-[.C$2]" office:value-type="float" office:value="32.4904673099518" calcext:value-type="float">
            <text:p>32.49046731</text:p>
          </table:table-cell>
          <table:table-cell table:formula="of:=[.D206]/([.E206]-[.E205])" office:value-type="float" office:value="784963.900311384" calcext:value-type="float">
            <text:p>784963.9003113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888691.82981" calcext:value-type="float">
            <text:p>1442888691.82981</text:p>
          </table:table-cell>
          <table:table-cell office:value-type="float" office:value="1442888691.82986" calcext:value-type="float">
            <text:p>1442888691.82986</text:p>
          </table:table-cell>
          <table:table-cell office:value-type="float" office:value="65632" calcext:value-type="float">
            <text:p>65632</text:p>
          </table:table-cell>
          <table:table-cell table:formula="of:=[.C207]-[.C$2]" office:value-type="float" office:value="32.5460753440857" calcext:value-type="float">
            <text:p>32.5460753441</text:p>
          </table:table-cell>
          <table:table-cell table:formula="of:=[.D207]/([.E207]-[.E206])" office:value-type="float" office:value="1180261.10834902" calcext:value-type="float">
            <text:p>1180261.108349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888700.32536" calcext:value-type="float">
            <text:p>1442888700.32536</text:p>
          </table:table-cell>
          <table:table-cell office:value-type="float" office:value="1442888700.32544" calcext:value-type="float">
            <text:p>1442888700.32544</text:p>
          </table:table-cell>
          <table:table-cell office:value-type="float" office:value="65632" calcext:value-type="float">
            <text:p>65632</text:p>
          </table:table-cell>
          <table:table-cell table:formula="of:=[.C208]-[.C$2]" office:value-type="float" office:value="41.0416603088379" calcext:value-type="float">
            <text:p>41.0416603088</text:p>
          </table:table-cell>
          <table:table-cell table:formula="of:=[.D208]/([.E208]-[.E207])" office:value-type="float" office:value="7725.42447310035" calcext:value-type="float">
            <text:p>7725.4244731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1:41:54.484112823</dc:date>
    <meta:editing-duration>PT15M9S</meta:editing-duration>
    <meta:editing-cycles>2</meta:editing-cycles>
    <meta:generator>LibreOffice/4.4.2.2$Linux_X86_64 LibreOffice_project/40m0$Build-2</meta:generator>
    <meta:document-statistic meta:table-count="1" meta:cell-count="12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1.receiver_i.routed_msg_sub.network'.E1:'sink_1.receiver_i.routed_msg_sub.network'.F208" chart:data-source-has-labels="row" svg:x="0.32cm" svg:y="0.18cm" svg:width="11.793cm" svg:height="8.64cm">
          <chartooo:coordinate-region svg:x="1.867cm" svg:y="0.38cm" svg:width="10.0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F2:'sink_1.receiver_i.routed_msg_sub.network'.F208" chart:label-cell-address="'sink_1.receiver_i.routed_msg_sub.network'.F1:'sink_1.receiver_i.routed_msg_sub.network'.F1" chart:class="chart:scatter">
            <chart:domain table:cell-range-address="'sink_1.receiver_i.routed_msg_sub.network'.E2:'sink_1.receiver_i.routed_msg_sub.network'.E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ata rate (bps)</text:p>
                <draw:g>
                  <svg:desc>'sink_1.receiver_i.routed_msg_sub.network'.F1:'sink_1.receiver_i.routed_msg_sub.network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208</svg:desc>
                </draw:g>
              </table:table-cell>
              <table:table-cell office:value-type="float" office:value="0">
                <text:p>0</text:p>
                <draw:g>
                  <svg:desc>'sink_1.receiver_i.routed_msg_sub.network'.F2:'sink_1.receiver_i.routed_msg_sub.network'.F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544777870178">
                <text:p>1.09544777870178</text:p>
              </table:table-cell>
              <table:table-cell office:value-type="float" office:value="59913.3991378217">
                <text:p>59913.3991378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619431495667">
                <text:p>1.29619431495667</text:p>
              </table:table-cell>
              <table:table-cell office:value-type="float" office:value="326939.638533383">
                <text:p>326939.638533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2662706375122">
                <text:p>1.52662706375122</text:p>
              </table:table-cell>
              <table:table-cell office:value-type="float" office:value="284820.627030383">
                <text:p>284820.627030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2804093360901">
                <text:p>1.72804093360901</text:p>
              </table:table-cell>
              <table:table-cell office:value-type="float" office:value="325856.407239187">
                <text:p>325856.407239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0966057777405">
                <text:p>1.90966057777405</text:p>
              </table:table-cell>
              <table:table-cell office:value-type="float" office:value="361370.601190914">
                <text:p>361370.601190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8771419525146">
                <text:p>2.08771419525146</text:p>
              </table:table-cell>
              <table:table-cell office:value-type="float" office:value="368608.068343932">
                <text:p>368608.068343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055881023407">
                <text:p>2.2055881023407</text:p>
              </table:table-cell>
              <table:table-cell office:value-type="float" office:value="556798.375660145">
                <text:p>556798.37566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0360841751099">
                <text:p>2.30360841751099</text:p>
              </table:table-cell>
              <table:table-cell office:value-type="float" office:value="669575.484285878">
                <text:p>669575.484285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8997163772583">
                <text:p>2.48997163772583</text:p>
              </table:table-cell>
              <table:table-cell office:value-type="float" office:value="352172.49371597">
                <text:p>352172.49371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0785508155823">
                <text:p>2.60785508155823</text:p>
              </table:table-cell>
              <table:table-cell office:value-type="float" office:value="556753.330801171">
                <text:p>556753.330801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0844306945801">
                <text:p>2.80844306945801</text:p>
              </table:table-cell>
              <table:table-cell office:value-type="float" office:value="327198.057506772">
                <text:p>327198.057506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0924897193909">
                <text:p>3.00924897193909</text:p>
              </table:table-cell>
              <table:table-cell office:value-type="float" office:value="326842.982148815">
                <text:p>326842.982148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3448786735535">
                <text:p>3.13448786735535</text:p>
              </table:table-cell>
              <table:table-cell office:value-type="float" office:value="524054.446359154">
                <text:p>524054.446359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5864911079407">
                <text:p>3.25864911079407</text:p>
              </table:table-cell>
              <table:table-cell office:value-type="float" office:value="528602.953564914">
                <text:p>528602.953564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3565330505371">
                <text:p>3.33565330505371</text:p>
              </table:table-cell>
              <table:table-cell office:value-type="float" office:value="852317.209874326">
                <text:p>852317.209874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4266438484192">
                <text:p>3.44266438484192</text:p>
              </table:table-cell>
              <table:table-cell office:value-type="float" office:value="613319.668672592">
                <text:p>613319.668672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3673434257507">
                <text:p>3.53673434257507</text:p>
              </table:table-cell>
              <table:table-cell office:value-type="float" office:value="697693.520668698">
                <text:p>697693.520668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9230246543884">
                <text:p>3.69230246543884</text:p>
              </table:table-cell>
              <table:table-cell office:value-type="float" office:value="421885.915904981">
                <text:p>421885.915904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301355361938">
                <text:p>3.81301355361938</text:p>
              </table:table-cell>
              <table:table-cell office:value-type="float" office:value="543711.443490902">
                <text:p>543711.443490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3861031532288">
                <text:p>3.93861031532288</text:p>
              </table:table-cell>
              <table:table-cell office:value-type="float" office:value="522561.243696267">
                <text:p>522561.243696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1395988464356">
                <text:p>4.01395988464356</text:p>
              </table:table-cell>
              <table:table-cell office:value-type="float" office:value="871033.512091862">
                <text:p>871033.512091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3959336280823">
                <text:p>4.13959336280823</text:p>
              </table:table-cell>
              <table:table-cell office:value-type="float" office:value="522408.52485174">
                <text:p>522408.52485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7094554901123">
                <text:p>4.27094554901123</text:p>
              </table:table-cell>
              <table:table-cell office:value-type="float" office:value="499664.313912268">
                <text:p>499664.313912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5279130935669">
                <text:p>4.35279130935669</text:p>
              </table:table-cell>
              <table:table-cell office:value-type="float" office:value="801898.592217568">
                <text:p>801898.592217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4143929481506">
                <text:p>4.54143929481506</text:p>
              </table:table-cell>
              <table:table-cell office:value-type="float" office:value="347907.240252412">
                <text:p>347907.240252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1508846282959">
                <text:p>4.61508846282959</text:p>
              </table:table-cell>
              <table:table-cell office:value-type="float" office:value="891143.807450139">
                <text:p>891143.807450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4253654479981">
                <text:p>4.74253654479981</text:p>
              </table:table-cell>
              <table:table-cell office:value-type="float" office:value="514970.480413652">
                <text:p>514970.480413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4372224807739">
                <text:p>4.94372224807739</text:p>
              </table:table-cell>
              <table:table-cell office:value-type="float" office:value="326225.9640261">
                <text:p>326225.9640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4481568336487">
                <text:p>5.14481568336487</text:p>
              </table:table-cell>
              <table:table-cell office:value-type="float" office:value="326375.646754331">
                <text:p>326375.646754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7605795860291">
                <text:p>5.27605795860291</text:p>
              </table:table-cell>
              <table:table-cell office:value-type="float" office:value="500082.765869166">
                <text:p>500082.765869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7722911834717">
                <text:p>5.47722911834717</text:p>
              </table:table-cell>
              <table:table-cell office:value-type="float" office:value="326249.548312165">
                <text:p>326249.548312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1906242370606">
                <text:p>5.61906242370606</text:p>
              </table:table-cell>
              <table:table-cell office:value-type="float" office:value="462740.39679135">
                <text:p>462740.39679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4804306030273">
                <text:p>5.74804306030273</text:p>
              </table:table-cell>
              <table:table-cell office:value-type="float" office:value="508851.574405158">
                <text:p>508851.574405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7928032875061">
                <text:p>5.87928032875061</text:p>
              </table:table-cell>
              <table:table-cell office:value-type="float" office:value="500101.84436342">
                <text:p>500101.84436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08023405075073">
                <text:p>6.08023405075073</text:p>
              </table:table-cell>
              <table:table-cell office:value-type="float" office:value="326602.559767269">
                <text:p>326602.559767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2221143245697">
                <text:p>6.2221143245697</text:p>
              </table:table-cell>
              <table:table-cell office:value-type="float" office:value="462587.209859366">
                <text:p>462587.209859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2325401306152">
                <text:p>6.42325401306152</text:p>
              </table:table-cell>
              <table:table-cell office:value-type="float" office:value="326300.594835955">
                <text:p>326300.5948359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2439942359924">
                <text:p>6.62439942359924</text:p>
              </table:table-cell>
              <table:table-cell office:value-type="float" office:value="326291.3124617">
                <text:p>326291.3124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2473850250244">
                <text:p>6.82473850250244</text:p>
              </table:table-cell>
              <table:table-cell office:value-type="float" office:value="327604.580989976">
                <text:p>327604.580989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02561497688293">
                <text:p>7.02561497688293</text:p>
              </table:table-cell>
              <table:table-cell office:value-type="float" office:value="326728.155710669">
                <text:p>326728.1557106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2661995887756">
                <text:p>7.22661995887756</text:p>
              </table:table-cell>
              <table:table-cell office:value-type="float" office:value="326519.270063434">
                <text:p>326519.2700634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35497426986694">
                <text:p>7.35497426986694</text:p>
              </table:table-cell>
              <table:table-cell office:value-type="float" office:value="511334.597911795">
                <text:p>511334.5979117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5598783493042">
                <text:p>7.55598783493042</text:p>
              </table:table-cell>
              <table:table-cell office:value-type="float" office:value="326505.328032337">
                <text:p>326505.328032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5722646713257">
                <text:p>7.75722646713257</text:p>
              </table:table-cell>
              <table:table-cell office:value-type="float" office:value="326140.161467959">
                <text:p>326140.161467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7437875270844">
                <text:p>10.7437875270844</text:p>
              </table:table-cell>
              <table:table-cell office:value-type="float" office:value="21975.7770500964">
                <text:p>21975.7770500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7713828086853">
                <text:p>10.7713828086853</text:p>
              </table:table-cell>
              <table:table-cell office:value-type="float" office:value="2378377.6135749">
                <text:p>2378377.61357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7989678382874">
                <text:p>10.7989678382874</text:p>
              </table:table-cell>
              <table:table-cell office:value-type="float" office:value="2379261.53956785">
                <text:p>2379261.539567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265089988709">
                <text:p>10.8265089988709</text:p>
              </table:table-cell>
              <table:table-cell office:value-type="float" office:value="2383051.35330171">
                <text:p>2383051.35330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8540453910828">
                <text:p>10.8540453910828</text:p>
              </table:table-cell>
              <table:table-cell office:value-type="float" office:value="2383464.01717808">
                <text:p>2383464.01717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815841674805">
                <text:p>10.8815841674805</text:p>
              </table:table-cell>
              <table:table-cell office:value-type="float" office:value="2383257.66737659">
                <text:p>2383257.66737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9091045856476">
                <text:p>10.9091045856476</text:p>
              </table:table-cell>
              <table:table-cell office:value-type="float" office:value="2384847.48311083">
                <text:p>2384847.483110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9366500377655">
                <text:p>10.9366500377655</text:p>
              </table:table-cell>
              <table:table-cell office:value-type="float" office:value="2382680.07796839">
                <text:p>2382680.07796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642159938812">
                <text:p>10.9642159938812</text:p>
              </table:table-cell>
              <table:table-cell office:value-type="float" office:value="2380907.80252551">
                <text:p>2380907.80252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9917500019073">
                <text:p>10.9917500019073</text:p>
              </table:table-cell>
              <table:table-cell office:value-type="float" office:value="2383670.40271548">
                <text:p>2383670.40271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192725658417">
                <text:p>11.0192725658417</text:p>
              </table:table-cell>
              <table:table-cell office:value-type="float" office:value="2384661.55103172">
                <text:p>2384661.551031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046834230423">
                <text:p>11.046834230423</text:p>
              </table:table-cell>
              <table:table-cell office:value-type="float" office:value="2381278.52570025">
                <text:p>2381278.52570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074383020401">
                <text:p>11.074383020401</text:p>
              </table:table-cell>
              <table:table-cell office:value-type="float" office:value="2382391.38823692">
                <text:p>2382391.38823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1019215583801">
                <text:p>11.1019215583801</text:p>
              </table:table-cell>
              <table:table-cell office:value-type="float" office:value="2383278.30074889">
                <text:p>2383278.30074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1294314861298">
                <text:p>11.1294314861298</text:p>
              </table:table-cell>
              <table:table-cell office:value-type="float" office:value="2385756.90191966">
                <text:p>2385756.901919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1569440364838">
                <text:p>11.1569440364838</text:p>
              </table:table-cell>
              <table:table-cell office:value-type="float" office:value="2385529.48220042">
                <text:p>2385529.48220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1844305992126">
                <text:p>11.1844305992126</text:p>
              </table:table-cell>
              <table:table-cell office:value-type="float" office:value="2387784.9204854">
                <text:p>2387784.92048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2119200229645">
                <text:p>11.2119200229645</text:p>
              </table:table-cell>
              <table:table-cell office:value-type="float" office:value="2387536.40645626">
                <text:p>2387536.40645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2393972873688">
                <text:p>11.2393972873688</text:p>
              </table:table-cell>
              <table:table-cell office:value-type="float" office:value="2388592.94849368">
                <text:p>2388592.94849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2668952941895">
                <text:p>11.2668952941895</text:p>
              </table:table-cell>
              <table:table-cell office:value-type="float" office:value="2386791.17464777">
                <text:p>2386791.17464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3060603141785">
                <text:p>11.3060603141785</text:p>
              </table:table-cell>
              <table:table-cell office:value-type="float" office:value="1675781.09288367">
                <text:p>1675781.092883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475660324097">
                <text:p>11.4475660324097</text:p>
              </table:table-cell>
              <table:table-cell office:value-type="float" office:value="463811.645355322">
                <text:p>463811.6453553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6487762928009">
                <text:p>11.6487762928009</text:p>
              </table:table-cell>
              <table:table-cell office:value-type="float" office:value="326186.149117766">
                <text:p>326186.1491177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8498997688293">
                <text:p>11.8498997688293</text:p>
              </table:table-cell>
              <table:table-cell office:value-type="float" office:value="326326.897764627">
                <text:p>326326.8977646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9787237644196">
                <text:p>11.9787237644196</text:p>
              </table:table-cell>
              <table:table-cell office:value-type="float" office:value="509470.302479795">
                <text:p>509470.3024797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1798965930939">
                <text:p>12.1798965930939</text:p>
              </table:table-cell>
              <table:table-cell office:value-type="float" office:value="326246.841745479">
                <text:p>326246.841745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3810002803803">
                <text:p>12.3810002803803</text:p>
              </table:table-cell>
              <table:table-cell office:value-type="float" office:value="326359.008557304">
                <text:p>326359.008557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5821135044098">
                <text:p>12.5821135044098</text:p>
              </table:table-cell>
              <table:table-cell office:value-type="float" office:value="326343.532687634">
                <text:p>326343.5326876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7830896377563">
                <text:p>12.7830896377563</text:p>
              </table:table-cell>
              <table:table-cell office:value-type="float" office:value="326566.139506854">
                <text:p>326566.139506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9141669273376">
                <text:p>12.9141669273376</text:p>
              </table:table-cell>
              <table:table-cell office:value-type="float" office:value="500712.21498132">
                <text:p>500712.21498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0218639373779">
                <text:p>13.0218639373779</text:p>
              </table:table-cell>
              <table:table-cell office:value-type="float" office:value="609413.390171657">
                <text:p>609413.390171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0991117954254">
                <text:p>13.0991117954254</text:p>
              </table:table-cell>
              <table:table-cell office:value-type="float" office:value="849628.736108839">
                <text:p>849628.7361088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1766693592072">
                <text:p>13.1766693592072</text:p>
              </table:table-cell>
              <table:table-cell office:value-type="float" office:value="846235.96719336">
                <text:p>846235.967193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2279372215271">
                <text:p>13.2279372215271</text:p>
              </table:table-cell>
              <table:table-cell office:value-type="float" office:value="1280178.20580097">
                <text:p>1280178.205800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3052809238434">
                <text:p>13.3052809238434</text:p>
              </table:table-cell>
              <table:table-cell office:value-type="float" office:value="848575.876696578">
                <text:p>848575.8766965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3826508522034">
                <text:p>13.3826508522034</text:p>
              </table:table-cell>
              <table:table-cell office:value-type="float" office:value="848288.235380401">
                <text:p>848288.235380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459986448288">
                <text:p>13.459986448288</text:p>
              </table:table-cell>
              <table:table-cell office:value-type="float" office:value="848664.823481899">
                <text:p>848664.823481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5244233608246">
                <text:p>13.5244233608246</text:p>
              </table:table-cell>
              <table:table-cell office:value-type="float" office:value="1018546.62826528">
                <text:p>1018546.62826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6016891002655">
                <text:p>13.6016891002655</text:p>
              </table:table-cell>
              <table:table-cell office:value-type="float" office:value="849432.108912724">
                <text:p>849432.108912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789567470551">
                <text:p>13.6789567470551</text:p>
              </table:table-cell>
              <table:table-cell office:value-type="float" office:value="849411.140716604">
                <text:p>849411.140716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547957897186">
                <text:p>13.7547957897186</text:p>
              </table:table-cell>
              <table:table-cell office:value-type="float" office:value="865411.7680671">
                <text:p>865411.76806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8273642063141">
                <text:p>13.8273642063141</text:p>
              </table:table-cell>
              <table:table-cell office:value-type="float" office:value="904415.489259924">
                <text:p>904415.489259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8758525848389">
                <text:p>13.8758525848389</text:p>
              </table:table-cell>
              <table:table-cell office:value-type="float" office:value="1353561.45115181">
                <text:p>1353561.451151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9484350681305">
                <text:p>13.9484350681305</text:p>
              </table:table-cell>
              <table:table-cell office:value-type="float" office:value="904240.210910118">
                <text:p>904240.210910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0212976932526">
                <text:p>14.0212976932526</text:p>
              </table:table-cell>
              <table:table-cell office:value-type="float" office:value="900763.592994948">
                <text:p>900763.5929949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0818207263947">
                <text:p>14.0818207263947</text:p>
              </table:table-cell>
              <table:table-cell office:value-type="float" office:value="1084413.59582749">
                <text:p>1084413.59582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1544604301453">
                <text:p>14.1544604301453</text:p>
              </table:table-cell>
              <table:table-cell office:value-type="float" office:value="903527.913953649">
                <text:p>903527.913953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2271070480347">
                <text:p>14.2271070480347</text:p>
              </table:table-cell>
              <table:table-cell office:value-type="float" office:value="903441.920722542">
                <text:p>903441.9207225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299685716629">
                <text:p>14.299685716629</text:p>
              </table:table-cell>
              <table:table-cell office:value-type="float" office:value="904287.737307706">
                <text:p>904287.7373077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372439622879">
                <text:p>14.372439622879</text:p>
              </table:table-cell>
              <table:table-cell office:value-type="float" office:value="902109.637583893">
                <text:p>902109.6375838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4451007843018">
                <text:p>14.4451007843018</text:p>
              </table:table-cell>
              <table:table-cell office:value-type="float" office:value="903261.091825451">
                <text:p>903261.091825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4937374591827">
                <text:p>14.4937374591827</text:p>
              </table:table-cell>
              <table:table-cell office:value-type="float" office:value="1349434.35505424">
                <text:p>1349434.35505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5662477016449">
                <text:p>14.5662477016449</text:p>
              </table:table-cell>
              <table:table-cell office:value-type="float" office:value="905141.091401703">
                <text:p>905141.0914017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651068687439">
                <text:p>14.651068687439</text:p>
              </table:table-cell>
              <table:table-cell office:value-type="float" office:value="773770.776012255">
                <text:p>773770.776012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994431018829">
                <text:p>14.6994431018829</text:p>
              </table:table-cell>
              <table:table-cell office:value-type="float" office:value="1356750.27293651">
                <text:p>1356750.272936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7776660919189">
                <text:p>14.7776660919189</text:p>
              </table:table-cell>
              <table:table-cell office:value-type="float" office:value="839037.218722854">
                <text:p>839037.2187228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8581056594849">
                <text:p>14.8581056594849</text:p>
              </table:table-cell>
              <table:table-cell office:value-type="float" office:value="815916.867606435">
                <text:p>815916.867606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9390196800232">
                <text:p>14.9390196800232</text:p>
              </table:table-cell>
              <table:table-cell office:value-type="float" office:value="811132.601783262">
                <text:p>811132.6017832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0855724811554">
                <text:p>21.0855724811554</text:p>
              </table:table-cell>
              <table:table-cell office:value-type="float" office:value="10677.8550715306">
                <text:p>10677.85507153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2864227294922">
                <text:p>21.2864227294922</text:p>
              </table:table-cell>
              <table:table-cell office:value-type="float" office:value="326770.818276242">
                <text:p>326770.8182762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5017597675323">
                <text:p>21.5017597675323</text:p>
              </table:table-cell>
              <table:table-cell office:value-type="float" office:value="304787.325939532">
                <text:p>304787.3259395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7488577365875">
                <text:p>21.7488577365875</text:p>
              </table:table-cell>
              <table:table-cell office:value-type="float" office:value="265611.248246823">
                <text:p>265611.2482468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91344165802">
                <text:p>21.91344165802</text:p>
              </table:table-cell>
              <table:table-cell office:value-type="float" office:value="398775.283932697">
                <text:p>398775.2839326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1143763065338">
                <text:p>22.1143763065338</text:p>
              </table:table-cell>
              <table:table-cell office:value-type="float" office:value="326633.562132986">
                <text:p>326633.5621329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3058369159698">
                <text:p>22.3058369159698</text:p>
              </table:table-cell>
              <table:table-cell office:value-type="float" office:value="342796.360010161">
                <text:p>342796.360010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5413370132446">
                <text:p>22.5413370132446</text:p>
              </table:table-cell>
              <table:table-cell office:value-type="float" office:value="278692.029258149">
                <text:p>278692.029258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970543861389">
                <text:p>22.6970543861389</text:p>
              </table:table-cell>
              <table:table-cell office:value-type="float" office:value="421481.551994562">
                <text:p>421481.551994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8208327293396">
                <text:p>22.8208327293396</text:p>
              </table:table-cell>
              <table:table-cell office:value-type="float" office:value="530238.152352628">
                <text:p>530238.1523526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9433794021606">
                <text:p>22.9433794021606</text:p>
              </table:table-cell>
              <table:table-cell office:value-type="float" office:value="535567.375997572">
                <text:p>535567.3759975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0219349861145">
                <text:p>23.0219349861145</text:p>
              </table:table-cell>
              <table:table-cell office:value-type="float" office:value="835484.846482096">
                <text:p>835484.8464820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1306045055389">
                <text:p>23.1306045055389</text:p>
              </table:table-cell>
              <table:table-cell office:value-type="float" office:value="603959.604750402">
                <text:p>603959.6047504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3155827522278">
                <text:p>23.3155827522278</text:p>
              </table:table-cell>
              <table:table-cell office:value-type="float" office:value="354809.287982935">
                <text:p>354809.287982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442012310028">
                <text:p>23.4442012310028</text:p>
              </table:table-cell>
              <table:table-cell office:value-type="float" office:value="510284.374571103">
                <text:p>510284.3745711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451683044434">
                <text:p>23.6451683044434</text:p>
              </table:table-cell>
              <table:table-cell office:value-type="float" office:value="326580.861612709">
                <text:p>326580.8616127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30010175705">
                <text:p>23.830010175705</text:p>
              </table:table-cell>
              <table:table-cell office:value-type="float" office:value="355071.064537724">
                <text:p>355071.0645377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9597656726837">
                <text:p>23.9597656726837</text:p>
              </table:table-cell>
              <table:table-cell office:value-type="float" office:value="505812.867494497">
                <text:p>505812.867494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1114482879639">
                <text:p>24.1114482879639</text:p>
              </table:table-cell>
              <table:table-cell office:value-type="float" office:value="432692.961410116">
                <text:p>432692.961410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2482149600983">
                <text:p>24.2482149600983</text:p>
              </table:table-cell>
              <table:table-cell office:value-type="float" office:value="479882.993244904">
                <text:p>479882.9932449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3583903312683">
                <text:p>24.3583903312683</text:p>
              </table:table-cell>
              <table:table-cell office:value-type="float" office:value="595704.823165097">
                <text:p>595704.823165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4492745399475">
                <text:p>24.4492745399475</text:p>
              </table:table-cell>
              <table:table-cell office:value-type="float" office:value="722149.655631224">
                <text:p>722149.6556312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5594809055328">
                <text:p>24.5594809055328</text:p>
              </table:table-cell>
              <table:table-cell office:value-type="float" office:value="595537.287264813">
                <text:p>595537.2872648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6908006668091">
                <text:p>24.6908006668091</text:p>
              </table:table-cell>
              <table:table-cell office:value-type="float" office:value="499787.6889369">
                <text:p>499787.68893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.823662519455">
                <text:p>24.823662519455</text:p>
              </table:table-cell>
              <table:table-cell office:value-type="float" office:value="493986.789232373">
                <text:p>493986.7892323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9568088054657">
                <text:p>24.9568088054657</text:p>
              </table:table-cell>
              <table:table-cell office:value-type="float" office:value="492931.511395705">
                <text:p>492931.5113957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0926268100739">
                <text:p>25.0926268100739</text:p>
              </table:table-cell>
              <table:table-cell office:value-type="float" office:value="483234.900920195">
                <text:p>483234.9009201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1558842658997">
                <text:p>25.1558842658997</text:p>
              </table:table-cell>
              <table:table-cell office:value-type="float" office:value="1037537.77547951">
                <text:p>1037537.775479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.2935283184051">
                <text:p>25.2935283184051</text:p>
              </table:table-cell>
              <table:table-cell office:value-type="float" office:value="476824.089419924">
                <text:p>476824.0894199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4235849380493">
                <text:p>25.4235849380493</text:p>
              </table:table-cell>
              <table:table-cell office:value-type="float" office:value="504641.748951873">
                <text:p>504641.7489518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.494580745697">
                <text:p>25.494580745697</text:p>
              </table:table-cell>
              <table:table-cell office:value-type="float" office:value="924448.952333618">
                <text:p>924448.9523336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6551988124847">
                <text:p>25.6551988124847</text:p>
              </table:table-cell>
              <table:table-cell office:value-type="float" office:value="408621.528776973">
                <text:p>408621.5287769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8222653865814">
                <text:p>25.8222653865814</text:p>
              </table:table-cell>
              <table:table-cell office:value-type="float" office:value="392849.379685127">
                <text:p>392849.379685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.8966178894043">
                <text:p>25.8966178894043</text:p>
              </table:table-cell>
              <table:table-cell office:value-type="float" office:value="882714.064869476">
                <text:p>882714.06486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0571525096893">
                <text:p>26.0571525096893</text:p>
              </table:table-cell>
              <table:table-cell office:value-type="float" office:value="408833.931792833">
                <text:p>408833.931792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.1561861038208">
                <text:p>26.1561861038208</text:p>
              </table:table-cell>
              <table:table-cell office:value-type="float" office:value="662724.609518582">
                <text:p>662724.609518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2582583427429">
                <text:p>26.2582583427429</text:p>
              </table:table-cell>
              <table:table-cell office:value-type="float" office:value="642995.595012637">
                <text:p>642995.5950126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429324626923">
                <text:p>26.3429324626923</text:p>
              </table:table-cell>
              <table:table-cell office:value-type="float" office:value="775112.868480553">
                <text:p>775112.8684805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.4997799396515">
                <text:p>26.4997799396515</text:p>
              </table:table-cell>
              <table:table-cell office:value-type="float" office:value="418444.729060325">
                <text:p>418444.7290603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5861496925354">
                <text:p>26.5861496925354</text:p>
              </table:table-cell>
              <table:table-cell office:value-type="float" office:value="759895.655695755">
                <text:p>759895.6556957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7008018493652">
                <text:p>26.7008018493652</text:p>
              </table:table-cell>
              <table:table-cell office:value-type="float" office:value="572444.529738857">
                <text:p>572444.5297388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7766377925873">
                <text:p>26.7766377925873</text:p>
              </table:table-cell>
              <table:table-cell office:value-type="float" office:value="865447.137748798">
                <text:p>865447.1377487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.8609101772308">
                <text:p>26.8609101772308</text:p>
              </table:table-cell>
              <table:table-cell office:value-type="float" office:value="778807.912907679">
                <text:p>778807.9129076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9456298351288">
                <text:p>26.9456298351288</text:p>
              </table:table-cell>
              <table:table-cell office:value-type="float" office:value="774696.23495244">
                <text:p>774696.234952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.0617389678955">
                <text:p>27.0617389678955</text:p>
              </table:table-cell>
              <table:table-cell office:value-type="float" office:value="565261.305773958">
                <text:p>565261.3057739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1460213661194">
                <text:p>27.1460213661194</text:p>
              </table:table-cell>
              <table:table-cell office:value-type="float" office:value="778715.382844987">
                <text:p>778715.3828449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.2627558708191">
                <text:p>27.2627558708191</text:p>
              </table:table-cell>
              <table:table-cell office:value-type="float" office:value="562233.078975532">
                <text:p>562233.078975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3469378948212">
                <text:p>27.3469378948212</text:p>
              </table:table-cell>
              <table:table-cell office:value-type="float" office:value="779643.882147358">
                <text:p>779643.8821473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.4638695716858">
                <text:p>27.4638695716858</text:p>
              </table:table-cell>
              <table:table-cell office:value-type="float" office:value="561285.032078899">
                <text:p>561285.0320788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5479409694672">
                <text:p>27.5479409694672</text:p>
              </table:table-cell>
              <table:table-cell office:value-type="float" office:value="780669.784635629">
                <text:p>780669.7846356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.6650924682617">
                <text:p>27.6650924682617</text:p>
              </table:table-cell>
              <table:table-cell office:value-type="float" office:value="560231.842318095">
                <text:p>560231.842318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.7056591510773">
                <text:p>27.7056591510773</text:p>
              </table:table-cell>
              <table:table-cell office:value-type="float" office:value="1617879.38881804">
                <text:p>1617879.388818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7279574871063">
                <text:p>30.7279574871063</text:p>
              </table:table-cell>
              <table:table-cell office:value-type="float" office:value="21715.9236788757">
                <text:p>21715.92367887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.7555387020111">
                <text:p>30.7555387020111</text:p>
              </table:table-cell>
              <table:table-cell office:value-type="float" office:value="2379590.61000657">
                <text:p>2379590.610006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.7830395698547">
                <text:p>30.7830395698547</text:p>
              </table:table-cell>
              <table:table-cell office:value-type="float" office:value="2386542.86741744">
                <text:p>2386542.867417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.8105638027191">
                <text:p>30.8105638027191</text:p>
              </table:table-cell>
              <table:table-cell office:value-type="float" office:value="2384516.95723505">
                <text:p>2384516.957235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.8381006717682">
                <text:p>30.8381006717682</text:p>
              </table:table-cell>
              <table:table-cell office:value-type="float" office:value="2383422.74435921">
                <text:p>2383422.74435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.8656339645386">
                <text:p>30.8656339645386</text:p>
              </table:table-cell>
              <table:table-cell office:value-type="float" office:value="2383732.32534659">
                <text:p>2383732.325346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.8931739330292">
                <text:p>30.8931739330292</text:p>
              </table:table-cell>
              <table:table-cell office:value-type="float" office:value="2383154.5058739">
                <text:p>2383154.50587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.9207088947296">
                <text:p>30.9207088947296</text:p>
              </table:table-cell>
              <table:table-cell office:value-type="float" office:value="2383587.84421162">
                <text:p>2383587.844211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.9482312202454">
                <text:p>30.9482312202454</text:p>
              </table:table-cell>
              <table:table-cell office:value-type="float" office:value="2384682.20871991">
                <text:p>2384682.20871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.9757950305939">
                <text:p>30.9757950305939</text:p>
              </table:table-cell>
              <table:table-cell office:value-type="float" office:value="2381093.14968299">
                <text:p>2381093.14968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.0033349990845">
                <text:p>31.0033349990845</text:p>
              </table:table-cell>
              <table:table-cell office:value-type="float" office:value="2383154.5058739">
                <text:p>2383154.50587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.0308711528778">
                <text:p>31.0308711528778</text:p>
              </table:table-cell>
              <table:table-cell office:value-type="float" office:value="2383484.65412355">
                <text:p>2383484.654123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.0584049224853">
                <text:p>31.0584049224853</text:p>
              </table:table-cell>
              <table:table-cell office:value-type="float" office:value="2383691.04323505">
                <text:p>2383691.04323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.0859386920929">
                <text:p>31.0859386920929</text:p>
              </table:table-cell>
              <table:table-cell office:value-type="float" office:value="2383691.04323505">
                <text:p>2383691.043235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.1134974956512">
                <text:p>31.1134974956512</text:p>
              </table:table-cell>
              <table:table-cell office:value-type="float" office:value="2381525.73862791">
                <text:p>2381525.738627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1410565376282">
                <text:p>31.1410565376282</text:p>
              </table:table-cell>
              <table:table-cell office:value-type="float" office:value="2381505.13559014">
                <text:p>2381505.13559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.1686220169067">
                <text:p>31.1686220169067</text:p>
              </table:table-cell>
              <table:table-cell office:value-type="float" office:value="2380948.98828902">
                <text:p>2380948.988289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.1961688995361">
                <text:p>31.1961688995361</text:p>
              </table:table-cell>
              <table:table-cell office:value-type="float" office:value="2382556.34523109">
                <text:p>2382556.34523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.223762512207">
                <text:p>31.223762512207</text:p>
              </table:table-cell>
              <table:table-cell office:value-type="float" office:value="2378521.46374507">
                <text:p>2378521.463745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2513103485107">
                <text:p>31.2513103485107</text:p>
              </table:table-cell>
              <table:table-cell office:value-type="float" office:value="2382473.8638787">
                <text:p>2382473.86387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2788789272308">
                <text:p>31.2788789272308</text:p>
              </table:table-cell>
              <table:table-cell office:value-type="float" office:value="2380681.3062933">
                <text:p>2380681.30629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3064177036285">
                <text:p>31.3064177036285</text:p>
              </table:table-cell>
              <table:table-cell office:value-type="float" office:value="2383257.66737659">
                <text:p>2383257.667376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3339555263519">
                <text:p>31.3339555263519</text:p>
              </table:table-cell>
              <table:table-cell office:value-type="float" office:value="2383340.20300947">
                <text:p>2383340.203009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3615505695343">
                <text:p>31.3615505695343</text:p>
              </table:table-cell>
              <table:table-cell office:value-type="float" office:value="2378398.16253391">
                <text:p>2378398.162533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.389066696167">
                <text:p>31.389066696167</text:p>
              </table:table-cell>
              <table:table-cell office:value-type="float" office:value="2385219.43426536">
                <text:p>2385219.434265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4166429042816">
                <text:p>31.4166429042816</text:p>
              </table:table-cell>
              <table:table-cell office:value-type="float" office:value="2380022.65312157">
                <text:p>2380022.65312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4441821575165">
                <text:p>31.4441821575165</text:p>
              </table:table-cell>
              <table:table-cell office:value-type="float" office:value="2383216.40170378">
                <text:p>2383216.401703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.4716901779175">
                <text:p>31.4716901779175</text:p>
              </table:table-cell>
              <table:table-cell office:value-type="float" office:value="2385922.32531614">
                <text:p>2385922.325316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4992241859436">
                <text:p>31.4992241859436</text:p>
              </table:table-cell>
              <table:table-cell office:value-type="float" office:value="2383670.40271548">
                <text:p>2383670.402715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5267596244812">
                <text:p>31.5267596244812</text:p>
              </table:table-cell>
              <table:table-cell office:value-type="float" office:value="2383546.56710421">
                <text:p>2383546.56710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.5543074607849">
                <text:p>31.5543074607849</text:p>
              </table:table-cell>
              <table:table-cell office:value-type="float" office:value="2382473.8638787">
                <text:p>2382473.86387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5818438529968">
                <text:p>31.5818438529968</text:p>
              </table:table-cell>
              <table:table-cell office:value-type="float" office:value="2383464.01717808">
                <text:p>2383464.017178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6093790531158">
                <text:p>31.6093790531158</text:p>
              </table:table-cell>
              <table:table-cell office:value-type="float" office:value="2383567.20547921">
                <text:p>2383567.205479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636928319931">
                <text:p>31.636928319931</text:p>
              </table:table-cell>
              <table:table-cell office:value-type="float" office:value="2382350.15255733">
                <text:p>2382350.15255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.6643879413605">
                <text:p>31.6643879413605</text:p>
              </table:table-cell>
              <table:table-cell office:value-type="float" office:value="2390127.63408408">
                <text:p>2390127.634084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6918771266937">
                <text:p>31.6918771266937</text:p>
              </table:table-cell>
              <table:table-cell office:value-type="float" office:value="2387557.1139829">
                <text:p>2387557.11398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.7192995548248">
                <text:p>31.7192995548248</text:p>
              </table:table-cell>
              <table:table-cell office:value-type="float" office:value="2393369.38677424">
                <text:p>2393369.386774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.7459282875061">
                <text:p>31.7459282875061</text:p>
              </table:table-cell>
              <table:table-cell office:value-type="float" office:value="2464706.10470145">
                <text:p>2464706.104701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7725369930267">
                <text:p>31.7725369930267</text:p>
              </table:table-cell>
              <table:table-cell office:value-type="float" office:value="2466561.17672147">
                <text:p>2466561.176721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7991604804993">
                <text:p>31.7991604804993</text:p>
              </table:table-cell>
              <table:table-cell office:value-type="float" office:value="2465191.68714123">
                <text:p>2465191.68714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825786113739">
                <text:p>31.825786113739</text:p>
              </table:table-cell>
              <table:table-cell office:value-type="float" office:value="2464993.01665532">
                <text:p>2464993.016655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8524143695831">
                <text:p>31.8524143695831</text:p>
              </table:table-cell>
              <table:table-cell office:value-type="float" office:value="2464750.24065469">
                <text:p>2464750.240654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9196410179138">
                <text:p>31.9196410179138</text:p>
              </table:table-cell>
              <table:table-cell office:value-type="float" office:value="976279.520543038">
                <text:p>976279.5205430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0031003952026">
                <text:p>32.0031003952026</text:p>
              </table:table-cell>
              <table:table-cell office:value-type="float" office:value="786394.556634119">
                <text:p>786394.5566341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0865585803986">
                <text:p>32.0865585803986</text:p>
              </table:table-cell>
              <table:table-cell office:value-type="float" office:value="786405.789269502">
                <text:p>786405.7892695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702265739441">
                <text:p>32.1702265739441</text:p>
              </table:table-cell>
              <table:table-cell office:value-type="float" office:value="784433.774717963">
                <text:p>784433.774717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2537775039673">
                <text:p>32.2537775039673</text:p>
              </table:table-cell>
              <table:table-cell office:value-type="float" office:value="785532.847830429">
                <text:p>785532.8478304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3232836723328">
                <text:p>32.3232836723328</text:p>
              </table:table-cell>
              <table:table-cell office:value-type="float" office:value="944261.517264089">
                <text:p>944261.5172640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4068558216095">
                <text:p>32.4068558216095</text:p>
              </table:table-cell>
              <table:table-cell office:value-type="float" office:value="785333.398363036">
                <text:p>785333.3983630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4904673099518">
                <text:p>32.4904673099518</text:p>
              </table:table-cell>
              <table:table-cell office:value-type="float" office:value="784963.900311384">
                <text:p>784963.9003113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5460753440857">
                <text:p>32.5460753440857</text:p>
              </table:table-cell>
              <table:table-cell office:value-type="float" office:value="1180261.10834902">
                <text:p>1180261.108349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0416603088379">
                <text:p>41.0416603088379</text:p>
              </table:table-cell>
              <table:table-cell office:value-type="float" office:value="7725.42447310035">
                <text:p>7725.42447310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